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geometry">
            <text:p>geometry</text:p>
          </table:table-cell>
          <table:table-cell table:style-name="pd1" office:value-type="string" office:string-value="amenity">
            <text:p>amenity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access">
            <text:p>access</text:p>
          </table:table-cell>
          <table:table-cell table:style-name="pd1" office:value-type="string" office:string-value="bicycle_parking">
            <text:p>bicycle_parking</text:p>
          </table:table-cell>
          <table:table-cell table:style-name="pd1" office:value-type="string" office:string-value="capacity">
            <text:p>capacity</text:p>
          </table:table-cell>
          <table:table-cell table:style-name="pd1" office:value-type="string" office:string-value="covered">
            <text:p>covered</text:p>
          </table:table-cell>
          <table:table-cell table:style-name="pd1" office:value-type="string" office:string-value="brand">
            <text:p>brand</text:p>
          </table:table-cell>
          <table:table-cell table:style-name="pd1" office:value-type="string" office:string-value="brand:wikidata">
            <text:p>brand:wikidata</text:p>
          </table:table-cell>
          <table:table-cell table:style-name="pd1" office:value-type="string" office:string-value="cuisine">
            <text:p>cuisine</text:p>
          </table:table-cell>
          <table:table-cell table:style-name="pd1" office:value-type="string" office:string-value="takeaway">
            <text:p>takeaway</text:p>
          </table:table-cell>
          <table:table-cell table:style-name="pd1" office:value-type="string" office:string-value="brand:wikipedia">
            <text:p>brand:wikipedia</text:p>
          </table:table-cell>
          <table:table-cell table:style-name="pd1" office:value-type="string" office:string-value="dispensing">
            <text:p>dispensing</text:p>
          </table:table-cell>
          <table:table-cell table:style-name="pd1" office:value-type="string" office:string-value="healthcare">
            <text:p>healthcare</text:p>
          </table:table-cell>
          <table:table-cell table:style-name="pd1" office:value-type="string" office:string-value="leisure">
            <text:p>leisure</text:p>
          </table:table-cell>
          <table:table-cell table:style-name="pd1" office:value-type="string" office:string-value="sport">
            <text:p>sport</text:p>
          </table:table-cell>
          <table:table-cell table:style-name="pd1" office:value-type="string" office:string-value="surface">
            <text:p>surface</text:p>
          </table:table-cell>
          <table:table-cell table:style-name="pd1" office:value-type="string" office:string-value="addr:city">
            <text:p>addr:city</text:p>
          </table:table-cell>
          <table:table-cell table:style-name="pd1" office:value-type="string" office:string-value="addr:housename">
            <text:p>addr:housename</text:p>
          </table:table-cell>
          <table:table-cell table:style-name="pd1" office:value-type="string" office:string-value="building">
            <text:p>building</text:p>
          </table:table-cell>
          <table:table-cell table:style-name="pd1" office:value-type="string" office:string-value="building:levels">
            <text:p>building:levels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height">
            <text:p>height</text:p>
          </table:table-cell>
          <table:table-cell table:style-name="pd1" office:value-type="string" office:string-value="internet_access">
            <text:p>internet_access</text:p>
          </table:table-cell>
          <table:table-cell table:style-name="pd1" office:value-type="string" office:string-value="internet_access:fee">
            <text:p>internet_access:fee</text:p>
          </table:table-cell>
          <table:table-cell table:style-name="pd1" office:value-type="string" office:string-value="opening_hours">
            <text:p>opening_hours</text:p>
          </table:table-cell>
          <table:table-cell table:style-name="pd1" office:value-type="string" office:string-value="operator">
            <text:p>operator</text:p>
          </table:table-cell>
          <table:table-cell table:style-name="pd1" office:value-type="string" office:string-value="operator:type">
            <text:p>operator:type</text:p>
          </table:table-cell>
          <table:table-cell table:style-name="pd1" office:value-type="string" office:string-value="phone">
            <text:p>phone</text:p>
          </table:table-cell>
          <table:table-cell table:style-name="pd1" office:value-type="string" office:string-value="pmfsefin:idedif">
            <text:p>pmfsefin:idedif</text:p>
          </table:table-cell>
          <table:table-cell table:style-name="pd1" office:value-type="string" office:string-value="website">
            <text:p>website</text:p>
          </table:table-cell>
          <table:table-cell table:style-name="pd1" office:value-type="string" office:string-value="internet_access:ssid">
            <text:p>internet_access:ssid</text:p>
          </table:table-cell>
          <table:table-cell table:style-name="pd1" office:value-type="string" office:string-value="outdoor_seating">
            <text:p>outdoor_seating</text:p>
          </table:table-cell>
          <table:table-cell table:style-name="pd1" office:value-type="string" office:string-value="smoking">
            <text:p>smoking</text:p>
          </table:table-cell>
          <table:table-cell table:style-name="pd1" office:value-type="string" office:string-value="wheelchair">
            <text:p>wheelchair</text:p>
          </table:table-cell>
          <table:table-cell table:style-name="pd1" office:value-type="string" office:string-value="shop">
            <text:p>shop</text:p>
          </table:table-cell>
          <table:table-cell table:style-name="pd1" office:value-type="string" office:string-value="layer">
            <text:p>layer</text:p>
          </table:table-cell>
          <table:table-cell table:style-name="pd1" office:value-type="string" office:string-value="lit">
            <text:p>lit</text:p>
          </table:table-cell>
          <table:table-cell table:style-name="pd1" office:value-type="string" office:string-value="highway">
            <text:p>highway</text:p>
          </table:table-cell>
          <table:table-cell table:style-name="pd1" office:value-type="string" office:string-value="oneway">
            <text:p>oneway</text:p>
          </table:table-cell>
          <table:table-cell table:style-name="pd1" office:value-type="string" office:string-value="landuse">
            <text:p>landuse</text:p>
          </table:table-cell>
          <table:table-cell table:style-name="pd1" office:value-type="string" office:string-value="religion">
            <text:p>religion</text:p>
          </table:table-cell>
          <table:table-cell table:style-name="pd1" office:value-type="string" office:string-value="service">
            <text:p>service</text:p>
          </table:table-cell>
          <table:table-cell table:style-name="pd1" office:value-type="string" office:string-value="junction">
            <text:p>junction</text:p>
          </table:table-cell>
          <table:table-cell table:style-name="pd1" office:value-type="string" office:string-value="natural">
            <text:p>natural</text:p>
          </table:table-cell>
          <table:table-cell table:style-name="pd1" office:value-type="string" office:string-value="ramp:wheelchair">
            <text:p>ramp:wheelchair</text:p>
          </table:table-cell>
          <table:table-cell table:style-name="pd1" office:value-type="string" office:string-value="bridge">
            <text:p>bridge</text:p>
          </table:table-cell>
          <table:table-cell table:style-name="pd1" office:value-type="string" office:string-value="athletics">
            <text:p>athletics</text:p>
          </table:table-cell>
          <table:table-cell table:style-name="pd1" office:value-type="string" office:string-value="type">
            <text:p>type</text:p>
          </table:table-cell>
          <table:table-cell table:style-name="pd1" office:value-type="string" office:string-value="addr:housenumber">
            <text:p>addr:housenumber</text:p>
          </table:table-cell>
          <table:table-cell table:style-name="pd1" office:value-type="string" office:string-value="addr:street">
            <text:p>addr:street</text:p>
          </table:table-cell>
          <table:table-cell table:style-name="pd1" office:value-type="string" office:string-value="addr:suburb">
            <text:p>addr:suburb</text:p>
          </table:table-cell>
          <table:table-cell table:style-name="pd1" office:value-type="string" office:string-value="short_name">
            <text:p>short_name</text:p>
          </table:table-cell>
        </table:table-row>
        <table:table-row>
          <table:table-cell office:value-type="string" office:string-value="POINT (-38.4802167 -3.7675302)">
            <text:p>POINT (-38.4802167 -3.7675302)</text:p>
          </table:table-cell>
          <table:table-cell office:value-type="string" office:string-value="theatre">
            <text:p>theatre</text:p>
          </table:table-cell>
          <table:table-cell office:value-type="string" office:string-value="Teatro Celina Queiroz">
            <text:p>Teatro Celina Queiro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INT (-38.4811028 -3.7686729)">
            <text:p>POINT (-38.4811028 -3.7686729)</text:p>
          </table:table-cell>
          <table:table-cell office:value-type="string" office:string-value="bicycle_parking">
            <text:p>bicycle_parking</text:p>
          </table:table-cell>
          <table:table-cell office:value-type="string" office:string-value="">
            <text:p/>
          </table:table-cell>
          <table:table-cell office:value-type="string" office:string-value="permissive">
            <text:p>permissive</text:p>
          </table:table-cell>
          <table:table-cell office:value-type="string" office:string-value="stands">
            <text:p>stands</text:p>
          </table:table-cell>
          <table:table-cell office:value-type="string" office:string-value="12">
            <text:p>12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INT (-38.4815204 -3.7695115)">
            <text:p>POINT (-38.4815204 -3.7695115)</text:p>
          </table:table-cell>
          <table:table-cell office:value-type="string" office:string-value="bicycle_parking">
            <text:p>bicycle_parking</text:p>
          </table:table-cell>
          <table:table-cell office:value-type="string" office:string-value="">
            <text:p/>
          </table:table-cell>
          <table:table-cell office:value-type="string" office:string-value="permissive">
            <text:p>permissive</text:p>
          </table:table-cell>
          <table:table-cell office:value-type="string" office:string-value="stands">
            <text:p>stands</text:p>
          </table:table-cell>
          <table:table-cell office:value-type="string" office:string-value="12">
            <text:p>12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INT (-38.4796335 -3.7690923)">
            <text:p>POINT (-38.4796335 -3.7690923)</text:p>
          </table:table-cell>
          <table:table-cell office:value-type="string" office:string-value="fast_food">
            <text:p>fast_food</text:p>
          </table:table-cell>
          <table:table-cell office:value-type="string" office:string-value="Bob's">
            <text:p>Bob'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ob's">
            <text:p>Bob's</text:p>
          </table:table-cell>
          <table:table-cell office:value-type="string" office:string-value="Q1392113">
            <text:p>Q1392113</text:p>
          </table:table-cell>
          <table:table-cell office:value-type="string" office:string-value="burger">
            <text:p>burger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INT (-38.4791076 -3.7689367)">
            <text:p>POINT (-38.4791076 -3.7689367)</text:p>
          </table:table-cell>
          <table:table-cell office:value-type="string" office:string-value="bank">
            <text:p>bank</text:p>
          </table:table-cell>
          <table:table-cell office:value-type="string" office:string-value="Bradesco">
            <text:p>Brades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radesco">
            <text:p>Bradesco</text:p>
          </table:table-cell>
          <table:table-cell office:value-type="string" office:string-value="Q806181">
            <text:p>Q8061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en:Banco Bradesco">
            <text:p>en:Banco Brades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INT (-38.4796251 -3.7692892)">
            <text:p>POINT (-38.4796251 -3.7692892)</text:p>
          </table:table-cell>
          <table:table-cell office:value-type="string" office:string-value="pharmacy">
            <text:p>pharmacy</text:p>
          </table:table-cell>
          <table:table-cell office:value-type="string" office:string-value="Farmácia Santa Cecília">
            <text:p>Farmácia Santa Cecí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pharmacy">
            <text:p>pharmac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LTIPOLYGON (((-38.4803311 -3.771458, -38.479919 -3.771427, -38.4798733 -3.7714583, -38.4797931 -3.7725202, -38.4798265 -3.7725685, -38.4802802 -3.7726051, -38.4807186 -3.7726357, -38.480796 -3.7714961, -38.4803311 -3.771458)), ((-38.4778403 -3.7723885, -38.4783306 -3.772433, -38.4784384 -3.7712489, -38.4779482 -3.7712044, -38.4778654 -3.7721127, -38.4778403 -3.7723885)), ((-38.4808031 -3.7680316, -38.4807907 -3.7679958, -38.4809245 -3.7664184, -38.4804082 -3.7663796, -38.4781704 -3.7661734, -38.4780618 -3.7661618, -38.4780058 -3.7661595, -38.4770131 -3.7660677, -38.4769481 -3.7669122, -38.4764557 -3.7668721, -38.476413 -3.7668547, -38.4763809 -3.7668226, -38.4763507 -3.7667961, -38.4763163 -3.7667782, -38.4758706 -3.7666319, -38.4756573 -3.7666011, -38.4753992 -3.7665991, -38.4751558 -3.7666459, -38.4749942 -3.7666968, -38.4746602 -3.7669765, -38.4745476 -3.7670741, -38.474388 -3.7671317, -38.4742136 -3.7671478, -38.474109 -3.7671196, -38.4739977 -3.7670541, -38.4738743 -3.7670273, -38.4737869 -3.7670565, -38.4737543 -3.7680972, -38.4734492 -3.7681922, -38.4732071 -3.7682792, -38.473134 -3.7683588, -38.4732353 -3.76851, -38.4735499 -3.7689408, -38.4735746 -3.7689706, -38.4735933 -3.7689998, -38.4736307 -3.7690475, -38.4736591 -3.7690894, -38.4736783 -3.7691156, -38.4739063 -3.7694103, -38.4741593 -3.7698141, -38.4745891 -3.7707341, -38.475831 -3.7708399, -38.4764506 -3.770888, -38.4788284 -3.7711209, -38.4799643 -3.7712038, -38.4807508 -3.7712694, -38.4816932 -3.77132, -38.4817436 -3.7712503, -38.4817667 -3.7709074, -38.4817681 -3.7706191, -38.481762 -3.7705602, -38.481762 -3.7705073, -38.4817734 -3.7704625, -38.481811 -3.7703969, -38.4818311 -3.7703166, -38.4818821 -3.7698148, -38.4818948 -3.7697091, -38.4819431 -3.7692809, -38.4820462 -3.7681781, -38.4813298 -3.7681048, -38.4808839 -3.7680704, -38.4808454 -3.7680617, -38.4808226 -3.7680507, -38.4808031 -3.7680316)))">
            <text:p>MULTIPOLYGON (((-38.4803311 -3.771458, -38.479919 -3.771427, -38.4798733 -3.7714583, -38.4797931 -3.7725202, -38.4798265 -3.7725685, -38.4802802 -3.7726051, -38.4807186 -3.7726357, -38.480796 -3.7714961, -38.4803311 -3.771458)), ((-38.4778403 -3.7723885, -38.4783306 -3.772433, -38.4784384 -3.7712489, -38.4779482 -3.7712044, -38.4778654 -3.7721127, -38.4778403 -3.7723885)), ((-38.4808031 -3.7680316, -38.4807907 -3.7679958, -38.4809245 -3.7664184, -38.4804082 -3.7663796, -38.4781704 -3.7661734, -38.4780618 -3.7661618, -38.4780058 -3.7661595, -38.4770131 -3.7660677, -38.4769481 -3.7669122, -38.4764557 -3.7668721, -38.476413 -3.7668547, -38.4763809 -3.7668226, -38.4763507 -3.7667961, -38.4763163 -3.7667782, -38.4758706 -3.7666319, -38.4756573 -3.7666011, -38.4753992 -3.7665991, -38.4751558 -3.7666459, -38.4749942 -3.7666968, -38.4746602 -3.7669765, -38.4745476 -3.7670741, -38.474388 -3.7671317, -38.4742136 -3.7671478, -38.474109 -3.7671196, -38.4739977 -3.7670541, -38.4738743 -3.7670273, -38.4737869 -3.7670565, -38.4737543 -3.7680972, -38.4734492 -3.7681922, -38.4732071 -3.7682792, -38.473134 -3.7683588, -38.4732353 -3.76851, -38.4735499 -3.7689408, -38.4735746 -3.7689706, -38.4735933 -3.7689998, -38.4736307 -3.7690475, -38.4736591 -3.7690894, -38.4736783 -3.7691156, -38.4739063 -3.7694103, -38.4741593 -3.7698141, -38.4745891 -3.7707341, -38.475831 -3.7708399, -38.4764506 -3.770888, -38.4788284 -3.7711209, -38.4799643 -3.7712038, -38.4807508 -3.7712694, -38.4816932 -3.77132, -38.4817436 -3.7712503, -38.4817667 -3.7709074, -38.4817681 -3.7706191, -38.481762 -3.7705602, -38.481762 -3.7705073, -38.4817734 -3.7704625, -38.481811 -3.7703969, -38.4818311 -3.7703166, -38.4818821 -3.7698148, -38.4818948 -3.7697091, -38.4819431 -3.7692809, -38.4820462 -3.7681781, -38.4813298 -3.7681048, -38.4808839 -3.7680704, -38.4808454 -3.7680617, -38.4808226 -3.7680507, -38.4808031 -3.7680316)))</text:p>
          </table:table-cell>
          <table:table-cell office:value-type="string" office:string-value="university">
            <text:p>university</text:p>
          </table:table-cell>
          <table:table-cell office:value-type="string" office:string-value="Universidade de Fortaleza">
            <text:p>Universidade de Fortaleza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EQUE - Fundação Edson Queiroz">
            <text:p>FEQUE - Fundação Edson Queiro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multipolygon">
            <text:p>multipolygon</text:p>
          </table:table-cell>
          <table:table-cell office:value-type="string" office:string-value="1321">
            <text:p>1321</text:p>
          </table:table-cell>
          <table:table-cell office:value-type="string" office:string-value="Avenida Washington Soares">
            <text:p>Avenida Washington Soares</text:p>
          </table:table-cell>
          <table:table-cell office:value-type="string" office:string-value="Edson Queiroz">
            <text:p>Edson Queiroz</text:p>
          </table:table-cell>
          <table:table-cell office:value-type="string" office:string-value="UNIFOR">
            <text:p>UNIFOR</text:p>
          </table:table-cell>
        </table:table-row>
        <table:table-row>
          <table:table-cell office:value-type="string" office:string-value="POLYGON ((-38.4778912 -3.7706857, -38.4778956 -3.7706478, -38.4779 -3.7706483, -38.477902 -3.7706317, -38.4778047 -3.7706201, -38.47783 -3.7704057, -38.4772606 -3.7703377, -38.477229 -3.7706052, -38.4772058 -3.7708015, -38.4776321 -3.7708524, -38.4776253 -3.7709097, -38.4777167 -3.7709206, -38.4777639 -3.7709262, -38.4777647 -3.7709191, -38.4778673 -3.7709313, -38.4778876 -3.7707584, -38.4778961 -3.7706863, -38.4778912 -3.7706857), (-38.4777297 -3.7708099, -38.4777415 -3.7707101, -38.4777724 -3.7707138, -38.4777685 -3.7707463, -38.4777635 -3.7707457, -38.4777556 -3.770813, -38.4777297 -3.7708099), (-38.477535 -3.7706742, -38.4776798 -3.7706909, -38.4776759 -3.7707246, -38.4775312 -3.7707079, -38.477535 -3.7706742), (-38.4777828 -3.7706251, -38.4777775 -3.7706699, -38.4777468 -3.7706663, -38.4777521 -3.7706214, -38.4777828 -3.7706251), (-38.4777661 -3.7704982, -38.4777939 -3.7705013, -38.4777889 -3.7705464, -38.477761 -3.7705432, -38.4777661 -3.7704982), (-38.4777029 -3.7704947, -38.4776989 -3.7705297, -38.4773584 -3.7704904, -38.4773624 -3.7704555, -38.4777029 -3.7704947))">
            <text:p>POLYGON ((-38.4778912 -3.7706857, -38.4778956 -3.7706478, -38.4779 -3.7706483, -38.477902 -3.7706317, -38.4778047 -3.7706201, -38.47783 -3.7704057, -38.4772606 -3.7703377, -38.477229 -3.7706052, -38.4772058 -3.7708015, -38.4776321 -3.7708524, -38.4776253 -3.7709097, -38.4777167 -3.7709206, -38.4777639 -3.7709262, -38.4777647 -3.7709191, -38.4778673 -3.7709313, -38.4778876 -3.7707584, -38.4778961 -3.7706863, -38.4778912 -3.7706857), (-38.4777297 -3.7708099, -38.4777415 -3.7707101, -38.4777724 -3.7707138, -38.4777685 -3.7707463, -38.4777635 -3.7707457, -38.4777556 -3.770813, -38.4777297 -3.7708099), (-38.477535 -3.7706742, -38.4776798 -3.7706909, -38.4776759 -3.7707246, -38.4775312 -3.7707079, -38.477535 -3.7706742), (-38.4777828 -3.7706251, -38.4777775 -3.7706699, -38.4777468 -3.7706663, -38.4777521 -3.7706214, -38.4777828 -3.7706251), (-38.4777661 -3.7704982, -38.4777939 -3.7705013, -38.4777889 -3.7705464, -38.477761 -3.7705432, -38.4777661 -3.7704982), (-38.4777029 -3.7704947, -38.4776989 -3.7705297, -38.4773584 -3.7704904, -38.4773624 -3.7704555, -38.4777029 -3.7704947))</text:p>
          </table:table-cell>
          <table:table-cell office:value-type="string" office:string-value="">
            <text:p/>
          </table:table-cell>
          <table:table-cell office:value-type="string" office:string-value="Bloco O">
            <text:p>Bloco 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">
            <text:p>5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multipolygon">
            <text:p>multipolyg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8439 -3.7687014, -38.4781474 -3.768779, -38.4780022 -3.769345, -38.4776986 -3.7692675, -38.4778439 -3.7687014))">
            <text:p>POLYGON ((-38.4778439 -3.7687014, -38.4781474 -3.768779, -38.4780022 -3.769345, -38.4776986 -3.7692675, -38.4778439 -3.7687014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itch">
            <text:p>pitch</text:p>
          </table:table-cell>
          <table:table-cell office:value-type="string" office:string-value="soccer">
            <text:p>soccer</text:p>
          </table:table-cell>
          <table:table-cell office:value-type="string" office:string-value="grass">
            <text:p>gra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7114 -3.7691637, -38.4806099 -3.7691189, -38.4805959 -3.7691508, -38.4804701 -3.7690953, -38.4804859 -3.769059, -38.4803854 -3.7690146, -38.4806309 -3.7684535, -38.4809608 -3.7686005, -38.4807956 -3.7689712, -38.4807114 -3.7691637))">
            <text:p>POLYGON ((-38.4807114 -3.7691637, -38.4806099 -3.7691189, -38.4805959 -3.7691508, -38.4804701 -3.7690953, -38.4804859 -3.769059, -38.4803854 -3.7690146, -38.4806309 -3.7684535, -38.4809608 -3.7686005, -38.4807956 -3.7689712, -38.4807114 -3.7691637))</text:p>
          </table:table-cell>
          <table:table-cell office:value-type="string" office:string-value="library">
            <text:p>library</text:p>
          </table:table-cell>
          <table:table-cell office:value-type="string" office:string-value="Biblioteca Central">
            <text:p>Biblioteca Cent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iblioteca Unifor">
            <text:p>Biblioteca Unifor</text:p>
          </table:table-cell>
          <table:table-cell office:value-type="string" office:string-value="yes">
            <text:p>yes</text:p>
          </table:table-cell>
          <table:table-cell office:value-type="string" office:string-value="3">
            <text:p>3</text:p>
          </table:table-cell>
          <table:table-cell office:value-type="string" office:string-value="bib@unifor.br">
            <text:p>bib@unifor.br</text:p>
          </table:table-cell>
          <table:table-cell office:value-type="string" office:string-value="8.3">
            <text:p>8.3</text:p>
          </table:table-cell>
          <table:table-cell office:value-type="string" office:string-value="yes">
            <text:p>yes</text:p>
          </table:table-cell>
          <table:table-cell office:value-type="string" office:string-value="no">
            <text:p>no</text:p>
          </table:table-cell>
          <table:table-cell office:value-type="string" office:string-value="Mo-Fr 07:00-21:55">
            <text:p>Mo-Fr 07:00-21:55</text:p>
          </table:table-cell>
          <table:table-cell office:value-type="string" office:string-value="Unifor">
            <text:p>Unifor</text:p>
          </table:table-cell>
          <table:table-cell office:value-type="string" office:string-value="private">
            <text:p>private</text:p>
          </table:table-cell>
          <table:table-cell office:value-type="string" office:string-value="+55 85 3477 3257">
            <text:p>+55 85 3477 3257</text:p>
          </table:table-cell>
          <table:table-cell office:value-type="string" office:string-value="12669">
            <text:p>12669</text:p>
          </table:table-cell>
          <table:table-cell office:value-type="string" office:string-value="https://www.unifor.br/biblioteca/apresentacao">
            <text:p>https://www.unifor.br/biblioteca/apresentaca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5364 -3.7689698, -38.4795605 -3.7689653, -38.4795794 -3.7689642, -38.4796074 -3.7689661, -38.4796365 -3.768973, -38.4796532 -3.7689794, -38.4796935 -3.7688893, -38.4797155 -3.7689003, -38.4797386 -3.7689146, -38.4797548 -3.7689268, -38.4797837 -3.7689537, -38.4797966 -3.7689685, -38.4798147 -3.7689935, -38.4798307 -3.7690221, -38.4798456 -3.7690589, -38.479854 -3.7690915, -38.4798567 -3.7690879, -38.479865 -3.7690829, -38.479875 -3.7690819, -38.4798857 -3.7690851, -38.4798959 -3.7690958, -38.4798981 -3.7691053, -38.4798968 -3.769116, -38.4798901 -3.7691245, -38.4798822 -3.7691314, -38.4798814 -3.7691342, -38.4798845 -3.7691488, -38.479883 -3.7691558, -38.4798781 -3.7691604, -38.4798705 -3.7691632, -38.4798631 -3.7691605, -38.479859 -3.7691544, -38.4798559 -3.7691871, -38.4798927 -3.7691932, -38.4798805 -3.7692382, -38.4798632 -3.7692823, -38.4798408 -3.7693241, -38.4798237 -3.7693472, -38.4797957 -3.769323, -38.4797735 -3.7693469, -38.4797796 -3.7693464, -38.4797848 -3.7693491, -38.4797887 -3.7693529, -38.4797899 -3.7693617, -38.479786 -3.7693688, -38.479774 -3.7693752, -38.4797714 -3.7693789, -38.4797707 -3.7693963, -38.4797693 -3.7694017, -38.4797668 -3.7694058, -38.4797576 -3.7694125, -38.4797431 -3.7694134, -38.4797321 -3.7694095, -38.4797276 -3.7694054, -38.4797237 -3.769398, -38.4797229 -3.7693856, -38.4797049 -3.7693958, -38.4796783 -3.7694074, -38.4796562 -3.7694147, -38.4796305 -3.7694207, -38.4795913 -3.7694251, -38.4795649 -3.7694249, -38.4795348 -3.7694215, -38.4795111 -3.7694165, -38.4794909 -3.7694105, -38.4794651 -3.7694002, -38.4795062 -3.7693083, -38.4794912 -3.7693006, -38.4794698 -3.769286, -38.4794466 -3.7692639, -38.4794351 -3.7692495, -38.4794251 -3.7692338, -38.4794165 -3.7692166, -38.4794062 -3.7691855, -38.4794016 -3.7691513, -38.4793916 -3.7691511, -38.4793934 -3.7691183, -38.479397 -3.7690992, -38.479405 -3.7690742, -38.4794146 -3.7690533, -38.4794235 -3.7690384, -38.479443 -3.7690135, -38.4794603 -3.7689973, -38.4794681 -3.7690042, -38.4794946 -3.7689864, -38.4795145 -3.7689769, -38.4795364 -3.7689698))">
            <text:p>POLYGON ((-38.4795364 -3.7689698, -38.4795605 -3.7689653, -38.4795794 -3.7689642, -38.4796074 -3.7689661, -38.4796365 -3.768973, -38.4796532 -3.7689794, -38.4796935 -3.7688893, -38.4797155 -3.7689003, -38.4797386 -3.7689146, -38.4797548 -3.7689268, -38.4797837 -3.7689537, -38.4797966 -3.7689685, -38.4798147 -3.7689935, -38.4798307 -3.7690221, -38.4798456 -3.7690589, -38.479854 -3.7690915, -38.4798567 -3.7690879, -38.479865 -3.7690829, -38.479875 -3.7690819, -38.4798857 -3.7690851, -38.4798959 -3.7690958, -38.4798981 -3.7691053, -38.4798968 -3.769116, -38.4798901 -3.7691245, -38.4798822 -3.7691314, -38.4798814 -3.7691342, -38.4798845 -3.7691488, -38.479883 -3.7691558, -38.4798781 -3.7691604, -38.4798705 -3.7691632, -38.4798631 -3.7691605, -38.479859 -3.7691544, -38.4798559 -3.7691871, -38.4798927 -3.7691932, -38.4798805 -3.7692382, -38.4798632 -3.7692823, -38.4798408 -3.7693241, -38.4798237 -3.7693472, -38.4797957 -3.769323, -38.4797735 -3.7693469, -38.4797796 -3.7693464, -38.4797848 -3.7693491, -38.4797887 -3.7693529, -38.4797899 -3.7693617, -38.479786 -3.7693688, -38.479774 -3.7693752, -38.4797714 -3.7693789, -38.4797707 -3.7693963, -38.4797693 -3.7694017, -38.4797668 -3.7694058, -38.4797576 -3.7694125, -38.4797431 -3.7694134, -38.4797321 -3.7694095, -38.4797276 -3.7694054, -38.4797237 -3.769398, -38.4797229 -3.7693856, -38.4797049 -3.7693958, -38.4796783 -3.7694074, -38.4796562 -3.7694147, -38.4796305 -3.7694207, -38.4795913 -3.7694251, -38.4795649 -3.7694249, -38.4795348 -3.7694215, -38.4795111 -3.7694165, -38.4794909 -3.7694105, -38.4794651 -3.7694002, -38.4795062 -3.7693083, -38.4794912 -3.7693006, -38.4794698 -3.769286, -38.4794466 -3.7692639, -38.4794351 -3.7692495, -38.4794251 -3.7692338, -38.4794165 -3.7692166, -38.4794062 -3.7691855, -38.4794016 -3.7691513, -38.4793916 -3.7691511, -38.4793934 -3.7691183, -38.479397 -3.7690992, -38.479405 -3.7690742, -38.4794146 -3.7690533, -38.4794235 -3.7690384, -38.479443 -3.7690135, -38.4794603 -3.7689973, -38.4794681 -3.7690042, -38.4794946 -3.7689864, -38.4795145 -3.7689769, -38.4795364 -3.7689698))</text:p>
          </table:table-cell>
          <table:table-cell office:value-type="string" office:string-value="food_court">
            <text:p>food_court</text:p>
          </table:table-cell>
          <table:table-cell office:value-type="string" office:string-value="Centro de Convivência">
            <text:p>Centro de Convivênc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Centro de Convivência Unifor">
            <text:p>Centro de Convivência Unifor</text:p>
          </table:table-cell>
          <table:table-cell office:value-type="string" office:string-value="yes">
            <text:p>yes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10.4">
            <text:p>10.4</text:p>
          </table:table-cell>
          <table:table-cell office:value-type="string" office:string-value="wlan">
            <text:p>wlan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46">
            <text:p>12646</text:p>
          </table:table-cell>
          <table:table-cell office:value-type="string" office:string-value="">
            <text:p/>
          </table:table-cell>
          <table:table-cell office:value-type="string" office:string-value="UNIFOR">
            <text:p>UNIFOR</text:p>
          </table:table-cell>
          <table:table-cell office:value-type="string" office:string-value="yes">
            <text:p>yes</text:p>
          </table:table-cell>
          <table:table-cell office:value-type="string" office:string-value="outside">
            <text:p>outsid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0879 -3.7669403, -38.4794423 -3.7666418, -38.4794734 -3.7665739, -38.480119 -3.7668724, -38.4800879 -3.7669403))">
            <text:p>POLYGON ((-38.4800879 -3.7669403, -38.4794423 -3.7666418, -38.4794734 -3.7665739, -38.480119 -3.7668724, -38.4800879 -3.7669403))</text:p>
          </table:table-cell>
          <table:table-cell office:value-type="string" office:string-value="">
            <text:p/>
          </table:table-cell>
          <table:table-cell office:value-type="string" office:string-value="Bloco S">
            <text:p>Bloco 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R">
            <text:p>Bloco R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2">
            <text:p>7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8">
            <text:p>109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39 -3.7672653, -38.4792935 -3.7669668, -38.4793246 -3.7668988, -38.4799701 -3.7671973, -38.479939 -3.7672653))">
            <text:p>POLYGON ((-38.479939 -3.7672653, -38.4792935 -3.7669668, -38.4793246 -3.7668988, -38.4799701 -3.7671973, -38.479939 -3.7672653))</text:p>
          </table:table-cell>
          <table:table-cell office:value-type="string" office:string-value="">
            <text:p/>
          </table:table-cell>
          <table:table-cell office:value-type="string" office:string-value="Bloco R">
            <text:p>Bloco 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Q">
            <text:p>Bloco Q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2">
            <text:p>7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70">
            <text:p>109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1667 -3.7672427, -38.4791795 -3.767215, -38.4798238 -3.7675162, -38.4797938 -3.7675808, -38.4794733 -3.767431, -38.4794609 -3.7674579, -38.4797826 -3.7676083, -38.4797524 -3.7676736, -38.4791059 -3.7673741, -38.4791367 -3.7673077, -38.4794221 -3.7674411, -38.4794347 -3.7674141, -38.4791491 -3.7672806, -38.4791667 -3.7672427))">
            <text:p>POLYGON ((-38.4791667 -3.7672427, -38.4791795 -3.767215, -38.4798238 -3.7675162, -38.4797938 -3.7675808, -38.4794733 -3.767431, -38.4794609 -3.7674579, -38.4797826 -3.7676083, -38.4797524 -3.7676736, -38.4791059 -3.7673741, -38.4791367 -3.7673077, -38.4794221 -3.7674411, -38.4794347 -3.7674141, -38.4791491 -3.7672806, -38.4791667 -3.7672427))</text:p>
          </table:table-cell>
          <table:table-cell office:value-type="string" office:string-value="">
            <text:p/>
          </table:table-cell>
          <table:table-cell office:value-type="string" office:string-value="Bloco Q">
            <text:p>Bloco 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P">
            <text:p>Bloco P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9">
            <text:p>6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6">
            <text:p>109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1431 -3.7675828, -38.4796788 -3.7678308, -38.4796473 -3.7678995, -38.4793257 -3.7677507, -38.4793158 -3.7677723, -38.4796371 -3.7679211, -38.479606 -3.767989, -38.4789601 -3.76769, -38.4789912 -3.7676221, -38.4792785 -3.7677551, -38.4792884 -3.7677336, -38.4790015 -3.7676008, -38.4790331 -3.7675319, -38.4791431 -3.7675828))">
            <text:p>POLYGON ((-38.4791431 -3.7675828, -38.4796788 -3.7678308, -38.4796473 -3.7678995, -38.4793257 -3.7677507, -38.4793158 -3.7677723, -38.4796371 -3.7679211, -38.479606 -3.767989, -38.4789601 -3.76769, -38.4789912 -3.7676221, -38.4792785 -3.7677551, -38.4792884 -3.7677336, -38.4790015 -3.7676008, -38.4790331 -3.7675319, -38.4791431 -3.7675828))</text:p>
          </table:table-cell>
          <table:table-cell office:value-type="string" office:string-value="">
            <text:p/>
          </table:table-cell>
          <table:table-cell office:value-type="string" office:string-value="Bloco P">
            <text:p>Bloco 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O">
            <text:p>Bloco O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1">
            <text:p>7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7">
            <text:p>109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9059 -3.767857, -38.4795323 -3.7681491, -38.4795011 -3.7682166, -38.4791899 -3.7680715, -38.4791798 -3.7680934, -38.4794915 -3.7682388, -38.4794597 -3.7683077, -38.4788335 -3.7680157, -38.4788653 -3.767947, -38.479143 -3.7680765, -38.4791528 -3.7680553, -38.4788742 -3.7679255, -38.4789059 -3.767857))">
            <text:p>POLYGON ((-38.4789059 -3.767857, -38.4795323 -3.7681491, -38.4795011 -3.7682166, -38.4791899 -3.7680715, -38.4791798 -3.7680934, -38.4794915 -3.7682388, -38.4794597 -3.7683077, -38.4788335 -3.7680157, -38.4788653 -3.767947, -38.479143 -3.7680765, -38.4791528 -3.7680553, -38.4788742 -3.7679255, -38.4789059 -3.767857))</text:p>
          </table:table-cell>
          <table:table-cell office:value-type="string" office:string-value="">
            <text:p/>
          </table:table-cell>
          <table:table-cell office:value-type="string" office:string-value="Bloco N">
            <text:p>Bloco 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N">
            <text:p>Bloco N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3">
            <text:p>7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8">
            <text:p>109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366 -3.7672592, -38.4803658 -3.7672648, -38.4803594 -3.7672789, -38.4803671 -3.7672822, -38.4802395 -3.767562, -38.4803172 -3.7675976, -38.4804118 -3.7673902, -38.4805254 -3.7674425, -38.4805215 -3.7674511, -38.4805451 -3.7674619, -38.4805031 -3.7675541, -38.4804795 -3.7675432, -38.4804584 -3.7675895, -38.4804815 -3.7676002, -38.4804517 -3.7676655, -38.4804286 -3.7676548, -38.4802438 -3.7680599, -38.4801288 -3.768007, -38.4802732 -3.7676903, -38.4801962 -3.7676548, -38.4801016 -3.7678622, -38.4799875 -3.7678096, -38.4802522 -3.7672293, -38.4803372 -3.7672686, -38.4803442 -3.7672538, -38.4803489 -3.7672503, -38.4803578 -3.7672494, -38.4803615 -3.7672516, -38.480366 -3.7672592))">
            <text:p>POLYGON ((-38.480366 -3.7672592, -38.4803658 -3.7672648, -38.4803594 -3.7672789, -38.4803671 -3.7672822, -38.4802395 -3.767562, -38.4803172 -3.7675976, -38.4804118 -3.7673902, -38.4805254 -3.7674425, -38.4805215 -3.7674511, -38.4805451 -3.7674619, -38.4805031 -3.7675541, -38.4804795 -3.7675432, -38.4804584 -3.7675895, -38.4804815 -3.7676002, -38.4804517 -3.7676655, -38.4804286 -3.7676548, -38.4802438 -3.7680599, -38.4801288 -3.768007, -38.4802732 -3.7676903, -38.4801962 -3.7676548, -38.4801016 -3.7678622, -38.4799875 -3.7678096, -38.4802522 -3.7672293, -38.4803372 -3.7672686, -38.4803442 -3.7672538, -38.4803489 -3.7672503, -38.4803578 -3.7672494, -38.4803615 -3.7672516, -38.480366 -3.7672592))</text:p>
          </table:table-cell>
          <table:table-cell office:value-type="string" office:string-value="">
            <text:p/>
          </table:table-cell>
          <table:table-cell office:value-type="string" office:string-value="Bloco T">
            <text:p>Bloco 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T">
            <text:p>Bloco T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1.7">
            <text:p>11.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8975 -3.7688876, -38.4789373 -3.7688024, -38.4791372 -3.7688966, -38.4790974 -3.7689819, -38.4788975 -3.7688876))">
            <text:p>POLYGON ((-38.4788975 -3.7688876, -38.4789373 -3.7688024, -38.4791372 -3.7688966, -38.4790974 -3.7689819, -38.4788975 -3.7688876))</text:p>
          </table:table-cell>
          <table:table-cell office:value-type="string" office:string-value="bank">
            <text:p>bank</text:p>
          </table:table-cell>
          <table:table-cell office:value-type="string" office:string-value="Bradesco">
            <text:p>Bradesc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radesco">
            <text:p>Bradesco</text:p>
          </table:table-cell>
          <table:table-cell office:value-type="string" office:string-value="Q806181">
            <text:p>Q8061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4">
            <text:p>6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6">
            <text:p>110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3189 -3.7690806, -38.4791174 -3.76899, -38.4791567 -3.7689018, -38.4793582 -3.7689924, -38.4793189 -3.7690806))">
            <text:p>POLYGON ((-38.4793189 -3.7690806, -38.4791174 -3.76899, -38.4791567 -3.7689018, -38.4793582 -3.7689924, -38.4793189 -3.7690806))</text:p>
          </table:table-cell>
          <table:table-cell office:value-type="string" office:string-value="">
            <text:p/>
          </table:table-cell>
          <table:table-cell office:value-type="string" office:string-value="fb">
            <text:p>f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3">
            <text:p>7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45">
            <text:p>126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ationery">
            <text:p>stationer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72 -3.767651, -38.4807333 -3.7676209, -38.4807892 -3.7676458, -38.4807758 -3.7676759, -38.4807797 -3.7676776, -38.4807306 -3.7677887, -38.4805176 -3.7682658, -38.4804451 -3.7682331, -38.4806296 -3.7678198, -38.4806019 -3.7678074, -38.4804173 -3.7682209, -38.4803443 -3.7681881, -38.4805571 -3.7677114, -38.4806062 -3.7676002, -38.48072 -3.767651))">
            <text:p>POLYGON ((-38.48072 -3.767651, -38.4807333 -3.7676209, -38.4807892 -3.7676458, -38.4807758 -3.7676759, -38.4807797 -3.7676776, -38.4807306 -3.7677887, -38.4805176 -3.7682658, -38.4804451 -3.7682331, -38.4806296 -3.7678198, -38.4806019 -3.7678074, -38.4804173 -3.7682209, -38.4803443 -3.7681881, -38.4805571 -3.7677114, -38.4806062 -3.7676002, -38.48072 -3.767651))</text:p>
          </table:table-cell>
          <table:table-cell office:value-type="string" office:string-value="">
            <text:p/>
          </table:table-cell>
          <table:table-cell office:value-type="string" office:string-value="Bloco H">
            <text:p>Bloco 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2.2">
            <text:p>12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028 -3.7661213, -38.4769696 -3.7669082, -38.4777367 -3.7669724, -38.4776656 -3.7679025, -38.4786078 -3.7679594, -38.4786735 -3.7673179, -38.4789298 -3.7673406, -38.4790032 -3.7664793, -38.4787753 -3.76646, -38.4787914 -3.7662711, -38.4781552 -3.7662171, -38.4781323 -3.7662151, -38.4780448 -3.7662077, -38.4778383 -3.7661902, -38.477028 -3.7661213))">
            <text:p>POLYGON ((-38.477028 -3.7661213, -38.4769696 -3.7669082, -38.4777367 -3.7669724, -38.4776656 -3.7679025, -38.4786078 -3.7679594, -38.4786735 -3.7673179, -38.4789298 -3.7673406, -38.4790032 -3.7664793, -38.4787753 -3.76646, -38.4787914 -3.7662711, -38.4781552 -3.7662171, -38.4781323 -3.7662151, -38.4780448 -3.7662077, -38.4778383 -3.7661902, -38.477028 -3.7661213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5182 -3.7665021, -38.480885 -3.7665355, -38.4808025 -3.76757, -38.4805959 -3.7674723, -38.4805946 -3.7671759, -38.4802479 -3.7670795, -38.4802955 -3.7669952, -38.4804945 -3.7665643, -38.4805182 -3.7665021))">
            <text:p>POLYGON ((-38.4805182 -3.7665021, -38.480885 -3.7665355, -38.4808025 -3.76757, -38.4805959 -3.7674723, -38.4805946 -3.7671759, -38.4802479 -3.7670795, -38.4802955 -3.7669952, -38.4804945 -3.7665643, -38.4805182 -3.7665021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3361 -3.7707071, -38.4812429 -3.7709109, -38.4811481 -3.7708672, -38.4812869 -3.770564, -38.4813811 -3.7703581, -38.4814757 -3.7704018, -38.4814621 -3.7704315, -38.4814799 -3.7704397, -38.4814343 -3.7705392, -38.4814165 -3.770531, -38.4813723 -3.7706277, -38.4814301 -3.7706544, -38.4815334 -3.7704286, -38.481629 -3.7704727, -38.4813954 -3.7709831, -38.4812998 -3.770939, -38.4813938 -3.7707337, -38.4813361 -3.7707071))">
            <text:p>POLYGON ((-38.4813361 -3.7707071, -38.4812429 -3.7709109, -38.4811481 -3.7708672, -38.4812869 -3.770564, -38.4813811 -3.7703581, -38.4814757 -3.7704018, -38.4814621 -3.7704315, -38.4814799 -3.7704397, -38.4814343 -3.7705392, -38.4814165 -3.770531, -38.4813723 -3.7706277, -38.4814301 -3.7706544, -38.4815334 -3.7704286, -38.481629 -3.7704727, -38.4813954 -3.7709831, -38.4812998 -3.770939, -38.4813938 -3.7707337, -38.4813361 -3.7707071))</text:p>
          </table:table-cell>
          <table:table-cell office:value-type="string" office:string-value="">
            <text:p/>
          </table:table-cell>
          <table:table-cell office:value-type="string" office:string-value="Bloco B">
            <text:p>Bloco 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B">
            <text:p>Bloco B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1.5">
            <text:p>11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671 -3.7692208, -38.4800782 -3.7692665, -38.4800066 -3.7694321, -38.4799723 -3.7694121, -38.4798945 -3.7693755, -38.4799671 -3.7692208))">
            <text:p>POLYGON ((-38.4799671 -3.7692208, -38.4800782 -3.7692665, -38.4800066 -3.7694321, -38.4799723 -3.7694121, -38.4798945 -3.7693755, -38.4799671 -3.7692208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6484 -3.7686288, -38.4777314 -3.7686363, -38.4777146 -3.7688224, -38.4776947 -3.7690421, -38.4776143 -3.7690348, -38.4776316 -3.7688149, -38.4776484 -3.7686288))">
            <text:p>POLYGON ((-38.4776484 -3.7686288, -38.4777314 -3.7686363, -38.4777146 -3.7688224, -38.4776947 -3.7690421, -38.4776143 -3.7690348, -38.4776316 -3.7688149, -38.4776484 -3.7686288))</text:p>
          </table:table-cell>
          <table:table-cell office:value-type="string" office:string-value="">
            <text:p/>
          </table:table-cell>
          <table:table-cell office:value-type="string" office:string-value="DCE">
            <text:p>D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7.6">
            <text:p>7.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1384 -3.7709664, -38.4811596 -3.7709763, -38.4811842 -3.7709228, -38.4813167 -3.7709843, -38.4812871 -3.7710485, -38.4813198 -3.7710637, -38.4813003 -3.7711059, -38.4812677 -3.7710908, -38.4812399 -3.7711511, -38.4811074 -3.7710896, -38.4811328 -3.7710344, -38.4811115 -3.7710244, -38.4811384 -3.7709664))">
            <text:p>POLYGON ((-38.4811384 -3.7709664, -38.4811596 -3.7709763, -38.4811842 -3.7709228, -38.4813167 -3.7709843, -38.4812871 -3.7710485, -38.4813198 -3.7710637, -38.4813003 -3.7711059, -38.4812677 -3.7710908, -38.4812399 -3.7711511, -38.4811074 -3.7710896, -38.4811328 -3.7710344, -38.4811115 -3.7710244, -38.4811384 -3.7709664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">
            <text:p/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0">
            <text:p>7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4762 -3.7687925, -38.478511 -3.7687149, -38.4785394 -3.7687277, -38.4786316 -3.7685218, -38.4787456 -3.768573, -38.4786533 -3.76878, -38.4787306 -3.7688156, -38.4788227 -3.768609, -38.4789374 -3.7686606, -38.4786802 -3.7692378, -38.4785661 -3.7691865, -38.4786895 -3.7689097, -38.4786102 -3.7688741, -38.4785171 -3.769083, -38.4784033 -3.7690316, -38.4785046 -3.7688053, -38.4784762 -3.7687925))">
            <text:p>POLYGON ((-38.4784762 -3.7687925, -38.478511 -3.7687149, -38.4785394 -3.7687277, -38.4786316 -3.7685218, -38.4787456 -3.768573, -38.4786533 -3.76878, -38.4787306 -3.7688156, -38.4788227 -3.768609, -38.4789374 -3.7686606, -38.4786802 -3.7692378, -38.4785661 -3.7691865, -38.4786895 -3.7689097, -38.4786102 -3.7688741, -38.4785171 -3.769083, -38.4784033 -3.7690316, -38.4785046 -3.7688053, -38.4784762 -3.7687925))</text:p>
          </table:table-cell>
          <table:table-cell office:value-type="string" office:string-value="">
            <text:p/>
          </table:table-cell>
          <table:table-cell office:value-type="string" office:string-value="Bloco M">
            <text:p>Bloco 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M">
            <text:p>Bloco M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1.1">
            <text:p>11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559 -3.7662045, -38.4780618 -3.7661618, -38.4780657 -3.7661427, -38.4780721 -3.7661108)">
            <text:p>LINESTRING (-38.4780559 -3.7662045, -38.4780618 -3.7661618, -38.4780657 -3.7661427, -38.4780721 -3.76611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7309 -3.7713471, -38.4817302 -3.771291, -38.4817281 -3.7711278, -38.4817538 -3.7709531, -38.4817532 -3.7708145, -38.4817553 -3.7706472, -38.4817547 -3.7705528, -38.4817555 -3.7704735, -38.4817793 -3.7703939, -38.4818145 -3.7702262, -38.4818285 -3.7699256, -38.4817511 -3.7698058, -38.4816209 -3.7697216, -38.4815437 -3.7696832, -38.4814269 -3.769625, -38.4809552 -3.769427)">
            <text:p>LINESTRING (-38.4817309 -3.7713471, -38.4817302 -3.771291, -38.4817281 -3.7711278, -38.4817538 -3.7709531, -38.4817532 -3.7708145, -38.4817553 -3.7706472, -38.4817547 -3.7705528, -38.4817555 -3.7704735, -38.4817793 -3.7703939, -38.4818145 -3.7702262, -38.4818285 -3.7699256, -38.4817511 -3.7698058, -38.4816209 -3.7697216, -38.4815437 -3.7696832, -38.4814269 -3.769625, -38.4809552 -3.76942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6916 -3.7706768, -38.4782399 -3.7704736, -38.4783354 -3.7702594, -38.4787871 -3.7704626, -38.4786916 -3.7706768))">
            <text:p>POLYGON ((-38.4786916 -3.7706768, -38.4782399 -3.7704736, -38.4783354 -3.7702594, -38.4787871 -3.7704626, -38.4786916 -3.7706768))</text:p>
          </table:table-cell>
          <table:table-cell office:value-type="string" office:string-value="">
            <text:p/>
          </table:table-cell>
          <table:table-cell office:value-type="string" office:string-value="Bloco da Mecânica">
            <text:p>Bloco da Mecâ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0">
            <text:p>6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7">
            <text:p>1101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industrial">
            <text:p>industri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5462 -3.7700844, -38.4816116 -3.7701144, -38.4815868 -3.7701692, -38.4816211 -3.7701849, -38.481646 -3.77013, -38.4817109 -3.7701597, -38.4815929 -3.7704199, -38.481528 -3.7703901, -38.4816048 -3.7702209, -38.4815704 -3.7702052, -38.4814936 -3.7703745, -38.4814282 -3.7703445, -38.4815462 -3.7700844))">
            <text:p>POLYGON ((-38.4815462 -3.7700844, -38.4816116 -3.7701144, -38.4815868 -3.7701692, -38.4816211 -3.7701849, -38.481646 -3.77013, -38.4817109 -3.7701597, -38.4815929 -3.7704199, -38.481528 -3.7703901, -38.4816048 -3.7702209, -38.4815704 -3.7702052, -38.4814936 -3.7703745, -38.4814282 -3.7703445, -38.4815462 -3.7700844))</text:p>
          </table:table-cell>
          <table:table-cell office:value-type="string" office:string-value="">
            <text:p/>
          </table:table-cell>
          <table:table-cell office:value-type="string" office:string-value="Bloco A">
            <text:p>Bloco 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A">
            <text:p>Bloco A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9">
            <text:p>6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4968 -3.7692603, -38.4744834 -3.7693578, -38.4746476 -3.7693807, -38.4746284 -3.7695194, -38.4742845 -3.7694714, -38.4742037 -3.7694601, -38.4742184 -3.7693517, -38.4742401 -3.769195, -38.4742555 -3.7690862, -38.4743361 -3.7690979, -38.4746808 -3.7691459, -38.4746618 -3.7692833, -38.4744968 -3.7692603))">
            <text:p>POLYGON ((-38.4744968 -3.7692603, -38.4744834 -3.7693578, -38.4746476 -3.7693807, -38.4746284 -3.7695194, -38.4742845 -3.7694714, -38.4742037 -3.7694601, -38.4742184 -3.7693517, -38.4742401 -3.769195, -38.4742555 -3.7690862, -38.4743361 -3.7690979, -38.4746808 -3.7691459, -38.4746618 -3.7692833, -38.4744968 -3.7692603))</text:p>
          </table:table-cell>
          <table:table-cell office:value-type="string" office:string-value="">
            <text:p/>
          </table:table-cell>
          <table:table-cell office:value-type="string" office:string-value="Bloco Z">
            <text:p>Bloco 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Z">
            <text:p>Bloco Z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2.0">
            <text:p>12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3238 -3.7683154, -38.4813265 -3.7683165, -38.4812974 -3.768384, -38.4812618 -3.7683685, -38.4812908 -3.7683011, -38.4813238 -3.7683154))">
            <text:p>POLYGON ((-38.4813238 -3.7683154, -38.4813265 -3.7683165, -38.4812974 -3.768384, -38.4812618 -3.7683685, -38.4812908 -3.7683011, -38.4813238 -3.7683154))</text:p>
          </table:table-cell>
          <table:table-cell office:value-type="string" office:string-value="place_of_worship">
            <text:p>place_of_worship</text:p>
          </table:table-cell>
          <table:table-cell office:value-type="string" office:string-value="Altar">
            <text:p>Altar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Altar Votivo Unifor">
            <text:p>Altar Votivo Unifor</text:p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8">
            <text:p>3.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70">
            <text:p>126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ristian">
            <text:p>christia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2736 -3.7680709, -38.4811705 -3.7683079, -38.4811257 -3.768417, -38.4810909 -3.7685008, -38.4810767 -3.7685375, -38.4807996 -3.7692299)">
            <text:p>LINESTRING (-38.4812736 -3.7680709, -38.4811705 -3.7683079, -38.4811257 -3.768417, -38.4810909 -3.7685008, -38.4810767 -3.7685375, -38.4807996 -3.769229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7996 -3.7692299, -38.4807991 -3.7692635, -38.4808198 -3.769292, -38.4815693 -3.7696278, -38.4816259 -3.7696589, -38.4818287 -3.7698095)">
            <text:p>LINESTRING (-38.4807996 -3.7692299, -38.4807991 -3.7692635, -38.4808198 -3.769292, -38.4815693 -3.7696278, -38.4816259 -3.7696589, -38.4818287 -3.769809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8287 -3.7698095, -38.4819751 -3.7697486)">
            <text:p>LINESTRING (-38.4818287 -3.7698095, -38.4819751 -3.769748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5884 -3.7692267, -38.4816286 -3.7692895, -38.4816534 -3.7693404, -38.4816615 -3.7694006, -38.4816521 -3.7694916, -38.4816259 -3.7696589)">
            <text:p>LINESTRING (-38.4815884 -3.7692267, -38.4816286 -3.7692895, -38.4816534 -3.7693404, -38.4816615 -3.7694006, -38.4816521 -3.7694916, -38.4816259 -3.769658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689 -3.7680139, -38.4808628 -3.7680594, -38.4808535 -3.7681042, -38.4808497 -3.768121, -38.4808441 -3.768142)">
            <text:p>LINESTRING (-38.4808689 -3.7680139, -38.4808628 -3.7680594, -38.4808535 -3.7681042, -38.4808497 -3.768121, -38.4808441 -3.7681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1705 -3.7683079, -38.4808441 -3.768142)">
            <text:p>LINESTRING (-38.4811705 -3.7683079, -38.4808441 -3.7681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1257 -3.768417, -38.4808122 -3.7682718, -38.4808062 -3.7682672, -38.4808042 -3.7682605, -38.4808045 -3.7682514, -38.4808441 -3.768142)">
            <text:p>LINESTRING (-38.4811257 -3.768417, -38.4808122 -3.7682718, -38.4808062 -3.7682672, -38.4808042 -3.7682605, -38.4808045 -3.7682514, -38.4808441 -3.7681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4319 -3.7687389, -38.4794573 -3.7686706, -38.4794996 -3.7685723, -38.4802043 -3.7669604, -38.4803431 -3.7666245, -38.4803445 -3.7666011, -38.4803344 -3.7665797, -38.480315 -3.7665663, -38.4802902 -3.7665623, -38.4794587 -3.7664894, -38.4793849 -3.7664934, -38.4793246 -3.7665308, -38.4792857 -3.766579, -38.4788498 -3.7676656, -38.47865 -3.7681193, -38.4784976 -3.7683501)">
            <text:p>LINESTRING (-38.4794319 -3.7687389, -38.4794573 -3.7686706, -38.4794996 -3.7685723, -38.4802043 -3.7669604, -38.4803431 -3.7666245, -38.4803445 -3.7666011, -38.4803344 -3.7665797, -38.480315 -3.7665663, -38.4802902 -3.7665623, -38.4794587 -3.7664894, -38.4793849 -3.7664934, -38.4793246 -3.7665308, -38.4792857 -3.766579, -38.4788498 -3.7676656, -38.47865 -3.7681193, -38.4784976 -3.768350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5051 -3.7683916, -38.4785019 -3.7684284, -38.4784897 -3.7684634, -38.4784644 -3.7684995, -38.4784297 -3.7685267, -38.4783885 -3.7685426, -38.4783445 -3.7685458, -38.4783015 -3.768536, -38.4782632 -3.7685142, -38.4782452 -3.7684974, -38.4782348 -3.7684847, -38.4782167 -3.7684517, -38.4782074 -3.7684153, -38.4782076 -3.7683777, -38.4782202 -3.7683343, -38.4782453 -3.7682966, -38.4782806 -3.7682682, -38.4783155 -3.7682535, -38.4783529 -3.768248, -38.4783905 -3.768252, -38.4784259 -3.7682654, -38.4784568 -3.7682872, -38.4784813 -3.7683161, -38.4784976 -3.7683501, -38.4785051 -3.7683916)">
            <text:p>LINESTRING (-38.4785051 -3.7683916, -38.4785019 -3.7684284, -38.4784897 -3.7684634, -38.4784644 -3.7684995, -38.4784297 -3.7685267, -38.4783885 -3.7685426, -38.4783445 -3.7685458, -38.4783015 -3.768536, -38.4782632 -3.7685142, -38.4782452 -3.7684974, -38.4782348 -3.7684847, -38.4782167 -3.7684517, -38.4782074 -3.7684153, -38.4782076 -3.7683777, -38.4782202 -3.7683343, -38.4782453 -3.7682966, -38.4782806 -3.7682682, -38.4783155 -3.7682535, -38.4783529 -3.768248, -38.4783905 -3.768252, -38.4784259 -3.7682654, -38.4784568 -3.7682872, -38.4784813 -3.7683161, -38.4784976 -3.7683501, -38.4785051 -3.768391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undabout">
            <text:p>roundabo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254 -3.7694675, -38.4783784 -3.7694173, -38.4783228 -3.7693551, -38.4782363 -3.7692447, -38.4782175 -3.7692159, -38.4782095 -3.7691711, -38.4782121 -3.7691276, -38.4782276 -3.7690795, -38.4782649 -3.7690041)">
            <text:p>LINESTRING (-38.4784254 -3.7694675, -38.4783784 -3.7694173, -38.4783228 -3.7693551, -38.4782363 -3.7692447, -38.4782175 -3.7692159, -38.4782095 -3.7691711, -38.4782121 -3.7691276, -38.4782276 -3.7690795, -38.4782649 -3.769004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5082 -3.7692924, -38.4785548 -3.7693103, -38.4785927 -3.7693274, -38.4786074 -3.7693404, -38.4786125 -3.7693558, -38.4786118 -3.7693772, -38.4783838 -3.7699145, -38.4784039 -3.7699245, -38.4787486 -3.770063, -38.4787868 -3.7700712, -38.4788176 -3.7700711, -38.4789035 -3.7700587, -38.4789326 -3.770058, -38.4789554 -3.7700617, -38.4789759 -3.7700711, -38.4795485 -3.7705702, -38.4795707 -3.7705916, -38.4796692 -3.7706712, -38.4797269 -3.7707194, -38.4797926 -3.770781, -38.4798349 -3.7708392, -38.4798925 -3.7711684)">
            <text:p>LINESTRING (-38.4785082 -3.7692924, -38.4785548 -3.7693103, -38.4785927 -3.7693274, -38.4786074 -3.7693404, -38.4786125 -3.7693558, -38.4786118 -3.7693772, -38.4783838 -3.7699145, -38.4784039 -3.7699245, -38.4787486 -3.770063, -38.4787868 -3.7700712, -38.4788176 -3.7700711, -38.4789035 -3.7700587, -38.4789326 -3.770058, -38.4789554 -3.7700617, -38.4789759 -3.7700711, -38.4795485 -3.7705702, -38.4795707 -3.7705916, -38.4796692 -3.7706712, -38.4797269 -3.7707194, -38.4797926 -3.770781, -38.4798349 -3.7708392, -38.4798925 -3.771168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9727 -3.7704367, -38.4800585 -3.7705003, -38.4800672 -3.7705133, -38.4800712 -3.7705291, -38.4800729 -3.7705424, -38.4800719 -3.7705558, -38.4798349 -3.7708392)">
            <text:p>LINESTRING (-38.4799727 -3.7704367, -38.4800585 -3.7705003, -38.4800672 -3.7705133, -38.4800712 -3.7705291, -38.4800729 -3.7705424, -38.4800719 -3.7705558, -38.4798349 -3.770839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5101 -3.7685714, -38.4776233 -3.7685796, -38.4780693 -3.768617, -38.4780981 -3.7686084, -38.4781203 -3.7685977, -38.4782452 -3.7684974)">
            <text:p>LINESTRING (-38.4775101 -3.7685714, -38.4776233 -3.7685796, -38.4780693 -3.768617, -38.4780981 -3.7686084, -38.4781203 -3.7685977, -38.4782452 -3.768497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639 -3.7685313, -38.4770179 -3.7690861, -38.4770145 -3.7691182, -38.4770095 -3.7691396, -38.4770021 -3.769155, -38.4769226 -3.7692469, -38.4768316 -3.7693377, -38.4767409 -3.7693866, -38.4766551 -3.7694016, -38.4765505 -3.7693959, -38.4763359 -3.7693812, -38.4762176 -3.7693752, -38.4761093 -3.7693645, -38.4759758 -3.7693524)">
            <text:p>LINESTRING (-38.4770639 -3.7685313, -38.4770179 -3.7690861, -38.4770145 -3.7691182, -38.4770095 -3.7691396, -38.4770021 -3.769155, -38.4769226 -3.7692469, -38.4768316 -3.7693377, -38.4767409 -3.7693866, -38.4766551 -3.7694016, -38.4765505 -3.7693959, -38.4763359 -3.7693812, -38.4762176 -3.7693752, -38.4761093 -3.7693645, -38.4759758 -3.769352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4057 -3.766957, -38.4771301 -3.7669932, -38.4772265 -3.767001, -38.4776407 -3.7670327)">
            <text:p>LINESTRING (-38.4764057 -3.766957, -38.4771301 -3.7669932, -38.4772265 -3.767001, -38.4776407 -3.767032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0926 -3.768444, -38.4761329 -3.7680372, -38.4761426 -3.7679462, -38.476157 -3.7678034, -38.476229 -3.7670869, -38.4762292 -3.767032)">
            <text:p>LINESTRING (-38.4760926 -3.768444, -38.4761329 -3.7680372, -38.4761426 -3.7679462, -38.476157 -3.7678034, -38.476229 -3.7670869, -38.4762292 -3.76703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41 -3.7669282, -38.4764057 -3.766957, -38.4763909 -3.7669904, -38.4763668 -3.7670179, -38.4763356 -3.7670371, -38.4763002 -3.7670462, -38.4762636 -3.7670445, -38.4762292 -3.767032, -38.4761982 -3.7670081, -38.4761764 -3.7669757, -38.476166 -3.766938, -38.476168 -3.766899, -38.4761823 -3.7668626, -38.4762038 -3.766838, -38.4762406 -3.766812, -38.4762786 -3.7668029, -38.4763176 -3.7668063, -38.476347 -3.7668179, -38.4763724 -3.7668366, -38.4763945 -3.7668652, -38.4764073 -3.7668991, -38.47641 -3.7669282)">
            <text:p>LINESTRING (-38.47641 -3.7669282, -38.4764057 -3.766957, -38.4763909 -3.7669904, -38.4763668 -3.7670179, -38.4763356 -3.7670371, -38.4763002 -3.7670462, -38.4762636 -3.7670445, -38.4762292 -3.767032, -38.4761982 -3.7670081, -38.4761764 -3.7669757, -38.476166 -3.766938, -38.476168 -3.766899, -38.4761823 -3.7668626, -38.4762038 -3.766838, -38.4762406 -3.766812, -38.4762786 -3.7668029, -38.4763176 -3.7668063, -38.476347 -3.7668179, -38.4763724 -3.7668366, -38.4763945 -3.7668652, -38.4764073 -3.7668991, -38.47641 -3.766928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undabout">
            <text:p>roundabo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8261 -3.767758, -38.4749626 -3.7678383)">
            <text:p>LINESTRING (-38.4738261 -3.767758, -38.4749626 -3.767838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6606 -3.7705356, -38.474757 -3.769642, -38.4748384 -3.76897)">
            <text:p>LINESTRING (-38.4746606 -3.7705356, -38.474757 -3.769642, -38.4748384 -3.7689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407 -3.7670327, -38.4775601 -3.767982, -38.4775101 -3.7685714)">
            <text:p>LINESTRING (-38.4776407 -3.7670327, -38.4775601 -3.767982, -38.4775101 -3.768571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5101 -3.7685714, -38.4770639 -3.7685313, -38.4760926 -3.768444)">
            <text:p>LINESTRING (-38.4775101 -3.7685714, -38.4770639 -3.7685313, -38.4760926 -3.76844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192 -3.7712079, -38.4808809 -3.7710781, -38.4812018 -3.7703541, -38.4811998 -3.770336, -38.4811884 -3.7703203, -38.4810724 -3.7702755, -38.480942 -3.7702139, -38.4809272 -3.7702129, -38.4809158 -3.7702179, -38.4805406 -3.7710874, -38.4805393 -3.7711005, -38.4805467 -3.7711112, -38.480672 -3.7711609, -38.4807659 -3.7711978, -38.4808192 -3.7712079)">
            <text:p>LINESTRING (-38.4808192 -3.7712079, -38.4808809 -3.7710781, -38.4812018 -3.7703541, -38.4811998 -3.770336, -38.4811884 -3.7703203, -38.4810724 -3.7702755, -38.480942 -3.7702139, -38.4809272 -3.7702129, -38.4809158 -3.7702179, -38.4805406 -3.7710874, -38.4805393 -3.7711005, -38.4805467 -3.7711112, -38.480672 -3.7711609, -38.4807659 -3.7711978, -38.4808192 -3.77120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stination">
            <text:p>destin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672 -3.7711609, -38.4810724 -3.7702755)">
            <text:p>LINESTRING (-38.480672 -3.7711609, -38.4810724 -3.770275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stination">
            <text:p>destina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6692 -3.7706712, -38.4798362 -3.7704856, -38.4798785 -3.7704361, -38.4799106 -3.7704009)">
            <text:p>LINESTRING (-38.4796692 -3.7706712, -38.4798362 -3.7704856, -38.4798785 -3.7704361, -38.4799106 -3.770400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385 -3.7668922, -38.4776556 -3.7668745, -38.4771451 -3.7668226, -38.4770219 -3.7668147, -38.4770135 -3.766807, -38.4770105 -3.7668005, -38.477009 -3.7667908)">
            <text:p>LINESTRING (-38.4778385 -3.7668922, -38.4776556 -3.7668745, -38.4771451 -3.7668226, -38.4770219 -3.7668147, -38.4770135 -3.766807, -38.4770105 -3.7668005, -38.477009 -3.76679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5631 -3.7678965, -38.4785537 -3.7677653, -38.4785699 -3.7676254, -38.4786157 -3.7674729, -38.4786386 -3.7674295, -38.478647 -3.7674023, -38.4786549 -3.7673457, -38.4786576 -3.7673117, -38.4786601 -3.7672878, -38.4786666 -3.767265, -38.4786716 -3.7672461, -38.478674 -3.7672297, -38.4786755 -3.7672053, -38.4786829 -3.7671116, -38.4786845 -3.7670778, -38.4786879 -3.7670089, -38.4786922 -3.7669313, -38.4786969 -3.7668614, -38.4787036 -3.7667797, -38.4787127 -3.7667113, -38.4787188 -3.7666267, -38.4787251 -3.7665609, -38.4787305 -3.7664974, -38.4787372 -3.7664084, -38.4787425 -3.7663395, -38.4787392 -3.7662918, -38.4805533 -3.7664468)">
            <text:p>LINESTRING (-38.4785631 -3.7678965, -38.4785537 -3.7677653, -38.4785699 -3.7676254, -38.4786157 -3.7674729, -38.4786386 -3.7674295, -38.478647 -3.7674023, -38.4786549 -3.7673457, -38.4786576 -3.7673117, -38.4786601 -3.7672878, -38.4786666 -3.767265, -38.4786716 -3.7672461, -38.478674 -3.7672297, -38.4786755 -3.7672053, -38.4786829 -3.7671116, -38.4786845 -3.7670778, -38.4786879 -3.7670089, -38.4786922 -3.7669313, -38.4786969 -3.7668614, -38.4787036 -3.7667797, -38.4787127 -3.7667113, -38.4787188 -3.7666267, -38.4787251 -3.7665609, -38.4787305 -3.7664974, -38.4787372 -3.7664084, -38.4787425 -3.7663395, -38.4787392 -3.7662918, -38.4805533 -3.766446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712 -3.7671909, -38.4778003 -3.7671546)">
            <text:p>LINESTRING (-38.4781712 -3.7671909, -38.4778003 -3.76715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538 -3.7673465, -38.4777863 -3.7673134)">
            <text:p>LINESTRING (-38.4781538 -3.7673465, -38.4777863 -3.76731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37 -3.7674943, -38.4777775 -3.7674533)">
            <text:p>LINESTRING (-38.478137 -3.7674943, -38.4777775 -3.767453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276 -3.7676415, -38.4777668 -3.7676119)">
            <text:p>LINESTRING (-38.4781276 -3.7676415, -38.4777668 -3.767611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7461 -3.7678858, -38.477723 -3.7678975, -38.4776907 -3.7679139, -38.4775601 -3.767982)">
            <text:p>LINESTRING (-38.4777461 -3.7678858, -38.477723 -3.7678975, -38.4776907 -3.7679139, -38.4775601 -3.76798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7562 -3.7677593, -38.4777461 -3.7678858)">
            <text:p>LINESTRING (-38.4777562 -3.7677593, -38.4777461 -3.767885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5537 -3.7677653, -38.478123 -3.7677265)">
            <text:p>LINESTRING (-38.4785537 -3.7677653, -38.478123 -3.767726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315 -3.7675767, -38.4785699 -3.7676254)">
            <text:p>LINESTRING (-38.4781315 -3.7675767, -38.4785699 -3.767625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457 -3.7674141, -38.4786157 -3.7674729)">
            <text:p>LINESTRING (-38.4781457 -3.7674141, -38.4786157 -3.767472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622 -3.7672715, -38.4786576 -3.7673117)">
            <text:p>LINESTRING (-38.4781622 -3.7672715, -38.4786576 -3.767311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074 -3.767049, -38.4778413 -3.7670601, -38.4779027 -3.7670701, -38.4779694 -3.7670695, -38.4779972 -3.7670589, -38.478032 -3.7670467)">
            <text:p>LINESTRING (-38.4778074 -3.767049, -38.4778413 -3.7670601, -38.4779027 -3.7670701, -38.4779694 -3.7670695, -38.4779972 -3.7670589, -38.478032 -3.767046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9872 -3.7668955, -38.4779051 -3.7668768, -38.4778422 -3.7668579)">
            <text:p>LINESTRING (-38.4779872 -3.7668955, -38.4779051 -3.7668768, -38.4778422 -3.76685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491 -3.7670419, -38.4781533 -3.7670579, -38.4781595 -3.7670693, -38.478171 -3.7670752, -38.4781833 -3.7670808, -38.4782672 -3.7670933, -38.4786829 -3.7671116)">
            <text:p>LINESTRING (-38.4781491 -3.7670419, -38.4781533 -3.7670579, -38.4781595 -3.7670693, -38.478171 -3.7670752, -38.4781833 -3.7670808, -38.4782672 -3.7670933, -38.4786829 -3.767111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6879 -3.7670089, -38.4783325 -3.7669902, -38.4783104 -3.7669845, -38.4782926 -3.7669755, -38.4782829 -3.7669601, -38.4782789 -3.7668868, -38.4782795 -3.7668607, -38.4782812 -3.7668206)">
            <text:p>LINESTRING (-38.4786879 -3.7670089, -38.4783325 -3.7669902, -38.4783104 -3.7669845, -38.4782926 -3.7669755, -38.4782829 -3.7669601, -38.4782789 -3.7668868, -38.4782795 -3.7668607, -38.4782812 -3.76682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7127 -3.7667113, -38.4782892 -3.766668)">
            <text:p>LINESTRING (-38.4787127 -3.7667113, -38.4782892 -3.76666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7251 -3.7665609, -38.478302 -3.7665208)">
            <text:p>LINESTRING (-38.4787251 -3.7665609, -38.478302 -3.76652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7372 -3.7664084, -38.4783096 -3.7663779, -38.4782312 -3.7663723)">
            <text:p>LINESTRING (-38.4787372 -3.7664084, -38.4783096 -3.7663779, -38.4782312 -3.766372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7392 -3.7662918, -38.4783677 -3.7662673)">
            <text:p>LINESTRING (-38.4787392 -3.7662918, -38.4783677 -3.766267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098 -3.7671436, -38.480827 -3.7666198, -38.4808223 -3.7665964, -38.4808102 -3.7665783, -38.4807908 -3.7665683, -38.4806968 -3.7665585)">
            <text:p>LINESTRING (-38.4808098 -3.7671436, -38.480827 -3.7666198, -38.4808223 -3.7665964, -38.4808102 -3.7665783, -38.4807908 -3.7665683, -38.4806968 -3.766558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5196 -3.767108, -38.4804063 -3.7670878)">
            <text:p>LINESTRING (-38.4805196 -3.767108, -38.4804063 -3.767087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6968 -3.7665585, -38.480546 -3.7665424, -38.4805533 -3.7664468)">
            <text:p>LINESTRING (-38.4806968 -3.7665585, -38.480546 -3.7665424, -38.4805533 -3.766446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5533 -3.7664468, -38.4809908 -3.7664686)">
            <text:p>LINESTRING (-38.4805533 -3.7664468, -38.4809908 -3.766468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976 -3.7683501, -38.4786158 -3.7683983, -38.4790751 -3.768598, -38.4794319 -3.7687389, -38.4795217 -3.7687717, -38.4800528 -3.7689637, -38.4801286 -3.7689677, -38.4801789 -3.7689543, -38.4802258 -3.7689316, -38.4802553 -3.7689008, -38.4805524 -3.7683495, -38.4805725 -3.7683341, -38.4805946 -3.7683321, -38.4806234 -3.7683388, -38.4810767 -3.7685375)">
            <text:p>LINESTRING (-38.4784976 -3.7683501, -38.4786158 -3.7683983, -38.4790751 -3.768598, -38.4794319 -3.7687389, -38.4795217 -3.7687717, -38.4800528 -3.7689637, -38.4801286 -3.7689677, -38.4801789 -3.7689543, -38.4802258 -3.7689316, -38.4802553 -3.7689008, -38.4805524 -3.7683495, -38.4805725 -3.7683341, -38.4805946 -3.7683321, -38.4806234 -3.7683388, -38.4810767 -3.768537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6606 -3.7705356, -38.4746621 -3.7705533, -38.4746704 -3.7705665, -38.4746832 -3.7705726, -38.4758317 -3.7706646)">
            <text:p>LINESTRING (-38.4746606 -3.7705356, -38.4746621 -3.7705533, -38.4746704 -3.7705665, -38.4746832 -3.7705726, -38.4758317 -3.77066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59758 -3.7693524, -38.4759235 -3.7697646, -38.47588 -3.7700938, -38.4758599 -3.7702951, -38.4758317 -3.7706646, -38.4758249 -3.7708144)">
            <text:p>LINESTRING (-38.4759758 -3.7693524, -38.4759235 -3.7697646, -38.47588 -3.7700938, -38.4758599 -3.7702951, -38.4758317 -3.7706646, -38.4758249 -3.770814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757 -3.769642, -38.4759235 -3.7697646)">
            <text:p>LINESTRING (-38.474757 -3.769642, -38.4759235 -3.76976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739 -3.7703722, -38.478078 -3.7703568, -38.4779342 -3.7703396, -38.4778627 -3.7703308, -38.4775956 -3.7702981, -38.4771085 -3.7702385, -38.4767818 -3.7702015, -38.4767502 -3.7701961, -38.4766507 -3.7701891, -38.4764201 -3.7701622, -38.4762095 -3.7701283, -38.47588 -3.7700938)">
            <text:p>LINESTRING (-38.4781739 -3.7703722, -38.478078 -3.7703568, -38.4779342 -3.7703396, -38.4778627 -3.7703308, -38.4775956 -3.7702981, -38.4771085 -3.7702385, -38.4767818 -3.7702015, -38.4767502 -3.7701961, -38.4766507 -3.7701891, -38.4764201 -3.7701622, -38.4762095 -3.7701283, -38.47588 -3.770093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9107 -3.7705394, -38.4779342 -3.7703396)">
            <text:p>LINESTRING (-38.4779107 -3.7705394, -38.4779342 -3.770339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188 -3.7703962, -38.477902 -3.770355, -38.4778709 -3.7706097, -38.4781511 -3.7706485, -38.4782376 -3.7706599, -38.4782604 -3.7705622, -38.4781726 -3.7705401, -38.478188 -3.7703962))">
            <text:p>POLYGON ((-38.478188 -3.7703962, -38.477902 -3.770355, -38.4778709 -3.7706097, -38.4781511 -3.7706485, -38.4782376 -3.7706599, -38.4782604 -3.7705622, -38.4781726 -3.7705401, -38.478188 -3.7703962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085 -3.7702385, -38.477072 -3.7705282, -38.4770599 -3.7706802, -38.4770469 -3.7708709, -38.4763357 -3.7707873, -38.476367 -3.7705914, -38.4763858 -3.770442, -38.4763984 -3.7703419, -38.4764201 -3.7701622)">
            <text:p>LINESTRING (-38.4771085 -3.7702385, -38.477072 -3.7705282, -38.4770599 -3.7706802, -38.4770469 -3.7708709, -38.4763357 -3.7707873, -38.476367 -3.7705914, -38.4763858 -3.770442, -38.4763984 -3.7703419, -38.4764201 -3.770162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599 -3.7706802, -38.476367 -3.7705914)">
            <text:p>LINESTRING (-38.4770599 -3.7706802, -38.476367 -3.770591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6507 -3.7701891, -38.4766339 -3.7703898, -38.4766218 -3.7704721)">
            <text:p>LINESTRING (-38.4766507 -3.7701891, -38.4766339 -3.7703898, -38.4766218 -3.770472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7818 -3.7702015, -38.4767628 -3.7704443, -38.4767581 -3.7704905)">
            <text:p>LINESTRING (-38.4767818 -3.7702015, -38.4767628 -3.7704443, -38.4767581 -3.770490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72 -3.7705282, -38.4767581 -3.7704905, -38.4766218 -3.7704721, -38.4763858 -3.770442)">
            <text:p>LINESTRING (-38.477072 -3.7705282, -38.4767581 -3.7704905, -38.4766218 -3.7704721, -38.4763858 -3.7704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2398 -3.7702778, -38.4772318 -3.7703327, -38.4771808 -3.7708299, -38.4776106 -3.770878, -38.4776053 -3.770967, -38.47646 -3.7708506, -38.4759297 -3.7707971, -38.4758611 -3.7707898, -38.4758727 -3.7706635, -38.4759043 -3.7703189, -38.4763715 -3.7703661, -38.4764001 -3.7701835, -38.4772398 -3.7702778))">
            <text:p>POLYGON ((-38.4772398 -3.7702778, -38.4772318 -3.7703327, -38.4771808 -3.7708299, -38.4776106 -3.770878, -38.4776053 -3.770967, -38.47646 -3.7708506, -38.4759297 -3.7707971, -38.4758611 -3.7707898, -38.4758727 -3.7706635, -38.4759043 -3.7703189, -38.4763715 -3.7703661, -38.4764001 -3.7701835, -38.4772398 -3.7702778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367 -3.7705914, -38.4762047 -3.7705731, -38.4762023 -3.7705715, -38.4762006 -3.7705694, -38.4762 -3.7705673, -38.4762202 -3.7704213)">
            <text:p>LINESTRING (-38.476367 -3.7705914, -38.4762047 -3.7705731, -38.4762023 -3.7705715, -38.4762006 -3.7705694, -38.4762 -3.7705673, -38.4762202 -3.770421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3357 -3.7707873, -38.4762358 -3.770776, -38.4759353 -3.7707418, -38.4759284 -3.7707377, -38.4759239 -3.7707335, -38.4759224 -3.7707269, -38.4759574 -3.7704056, -38.4759624 -3.7703996, -38.4759675 -3.7703962, -38.4759762 -3.7703942, -38.4762202 -3.7704213, -38.4763858 -3.770442)">
            <text:p>LINESTRING (-38.4763357 -3.7707873, -38.4762358 -3.770776, -38.4759353 -3.7707418, -38.4759284 -3.7707377, -38.4759239 -3.7707335, -38.4759224 -3.7707269, -38.4759574 -3.7704056, -38.4759624 -3.7703996, -38.4759675 -3.7703962, -38.4759762 -3.7703942, -38.4762202 -3.7704213, -38.4763858 -3.7704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8316 -3.7693377, -38.4767502 -3.7701961)">
            <text:p>LINESTRING (-38.4768316 -3.7693377, -38.4767502 -3.770196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0926 -3.768444, -38.4759758 -3.7693524)">
            <text:p>LINESTRING (-38.4760926 -3.768444, -38.4759758 -3.769352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757 -3.769642, -38.474218 -3.7695856, -38.474167 -3.7695806, -38.4741167 -3.7695716, -38.4740752 -3.7695552, -38.474044 -3.7695271, -38.4741422 -3.7689788, -38.4746995 -3.7690618)">
            <text:p>LINESTRING (-38.474757 -3.769642, -38.474218 -3.7695856, -38.474167 -3.7695806, -38.4741167 -3.7695716, -38.4740752 -3.7695552, -38.474044 -3.7695271, -38.4741422 -3.7689788, -38.4746995 -3.769061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1839 -3.768891, -38.4741737 -3.7689279, -38.4741633 -3.7689503, -38.4741422 -3.7689788, -38.4739984 -3.768962, -38.4739555 -3.7689527, -38.4739156 -3.7689517, -38.4738854 -3.7689587, -38.473867 -3.7689707, -38.4738405 -3.7690055, -38.4738244 -3.7690376, -38.4738197 -3.7690748, -38.4738136 -3.7691527, -38.4738147 -3.7691771, -38.4738217 -3.7692049, -38.4738338 -3.7692263, -38.4739115 -3.7693354)">
            <text:p>LINESTRING (-38.4741839 -3.768891, -38.4741737 -3.7689279, -38.4741633 -3.7689503, -38.4741422 -3.7689788, -38.4739984 -3.768962, -38.4739555 -3.7689527, -38.4739156 -3.7689517, -38.4738854 -3.7689587, -38.473867 -3.7689707, -38.4738405 -3.7690055, -38.4738244 -3.7690376, -38.4738197 -3.7690748, -38.4738136 -3.7691527, -38.4738147 -3.7691771, -38.4738217 -3.7692049, -38.4738338 -3.7692263, -38.4739115 -3.769335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9115 -3.7693354, -38.4739984 -3.768962)">
            <text:p>LINESTRING (-38.4739115 -3.7693354, -38.4739984 -3.76896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7836 -3.7690038, -38.4738938 -3.7688727, -38.4737888 -3.7690216, -38.4737659 -3.7691441, -38.4740419 -3.769562, -38.4740839 -3.7696251, -38.4746991 -3.7697048, -38.4747192 -3.7695645, -38.4741479 -3.7694909, -38.4742086 -3.7690363, -38.4747621 -3.7691189, -38.4747836 -3.7690038))">
            <text:p>POLYGON ((-38.4747836 -3.7690038, -38.4738938 -3.7688727, -38.4737888 -3.7690216, -38.4737659 -3.7691441, -38.4740419 -3.769562, -38.4740839 -3.7696251, -38.4746991 -3.7697048, -38.4747192 -3.7695645, -38.4741479 -3.7694909, -38.4742086 -3.7690363, -38.4747621 -3.7691189, -38.4747836 -3.7690038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8384 -3.76897, -38.4741839 -3.768891, -38.4739957 -3.768862, -38.4739213 -3.768852, -38.4738747 -3.7688458)">
            <text:p>LINESTRING (-38.4748384 -3.76897, -38.4741839 -3.768891, -38.4739957 -3.768862, -38.4739213 -3.768852, -38.4738747 -3.768845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8461 -3.7688425, -38.4737461 -3.7689541, -38.4736307 -3.7690475)">
            <text:p>LINESTRING (-38.4738461 -3.7688425, -38.4737461 -3.7689541, -38.4736307 -3.769047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5933 -3.7689998, -38.47373 -3.7689096, -38.4738083 -3.7688301)">
            <text:p>LINESTRING (-38.4735933 -3.7689998, -38.47373 -3.7689096, -38.4738083 -3.768830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9829 -3.7671503, -38.4739919 -3.7671775, -38.4739919 -3.7672061, -38.4739828 -3.7672332, -38.4739657 -3.7672562, -38.4739423 -3.7672726, -38.4739149 -3.7672809, -38.4738862 -3.7672802, -38.4738573 -3.7672694, -38.4738337 -3.7672496, -38.4738182 -3.767223, -38.4738125 -3.7671927, -38.4738175 -3.7671623, -38.4738324 -3.7671353, -38.4738556 -3.7671149, -38.4738843 -3.7671035, -38.4739151 -3.7671025, -38.4739425 -3.7671108, -38.4739659 -3.7671273, -38.4739829 -3.7671503)">
            <text:p>LINESTRING (-38.4739829 -3.7671503, -38.4739919 -3.7671775, -38.4739919 -3.7672061, -38.4739828 -3.7672332, -38.4739657 -3.7672562, -38.4739423 -3.7672726, -38.4739149 -3.7672809, -38.4738862 -3.7672802, -38.4738573 -3.7672694, -38.4738337 -3.7672496, -38.4738182 -3.767223, -38.4738125 -3.7671927, -38.4738175 -3.7671623, -38.4738324 -3.7671353, -38.4738556 -3.7671149, -38.4738843 -3.7671035, -38.4739151 -3.7671025, -38.4739425 -3.7671108, -38.4739659 -3.7671273, -38.4739829 -3.767150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undabout">
            <text:p>roundabo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9919 -3.7672061, -38.4741285 -3.767226, -38.474217 -3.767228, -38.4743055 -3.767228, -38.4743907 -3.767208, -38.4744718 -3.7671745, -38.4745301 -3.7671384, -38.4745992 -3.7670862, -38.4746515 -3.767036, -38.4747119 -3.7669678, -38.4748077 -3.7668888, -38.4749117 -3.7668058, -38.4750505 -3.7667302, -38.4751423 -3.7666941, -38.4752349 -3.766662, -38.4753509 -3.7666422, -38.4754347 -3.7666335, -38.4755356 -3.7666345, -38.4756365 -3.7666386, -38.4757593 -3.7666533, -38.4758659 -3.7666821, -38.4759825 -3.7667329, -38.4762038 -3.766838)">
            <text:p>LINESTRING (-38.4739919 -3.7672061, -38.4741285 -3.767226, -38.474217 -3.767228, -38.4743055 -3.767228, -38.4743907 -3.767208, -38.4744718 -3.7671745, -38.4745301 -3.7671384, -38.4745992 -3.7670862, -38.4746515 -3.767036, -38.4747119 -3.7669678, -38.4748077 -3.7668888, -38.4749117 -3.7668058, -38.4750505 -3.7667302, -38.4751423 -3.7666941, -38.4752349 -3.766662, -38.4753509 -3.7666422, -38.4754347 -3.7666335, -38.4755356 -3.7666345, -38.4756365 -3.7666386, -38.4757593 -3.7666533, -38.4758659 -3.7666821, -38.4759825 -3.7667329, -38.4762038 -3.76683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8083 -3.7688301, -38.4737885 -3.7688139, -38.4737783 -3.7687741, -38.4737791 -3.7684257, -38.4738261 -3.767758, -38.4738573 -3.7672694)">
            <text:p>LINESTRING (-38.4738083 -3.7688301, -38.4737885 -3.7688139, -38.4737783 -3.7687741, -38.4737791 -3.7684257, -38.4738261 -3.767758, -38.4738573 -3.767269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673 -3.7683171, -38.477647 -3.7684621, -38.4780653 -3.7684973, -38.4781384 -3.7684987, -38.4782348 -3.7684847)">
            <text:p>LINESTRING (-38.4776673 -3.7683171, -38.477647 -3.7684621, -38.4780653 -3.7684973, -38.4781384 -3.7684987, -38.4782348 -3.768484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673 -3.7683171, -38.4782076 -3.7683777)">
            <text:p>LINESTRING (-38.4776673 -3.7683171, -38.4782076 -3.768377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673 -3.7683171, -38.4777393 -3.7681387, -38.4782806 -3.7682682)">
            <text:p>LINESTRING (-38.4776673 -3.7683171, -38.4777393 -3.7681387, -38.4782806 -3.768268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7598 -3.7681016, -38.4776606 -3.7682166, -38.4776298 -3.7684783, -38.4780958 -3.7685351, -38.4781461 -3.768126, -38.4777598 -3.7681016))">
            <text:p>POLYGON ((-38.4777598 -3.7681016, -38.4776606 -3.7682166, -38.4776298 -3.7684783, -38.4780958 -3.7685351, -38.4781461 -3.768126, -38.4777598 -3.7681016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729 -3.7671688, -38.4786755 -3.7672053)">
            <text:p>LINESTRING (-38.4781729 -3.7671688, -38.4786755 -3.767205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8682 -3.7670912, -38.4786845 -3.7670778)">
            <text:p>LINESTRING (-38.4788682 -3.7670912, -38.4786845 -3.767077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9262 -3.7669502, -38.4786922 -3.7669313)">
            <text:p>LINESTRING (-38.4789262 -3.7669502, -38.4786922 -3.766931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9534 -3.7668018, -38.4787036 -3.7667797)">
            <text:p>LINESTRING (-38.4789534 -3.7668018, -38.4787036 -3.766779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9715 -3.7666483, -38.4787188 -3.7666267)">
            <text:p>LINESTRING (-38.4789715 -3.7666483, -38.4787188 -3.766626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501 -3.7663319, -38.4781728 -3.7663318, -38.4781987 -3.7663331, -38.4782071 -3.7663346, -38.4782157 -3.7663395, -38.478221 -3.766344, -38.478226 -3.7663508, -38.4782286 -3.7663589, -38.4782312 -3.7663723, -38.4782333 -3.7663893, -38.4782366 -3.7664141, -38.4782376 -3.7665181, -38.4782343 -3.7666693, -38.4782028 -3.7667912, -38.478184 -3.7668446, -38.4781772 -3.7668895, -38.478172 -3.7669715)">
            <text:p>LINESTRING (-38.4781501 -3.7663319, -38.4781728 -3.7663318, -38.4781987 -3.7663331, -38.4782071 -3.7663346, -38.4782157 -3.7663395, -38.478221 -3.766344, -38.478226 -3.7663508, -38.4782286 -3.7663589, -38.4782312 -3.7663723, -38.4782333 -3.7663893, -38.4782366 -3.7664141, -38.4782376 -3.7665181, -38.4782343 -3.7666693, -38.4782028 -3.7667912, -38.478184 -3.7668446, -38.4781772 -3.7668895, -38.478172 -3.766971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036 -3.766976, -38.4780099 -3.7669505, -38.4780245 -3.7669273, -38.4780458 -3.7669099, -38.4780715 -3.7669003, -38.478099 -3.7668993, -38.4781253 -3.7669072, -38.4781477 -3.7669231, -38.4781638 -3.7669453, -38.478172 -3.7669715, -38.4781717 -3.7669969, -38.4781638 -3.7670211, -38.4781491 -3.7670419, -38.4781286 -3.7670575, -38.4781044 -3.7670662, -38.4780786 -3.7670673, -38.4780537 -3.7670605, -38.478032 -3.7670467, -38.4780152 -3.7670265, -38.4780054 -3.7670021, -38.4780036 -3.766976)">
            <text:p>LINESTRING (-38.4780036 -3.766976, -38.4780099 -3.7669505, -38.4780245 -3.7669273, -38.4780458 -3.7669099, -38.4780715 -3.7669003, -38.478099 -3.7668993, -38.4781253 -3.7669072, -38.4781477 -3.7669231, -38.4781638 -3.7669453, -38.478172 -3.7669715, -38.4781717 -3.7669969, -38.4781638 -3.7670211, -38.4781491 -3.7670419, -38.4781286 -3.7670575, -38.4781044 -3.7670662, -38.4780786 -3.7670673, -38.4780537 -3.7670605, -38.478032 -3.7670467, -38.4780152 -3.7670265, -38.4780054 -3.7670021, -38.4780036 -3.76697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undabout">
            <text:p>roundabou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55 -3.7670026, -38.4778869 -3.7669828, -38.4779101 -3.7669637, -38.4779379 -3.7669534, -38.4779748 -3.7669434)">
            <text:p>LINESTRING (-38.477855 -3.7670026, -38.4778869 -3.7669828, -38.4779101 -3.7669637, -38.4779379 -3.7669534, -38.4779748 -3.76694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2028 -3.7667912, -38.4781846 -3.7667929, -38.4781494 -3.7667869, -38.4781177 -3.7667816)">
            <text:p>LINESTRING (-38.4782028 -3.7667912, -38.4781846 -3.7667929, -38.4781494 -3.7667869, -38.4781177 -3.766781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987 -3.7663331, -38.4781846 -3.7667929, -38.478184 -3.7668446)">
            <text:p>LINESTRING (-38.4781987 -3.7663331, -38.4781846 -3.7667929, -38.478184 -3.76684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728 -3.7663318, -38.4781494 -3.7667869, -38.478184 -3.7668446)">
            <text:p>LINESTRING (-38.4781728 -3.7663318, -38.4781494 -3.7667869, -38.478184 -3.76684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9748 -3.7669434, -38.4779872 -3.7668955, -38.4780013 -3.7668294, -38.4779879 -3.7667753, -38.4780186 -3.7663302, -38.4780559 -3.7662045)">
            <text:p>LINESTRING (-38.4779748 -3.7669434, -38.4779872 -3.7668955, -38.4780013 -3.7668294, -38.4779879 -3.7667753, -38.4780186 -3.7663302, -38.4780559 -3.766204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844 -3.7667779, -38.478113 -3.7663306)">
            <text:p>LINESTRING (-38.4780844 -3.7667779, -38.478113 -3.76633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433 -3.766776, -38.4780809 -3.7663302)">
            <text:p>LINESTRING (-38.4780433 -3.766776, -38.4780809 -3.766330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013 -3.7668294, -38.4780189 -3.7667748, -38.4780504 -3.7663292)">
            <text:p>LINESTRING (-38.4780013 -3.7668294, -38.4780189 -3.7667748, -38.4780504 -3.766329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501 -3.7663319, -38.478113 -3.7663306)">
            <text:p>LINESTRING (-38.4781501 -3.7663319, -38.478113 -3.76633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177 -3.7667816, -38.4780844 -3.7667779)">
            <text:p>LINESTRING (-38.4781177 -3.7667816, -38.4780844 -3.76677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301 -3.7669932, -38.4771451 -3.7668226)">
            <text:p>LINESTRING (-38.4771301 -3.7669932, -38.4771451 -3.766822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3245 -3.7695941, -38.4803103 -3.7695782, -38.4803021 -3.7695587, -38.4803006 -3.7695375, -38.4803061 -3.7695169, -38.4803179 -3.7694993, -38.4803348 -3.7694863, -38.480355 -3.7694795, -38.4803766 -3.7694797, -38.4803969 -3.7694869, -38.4804138 -3.7695003, -38.4804254 -3.7695185, -38.4804303 -3.7695394, -38.4804281 -3.7695609, -38.480419 -3.7695804, -38.480404 -3.7695959, -38.480385 -3.7696055, -38.4803639 -3.7696085, -38.480343 -3.7696046, -38.4803245 -3.7695941))">
            <text:p>POLYGON ((-38.4803245 -3.7695941, -38.4803103 -3.7695782, -38.4803021 -3.7695587, -38.4803006 -3.7695375, -38.4803061 -3.7695169, -38.4803179 -3.7694993, -38.4803348 -3.7694863, -38.480355 -3.7694795, -38.4803766 -3.7694797, -38.4803969 -3.7694869, -38.4804138 -3.7695003, -38.4804254 -3.7695185, -38.4804303 -3.7695394, -38.4804281 -3.7695609, -38.480419 -3.7695804, -38.480404 -3.7695959, -38.480385 -3.7696055, -38.4803639 -3.7696085, -38.480343 -3.7696046, -38.4803245 -3.7695941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9226 -3.7692469, -38.476997 -3.769327, -38.4773525 -3.7693552, -38.4776544 -3.7693791, -38.4776926 -3.7693944, -38.4783503 -3.7696555)">
            <text:p>LINESTRING (-38.4769226 -3.7692469, -38.476997 -3.769327, -38.4773525 -3.7693552, -38.4776544 -3.7693791, -38.4776926 -3.7693944, -38.4783503 -3.769655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997 -3.769327, -38.4772807 -3.7689984)">
            <text:p>LINESTRING (-38.476997 -3.769327, -38.4772807 -3.768998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3525 -3.7693552, -38.4773795 -3.7693201, -38.4775937 -3.769042, -38.4776233 -3.7685796)">
            <text:p>LINESTRING (-38.4773525 -3.7693552, -38.4773795 -3.7693201, -38.4775937 -3.769042, -38.4776233 -3.768579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3795 -3.7693201, -38.4773386 -3.7690035)">
            <text:p>LINESTRING (-38.4773795 -3.7693201, -38.4773386 -3.769003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639 -3.7685313, -38.4772959 -3.7688524)">
            <text:p>LINESTRING (-38.4770639 -3.7685313, -38.4772959 -3.768852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3319 -3.7689282, -38.4773262 -3.7689226, -38.4773226 -3.7689155, -38.4773215 -3.7689075, -38.4773232 -3.7688996, -38.4773273 -3.7688927, -38.4773334 -3.7688875, -38.4773408 -3.7688847, -38.4773487 -3.7688844, -38.4773563 -3.7688866, -38.4773628 -3.7688911, -38.4773674 -3.7688975, -38.4773698 -3.7689051, -38.4773695 -3.768913, -38.4773668 -3.7689204, -38.4773618 -3.7689265, -38.4773551 -3.7689307, -38.4773472 -3.7689325, -38.4773392 -3.7689317, -38.4773319 -3.7689282))">
            <text:p>POLYGON ((-38.4773319 -3.7689282, -38.4773262 -3.7689226, -38.4773226 -3.7689155, -38.4773215 -3.7689075, -38.4773232 -3.7688996, -38.4773273 -3.7688927, -38.4773334 -3.7688875, -38.4773408 -3.7688847, -38.4773487 -3.7688844, -38.4773563 -3.7688866, -38.4773628 -3.7688911, -38.4773674 -3.7688975, -38.4773698 -3.7689051, -38.4773695 -3.768913, -38.4773668 -3.7689204, -38.4773618 -3.7689265, -38.4773551 -3.7689307, -38.4773472 -3.7689325, -38.4773392 -3.7689317, -38.4773319 -3.7689282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7071 -3.7706237, -38.4817208 -3.7706334, -38.4817272 -3.7706472, -38.4817345 -3.7706866, -38.4817359 -3.7707602, -38.4817278 -3.7708071, -38.4816816 -3.7709462, -38.4815669 -3.7712112, -38.4815408 -3.7712233, -38.4814992 -3.7712239, -38.4814569 -3.7712159)">
            <text:p>LINESTRING (-38.4817071 -3.7706237, -38.4817208 -3.7706334, -38.4817272 -3.7706472, -38.4817345 -3.7706866, -38.4817359 -3.7707602, -38.4817278 -3.7708071, -38.4816816 -3.7709462, -38.4815669 -3.7712112, -38.4815408 -3.7712233, -38.4814992 -3.7712239, -38.4814569 -3.771215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6641 -3.7705421, -38.4814603 -3.7710085, -38.4813939 -3.7711563, -38.4816373 -3.771256, -38.4817376 -3.7709123, -38.4817527 -3.7705767, -38.4816641 -3.7705421))">
            <text:p>POLYGON ((-38.4816641 -3.7705421, -38.4814603 -3.7710085, -38.4813939 -3.7711563, -38.4816373 -3.771256, -38.4817376 -3.7709123, -38.4817527 -3.7705767, -38.4816641 -3.7705421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3233 -3.7703065, -38.4809098 -3.7701242, -38.4804754 -3.7711266, -38.4807805 -3.7712204, -38.4809326 -3.7712219, -38.480983 -3.7710839, -38.4813233 -3.7703065))">
            <text:p>POLYGON ((-38.4813233 -3.7703065, -38.4809098 -3.7701242, -38.4804754 -3.7711266, -38.4807805 -3.7712204, -38.4809326 -3.7712219, -38.480983 -3.7710839, -38.4813233 -3.7703065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4319 -3.7687389, -38.4793725 -3.7688704, -38.4793651 -3.7688767, -38.4793558 -3.7688794, -38.4793444 -3.7688781, -38.4791851 -3.768815, -38.479045 -3.7687596, -38.4790309 -3.7687506)">
            <text:p>LINESTRING (-38.4794319 -3.7687389, -38.4793725 -3.7688704, -38.4793651 -3.7688767, -38.4793558 -3.7688794, -38.4793444 -3.7688781, -38.4791851 -3.768815, -38.479045 -3.7687596, -38.4790309 -3.76875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453 -3.7687934, -38.4793843 -3.7689383, -38.4789607 -3.7687632, -38.4790148 -3.7686485, -38.4787238 -3.768508, -38.4787318 -3.76849, -38.479453 -3.7687934))">
            <text:p>POLYGON ((-38.479453 -3.7687934, -38.4793843 -3.7689383, -38.4789607 -3.7687632, -38.4790148 -3.7686485, -38.4787238 -3.768508, -38.4787318 -3.76849, -38.479453 -3.7687934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141 -3.7699512, -38.4783489 -3.7699326, -38.4783838 -3.7699145)">
            <text:p>LINESTRING (-38.4783141 -3.7699512, -38.4783489 -3.7699326, -38.4783838 -3.769914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7488 -3.768195, -38.4817389 -3.7682237, -38.4819928 -3.7682571, -38.4820918 -3.7682701)">
            <text:p>LINESTRING (-38.4817488 -3.768195, -38.4817389 -3.7682237, -38.4819928 -3.7682571, -38.4820918 -3.768270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26093 -3.7682602, -38.4817488 -3.768195)">
            <text:p>LINESTRING (-38.4826093 -3.7682602, -38.4817488 -3.76819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0026 -3.7707215, -38.4794615 -3.7707618, -38.4794527 -3.7708636, -38.4789937 -3.7708234, -38.4790026 -3.7707215))">
            <text:p>POLYGON ((-38.4790026 -3.7707215, -38.4794615 -3.7707618, -38.4794527 -3.7708636, -38.4789937 -3.7708234, -38.4790026 -3.7707215))</text:p>
          </table:table-cell>
          <table:table-cell office:value-type="string" office:string-value="">
            <text:p/>
          </table:table-cell>
          <table:table-cell office:value-type="string" office:string-value="Refeitório">
            <text:p>Refeitóri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">
            <text:p>5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582">
            <text:p>1258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1667 -3.7706724, -38.4788996 -3.7706487, -38.47891 -3.7705307, -38.4793574 -3.7705704, -38.479347 -3.7706884, -38.4791667 -3.7706724))">
            <text:p>POLYGON ((-38.4791667 -3.7706724, -38.4788996 -3.7706487, -38.47891 -3.7705307, -38.4793574 -3.7705704, -38.479347 -3.7706884, -38.4791667 -3.7706724))</text:p>
          </table:table-cell>
          <table:table-cell office:value-type="string" office:string-value="">
            <text:p/>
          </table:table-cell>
          <table:table-cell office:value-type="string" office:string-value="Prefeitura">
            <text:p>Prefeitu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">
            <text:p>5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02">
            <text:p>1260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7336 -3.7703093, -38.4795304 -3.7705354, -38.4798774 -3.7708245, -38.4799234 -3.7707666, -38.4801252 -3.770515, -38.4797336 -3.7703093))">
            <text:p>POLYGON ((-38.4797336 -3.7703093, -38.4795304 -3.7705354, -38.4798774 -3.7708245, -38.4799234 -3.7707666, -38.4801252 -3.770515, -38.4797336 -3.7703093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78 -3.7703568, -38.4780619 -3.7705187, -38.4780586 -3.7705542, -38.4780529 -3.7705806, -38.4780385 -3.770601, -38.4780103 -3.7706077, -38.4779691 -3.7706063, -38.4779409 -3.7705976, -38.4779198 -3.7705823, -38.4779111 -3.7705628, -38.4779107 -3.7705394)">
            <text:p>LINESTRING (-38.478078 -3.7703568, -38.4780619 -3.7705187, -38.4780586 -3.7705542, -38.4780529 -3.7705806, -38.4780385 -3.770601, -38.4780103 -3.7706077, -38.4779691 -3.7706063, -38.4779409 -3.7705976, -38.4779198 -3.7705823, -38.4779111 -3.7705628, -38.4779107 -3.770539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1918 -3.7682062, -38.481084 -3.7684592, -38.4807401 -3.7683077, -38.4808515 -3.7680645, -38.4811918 -3.7682062))">
            <text:p>POLYGON ((-38.4811918 -3.7682062, -38.481084 -3.7684592, -38.4807401 -3.7683077, -38.4808515 -3.7680645, -38.4811918 -3.7682062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4063 -3.7670878, -38.4803835 -3.7670651, -38.4803761 -3.767047, -38.4803741 -3.7670283, -38.4803808 -3.7670002, -38.4804706 -3.7667021, -38.480484 -3.766678, -38.4805383 -3.7665692, -38.480546 -3.7665424)">
            <text:p>LINESTRING (-38.4804063 -3.7670878, -38.4803835 -3.7670651, -38.4803761 -3.767047, -38.4803741 -3.7670283, -38.4803808 -3.7670002, -38.4804706 -3.7667021, -38.480484 -3.766678, -38.4805383 -3.7665692, -38.480546 -3.766542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3894 -3.7683615, -38.4804223 -3.768288, -38.4804977 -3.768322, -38.4803479 -3.7686573, -38.480282 -3.7686277, -38.480283 -3.7686254, -38.4802735 -3.7686211, -38.4803894 -3.7683615))">
            <text:p>POLYGON ((-38.4803894 -3.7683615, -38.4804223 -3.768288, -38.4804977 -3.768322, -38.4803479 -3.7686573, -38.480282 -3.7686277, -38.480283 -3.7686254, -38.4802735 -3.7686211, -38.4803894 -3.7683615))</text:p>
          </table:table-cell>
          <table:table-cell office:value-type="string" office:string-value="">
            <text:p/>
          </table:table-cell>
          <table:table-cell office:value-type="string" office:string-value="Bloco da moda">
            <text:p>Bloco da mod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niversity">
            <text:p>university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7">
            <text:p>3.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4">
            <text:p>1095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6321 -3.7694362, -38.4815578 -3.7695838, -38.4814418 -3.7695256, -38.4815161 -3.769378, -38.4816321 -3.7694362))">
            <text:p>POLYGON ((-38.4816321 -3.7694362, -38.4815578 -3.7695838, -38.4814418 -3.7695256, -38.4815161 -3.769378, -38.4816321 -3.7694362))</text:p>
          </table:table-cell>
          <table:table-cell office:value-type="string" office:string-value="motorcycle_parking">
            <text:p>motorcycle_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7018 -3.7694426, -38.4816321 -3.7694362, -38.4815161 -3.769378, -38.4814101 -3.7692031, -38.4814681 -3.7691779, -38.4817285 -3.7693718, -38.4817018 -3.7694426))">
            <text:p>POLYGON ((-38.4817018 -3.7694426, -38.4816321 -3.7694362, -38.4815161 -3.769378, -38.4814101 -3.7692031, -38.4814681 -3.7691779, -38.4817285 -3.7693718, -38.4817018 -3.7694426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9634 -3.7712052, -38.4808809 -3.7710781)">
            <text:p>LINESTRING (-38.4809634 -3.7712052, -38.4808809 -3.771078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0804 -3.7700096, -38.4811325 -3.7700325, -38.4811278 -3.7700432, -38.481136 -3.7700468, -38.4811215 -3.77008, -38.4811149 -3.7700771, -38.4811106 -3.7700871, -38.4810569 -3.7700635, -38.4810804 -3.7700096))">
            <text:p>POLYGON ((-38.4810804 -3.7700096, -38.4811325 -3.7700325, -38.4811278 -3.7700432, -38.481136 -3.7700468, -38.4811215 -3.77008, -38.4811149 -3.7700771, -38.4811106 -3.7700871, -38.4810569 -3.7700635, -38.4810804 -3.7700096))</text:p>
          </table:table-cell>
          <table:table-cell office:value-type="string" office:string-value="fast_food">
            <text:p>fast_food</text:p>
          </table:table-cell>
          <table:table-cell office:value-type="string" office:string-value="Topz">
            <text:p>Top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7.9">
            <text:p>7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37">
            <text:p>1263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382 -3.766935, -38.4778385 -3.7668922, -38.4778422 -3.7668579, -38.4778521 -3.7667379, -38.4778624 -3.7665823, -38.477873 -3.7664303, -38.4778799 -3.7663311, -38.4778809 -3.7663181, -38.4778782 -3.7663033, -38.4778703 -3.7662938, -38.4778507 -3.7662871, -38.4778252 -3.7662846)">
            <text:p>LINESTRING (-38.4778382 -3.766935, -38.4778385 -3.7668922, -38.4778422 -3.7668579, -38.4778521 -3.7667379, -38.4778624 -3.7665823, -38.477873 -3.7664303, -38.4778799 -3.7663311, -38.4778809 -3.7663181, -38.4778782 -3.7663033, -38.4778703 -3.7662938, -38.4778507 -3.7662871, -38.4778252 -3.766284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09 -3.7667908, -38.477017 -3.7666807)">
            <text:p>LINESTRING (-38.477009 -3.7667908, -38.477017 -3.766680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259 -3.7665252, -38.477037 -3.7663699)">
            <text:p>LINESTRING (-38.4770259 -3.7665252, -38.477037 -3.766369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9365 -3.7706383, -38.477937 -3.7706343, -38.4781461 -3.7706595, -38.4781351 -3.7707515, -38.477926 -3.7707264, -38.4779365 -3.7706383))">
            <text:p>POLYGON ((-38.4779365 -3.7706383, -38.477937 -3.7706343, -38.4781461 -3.7706595, -38.4781351 -3.7707515, -38.477926 -3.7707264, -38.4779365 -3.7706383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4.7">
            <text:p>4.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16">
            <text:p>1091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8509 -3.7687174, -38.4788133 -3.7687094, -38.4787444 -3.7688514, -38.4787194 -3.7689074, -38.478757 -3.7689235, -38.4787436 -3.7689529)">
            <text:p>LINESTRING (-38.4788509 -3.7687174, -38.4788133 -3.7687094, -38.4787444 -3.7688514, -38.4787194 -3.7689074, -38.478757 -3.7689235, -38.4787436 -3.768952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ved">
            <text:p>pav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7194 -3.7689074, -38.4785064 -3.7688054, -38.4784245 -3.7689767)">
            <text:p>LINESTRING (-38.4787194 -3.7689074, -38.4785064 -3.7688054, -38.4784245 -3.768976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245 -3.7689767, -38.4784459 -3.7689847)">
            <text:p>LINESTRING (-38.4784245 -3.7689767, -38.4784459 -3.768984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1851 -3.768815, -38.4790934 -3.7690234)">
            <text:p>LINESTRING (-38.4791851 -3.768815, -38.4790934 -3.76902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67423 -3.7694717, -38.4766895 -3.7701005, -38.4765045 -3.7700883, -38.4765492 -3.7694596, -38.4767423 -3.7694717))">
            <text:p>POLYGON ((-38.4767423 -3.7694717, -38.4766895 -3.7701005, -38.4765045 -3.7700883, -38.4765492 -3.7694596, -38.4767423 -3.7694717))</text:p>
          </table:table-cell>
          <table:table-cell office:value-type="string" office:string-value="">
            <text:p/>
          </table:table-cell>
          <table:table-cell office:value-type="string" office:string-value="Academia UNIFOR">
            <text:p>Academia UNIFO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itness_centre">
            <text:p>fitness_centr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911 -3.7687682, -38.4799888 -3.7687527, -38.4799919 -3.7687372, -38.48 -3.7687237, -38.4800122 -3.7687137, -38.480027 -3.7687084, -38.4800428 -3.7687084, -38.4800567 -3.7687131, -38.4800684 -3.768722, -38.4800768 -3.7687341, -38.4800809 -3.7687482, -38.4800803 -3.7687628, -38.4800752 -3.7687766, -38.480066 -3.7687881, -38.4800536 -3.768796, -38.4800394 -3.7687997, -38.4800247 -3.7687988, -38.4800102 -3.7687927, -38.4799985 -3.7687821, -38.4799911 -3.7687682))">
            <text:p>POLYGON ((-38.4799911 -3.7687682, -38.4799888 -3.7687527, -38.4799919 -3.7687372, -38.48 -3.7687237, -38.4800122 -3.7687137, -38.480027 -3.7687084, -38.4800428 -3.7687084, -38.4800567 -3.7687131, -38.4800684 -3.768722, -38.4800768 -3.7687341, -38.4800809 -3.7687482, -38.4800803 -3.7687628, -38.4800752 -3.7687766, -38.480066 -3.7687881, -38.4800536 -3.768796, -38.4800394 -3.7687997, -38.4800247 -3.7687988, -38.4800102 -3.7687927, -38.4799985 -3.7687821, -38.4799911 -3.7687682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3954 -3.7672974, -38.4804004 -3.767287, -38.4804087 -3.7672788, -38.4804193 -3.767274, -38.4804308 -3.7672731, -38.480442 -3.7672761, -38.4804515 -3.7672828, -38.4804582 -3.7672923, -38.4804611 -3.7673024, -38.4804607 -3.7673129, -38.480457 -3.7673228, -38.4804505 -3.7673311, -38.4804417 -3.7673369, -38.4804315 -3.7673397, -38.480421 -3.7673392, -38.4804111 -3.7673355, -38.4804029 -3.767329, -38.4803971 -3.7673202, -38.4803943 -3.7673089, -38.4803954 -3.7672974))">
            <text:p>POLYGON ((-38.4803954 -3.7672974, -38.4804004 -3.767287, -38.4804087 -3.7672788, -38.4804193 -3.767274, -38.4804308 -3.7672731, -38.480442 -3.7672761, -38.4804515 -3.7672828, -38.4804582 -3.7672923, -38.4804611 -3.7673024, -38.4804607 -3.7673129, -38.480457 -3.7673228, -38.4804505 -3.7673311, -38.4804417 -3.7673369, -38.4804315 -3.7673397, -38.480421 -3.7673392, -38.4804111 -3.7673355, -38.4804029 -3.767329, -38.4803971 -3.7673202, -38.4803943 -3.7673089, -38.4803954 -3.7672974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1485 -3.7692856, -38.4741486 -3.7692792, -38.4741507 -3.7692732, -38.4741546 -3.7692681, -38.4741598 -3.7692645, -38.474166 -3.7692627, -38.4741723 -3.7692629, -38.4741783 -3.769265, -38.4741834 -3.7692689, -38.4741872 -3.7692748, -38.4741888 -3.7692816, -38.474188 -3.7692885, -38.4741849 -3.7692948, -38.4741798 -3.7692996, -38.4741734 -3.7693024, -38.4741664 -3.7693029, -38.4741597 -3.769301, -38.474154 -3.7692969, -38.4741504 -3.7692917, -38.4741485 -3.7692856))">
            <text:p>POLYGON ((-38.4741485 -3.7692856, -38.4741486 -3.7692792, -38.4741507 -3.7692732, -38.4741546 -3.7692681, -38.4741598 -3.7692645, -38.474166 -3.7692627, -38.4741723 -3.7692629, -38.4741783 -3.769265, -38.4741834 -3.7692689, -38.4741872 -3.7692748, -38.4741888 -3.7692816, -38.474188 -3.7692885, -38.4741849 -3.7692948, -38.4741798 -3.7692996, -38.4741734 -3.7693024, -38.4741664 -3.7693029, -38.4741597 -3.769301, -38.474154 -3.7692969, -38.4741504 -3.7692917, -38.4741485 -3.7692856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6529 -3.7700207, -38.4816386 -3.7700158, -38.4816266 -3.7700066, -38.4816183 -3.7699939, -38.4816146 -3.7699793, -38.4816158 -3.7699642, -38.4816219 -3.7699504, -38.4816322 -3.7699393, -38.4816455 -3.7699321, -38.4816604 -3.7699296, -38.4816753 -3.7699321, -38.4816885 -3.7699393, -38.4816988 -3.7699504, -38.4817049 -3.7699641, -38.4817061 -3.7699791, -38.4817025 -3.7699938, -38.4816943 -3.7700064, -38.4816824 -3.7700157, -38.4816681 -3.7700207, -38.4816529 -3.7700207))">
            <text:p>POLYGON ((-38.4816529 -3.7700207, -38.4816386 -3.7700158, -38.4816266 -3.7700066, -38.4816183 -3.7699939, -38.4816146 -3.7699793, -38.4816158 -3.7699642, -38.4816219 -3.7699504, -38.4816322 -3.7699393, -38.4816455 -3.7699321, -38.4816604 -3.7699296, -38.4816753 -3.7699321, -38.4816885 -3.7699393, -38.4816988 -3.7699504, -38.4817049 -3.7699641, -38.4817061 -3.7699791, -38.4817025 -3.7699938, -38.4816943 -3.7700064, -38.4816824 -3.7700157, -38.4816681 -3.7700207, -38.4816529 -3.7700207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041 -3.771006, -38.4798001 -3.7711625, -38.4797828 -3.771161, -38.4796016 -3.7711451, -38.4796231 -3.7709913, -38.4798041 -3.771006))">
            <text:p>POLYGON ((-38.4798041 -3.771006, -38.4798001 -3.7711625, -38.4797828 -3.771161, -38.4796016 -3.7711451, -38.4796231 -3.7709913, -38.4798041 -3.771006))</text:p>
          </table:table-cell>
          <table:table-cell office:value-type="string" office:string-value="motorcycle_parking">
            <text:p>motorcycle_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81 -3.7681694, -38.47882 -3.7681562, -38.4788338 -3.7681471, -38.47885 -3.7681432, -38.4788665 -3.7681449, -38.4788814 -3.768152, -38.4788931 -3.7681638, -38.4789002 -3.7681788, -38.4789018 -3.7681941, -38.4788985 -3.7682093, -38.4788907 -3.7682226, -38.478879 -3.7682328, -38.4788647 -3.7682388, -38.4788493 -3.76824, -38.4788342 -3.7682363, -38.4788211 -3.768228, -38.4788113 -3.7682161, -38.4788057 -3.7682017, -38.478805 -3.7681852, -38.47881 -3.7681694))">
            <text:p>POLYGON ((-38.47881 -3.7681694, -38.47882 -3.7681562, -38.4788338 -3.7681471, -38.47885 -3.7681432, -38.4788665 -3.7681449, -38.4788814 -3.768152, -38.4788931 -3.7681638, -38.4789002 -3.7681788, -38.4789018 -3.7681941, -38.4788985 -3.7682093, -38.4788907 -3.7682226, -38.478879 -3.7682328, -38.4788647 -3.7682388, -38.4788493 -3.76824, -38.4788342 -3.7682363, -38.4788211 -3.768228, -38.4788113 -3.7682161, -38.4788057 -3.7682017, -38.478805 -3.7681852, -38.47881 -3.7681694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6104 -3.7691565, -38.4776117 -3.7691476, -38.477616 -3.7691398, -38.4776227 -3.7691338, -38.477631 -3.7691304, -38.47764 -3.7691301, -38.4776485 -3.7691328, -38.4776557 -3.7691382, -38.4776602 -3.7691451, -38.4776624 -3.769153, -38.477662 -3.7691612, -38.477659 -3.7691688, -38.4776539 -3.7691752, -38.477647 -3.7691796, -38.477639 -3.7691817, -38.4776308 -3.7691812, -38.4776232 -3.7691782, -38.4776169 -3.769173, -38.4776122 -3.7691653, -38.4776104 -3.7691565))">
            <text:p>POLYGON ((-38.4776104 -3.7691565, -38.4776117 -3.7691476, -38.477616 -3.7691398, -38.4776227 -3.7691338, -38.477631 -3.7691304, -38.47764 -3.7691301, -38.4776485 -3.7691328, -38.4776557 -3.7691382, -38.4776602 -3.7691451, -38.4776624 -3.769153, -38.477662 -3.7691612, -38.477659 -3.7691688, -38.4776539 -3.7691752, -38.477647 -3.7691796, -38.477639 -3.7691817, -38.4776308 -3.7691812, -38.4776232 -3.7691782, -38.4776169 -3.769173, -38.4776122 -3.7691653, -38.4776104 -3.7691565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013 -3.7709115, -38.4798998 -3.7708994, -38.4799021 -3.7708874, -38.4799082 -3.7708767, -38.4799173 -3.7708685, -38.4799285 -3.7708636, -38.4799407 -3.7708624, -38.4799526 -3.7708652, -38.4799631 -3.7708715, -38.4799715 -3.7708816, -38.4799759 -3.7708938, -38.4799761 -3.7709068, -38.4799718 -3.7709192, -38.4799636 -3.7709293, -38.4799525 -3.7709362, -38.4799398 -3.7709389, -38.4799268 -3.7709373, -38.4799152 -3.7709313, -38.4799066 -3.7709225, -38.4799013 -3.7709115))">
            <text:p>POLYGON ((-38.4799013 -3.7709115, -38.4798998 -3.7708994, -38.4799021 -3.7708874, -38.4799082 -3.7708767, -38.4799173 -3.7708685, -38.4799285 -3.7708636, -38.4799407 -3.7708624, -38.4799526 -3.7708652, -38.4799631 -3.7708715, -38.4799715 -3.7708816, -38.4799759 -3.7708938, -38.4799761 -3.7709068, -38.4799718 -3.7709192, -38.4799636 -3.7709293, -38.4799525 -3.7709362, -38.4799398 -3.7709389, -38.4799268 -3.7709373, -38.4799152 -3.7709313, -38.4799066 -3.7709225, -38.4799013 -3.7709115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3749 -3.769872, -38.4793821 -3.7698617, -38.4793925 -3.7698545, -38.4794047 -3.7698512, -38.4794173 -3.7698523, -38.4794287 -3.7698577, -38.4794376 -3.7698666, -38.479443 -3.769878, -38.4794442 -3.7698893, -38.4794418 -3.7699004, -38.4794361 -3.7699102, -38.4794276 -3.7699178, -38.4794172 -3.7699225, -38.4794059 -3.7699236, -38.4793948 -3.7699213, -38.4793849 -3.7699156, -38.4793773 -3.7699071, -38.4793727 -3.7698967, -38.4793716 -3.7698842, -38.4793749 -3.769872))">
            <text:p>POLYGON ((-38.4793749 -3.769872, -38.4793821 -3.7698617, -38.4793925 -3.7698545, -38.4794047 -3.7698512, -38.4794173 -3.7698523, -38.4794287 -3.7698577, -38.4794376 -3.7698666, -38.479443 -3.769878, -38.4794442 -3.7698893, -38.4794418 -3.7699004, -38.4794361 -3.7699102, -38.4794276 -3.7699178, -38.4794172 -3.7699225, -38.4794059 -3.7699236, -38.4793948 -3.7699213, -38.4793849 -3.7699156, -38.4793773 -3.7699071, -38.4793727 -3.7698967, -38.4793716 -3.7698842, -38.4793749 -3.769872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6562 -3.7695887, -38.4796611 -3.7695792, -38.4796688 -3.7695719, -38.4796786 -3.7695676, -38.4796893 -3.7695668, -38.4796996 -3.7695697, -38.4797083 -3.7695758, -38.4797145 -3.7695846, -38.4797172 -3.7695941, -38.4797168 -3.7696041, -38.4797134 -3.7696134, -38.4797071 -3.7696211, -38.4796988 -3.7696265, -38.4796891 -3.769629, -38.4796792 -3.7696284, -38.4796699 -3.7696247, -38.4796623 -3.7696182, -38.4796571 -3.7696097, -38.4796549 -3.7695993, -38.4796562 -3.7695887))">
            <text:p>POLYGON ((-38.4796562 -3.7695887, -38.4796611 -3.7695792, -38.4796688 -3.7695719, -38.4796786 -3.7695676, -38.4796893 -3.7695668, -38.4796996 -3.7695697, -38.4797083 -3.7695758, -38.4797145 -3.7695846, -38.4797172 -3.7695941, -38.4797168 -3.7696041, -38.4797134 -3.7696134, -38.4797071 -3.7696211, -38.4796988 -3.7696265, -38.4796891 -3.769629, -38.4796792 -3.7696284, -38.4796699 -3.7696247, -38.4796623 -3.7696182, -38.4796571 -3.7696097, -38.4796549 -3.7695993, -38.4796562 -3.7695887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1687 -3.7686832, -38.4811147 -3.7686605, -38.4811369 -3.7686071, -38.481191 -3.7686297, -38.4811687 -3.7686832))">
            <text:p>POLYGON ((-38.4811687 -3.7686832, -38.4811147 -3.7686605, -38.4811369 -3.7686071, -38.481191 -3.7686297, -38.4811687 -3.7686832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2">
            <text:p>6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5">
            <text:p>110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kiosk">
            <text:p>kios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8056 -3.7701795, -38.4787177 -3.7703835, -38.4783196 -3.7702231, -38.4784066 -3.7700215, -38.4786869 -3.770136, -38.4788056 -3.7701795))">
            <text:p>POLYGON ((-38.4788056 -3.7701795, -38.4787177 -3.7703835, -38.4783196 -3.7702231, -38.4784066 -3.7700215, -38.4786869 -3.770136, -38.4788056 -3.7701795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5485 -3.7705702, -38.4795184 -3.7708479, -38.479511 -3.7708767, -38.4794949 -3.7708907, -38.4794694 -3.7708947, -38.4789477 -3.7708512, -38.4789249 -3.7708445, -38.4789075 -3.7708332, -38.4788907 -3.7708151, -38.4788391 -3.7707248, -38.4787124 -3.7707281, -38.4786715 -3.7707201, -38.4786319 -3.7707067, -38.4783315 -3.7705552, -38.478306 -3.7705451, -38.4782805 -3.7705408, -38.4782504 -3.7705421, -38.4782054 -3.7705622, -38.4781753 -3.7705535, -38.4781565 -3.7705287, -38.4781545 -3.7704959, -38.4781739 -3.7703722)">
            <text:p>LINESTRING (-38.4795485 -3.7705702, -38.4795184 -3.7708479, -38.479511 -3.7708767, -38.4794949 -3.7708907, -38.4794694 -3.7708947, -38.4789477 -3.7708512, -38.4789249 -3.7708445, -38.4789075 -3.7708332, -38.4788907 -3.7708151, -38.4788391 -3.7707248, -38.4787124 -3.7707281, -38.4786715 -3.7707201, -38.4786319 -3.7707067, -38.4783315 -3.7705552, -38.478306 -3.7705451, -38.4782805 -3.7705408, -38.4782504 -3.7705421, -38.4782054 -3.7705622, -38.4781753 -3.7705535, -38.4781565 -3.7705287, -38.4781545 -3.7704959, -38.4781739 -3.770372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8391 -3.7707248, -38.4788136 -3.7706773, -38.4788076 -3.7706405, -38.4788197 -3.7704846, -38.478817 -3.7704692, -38.4788089 -3.7704578, -38.4787901 -3.7704464, -38.4782922 -3.7702309, -38.478337 -3.7701162, -38.4784039 -3.7699245)">
            <text:p>LINESTRING (-38.4788391 -3.7707248, -38.4788136 -3.7706773, -38.4788076 -3.7706405, -38.4788197 -3.7704846, -38.478817 -3.7704692, -38.4788089 -3.7704578, -38.4787901 -3.7704464, -38.4782922 -3.7702309, -38.478337 -3.7701162, -38.4784039 -3.769924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2922 -3.7702309, -38.4782333 -3.7703608, -38.4782292 -3.7703671, -38.4782224 -3.7703717, -38.4782162 -3.7703737, -38.4782079 -3.7703733, -38.4781739 -3.7703722)">
            <text:p>LINESTRING (-38.4782922 -3.7702309, -38.4782333 -3.7703608, -38.4782292 -3.7703671, -38.4782224 -3.7703717, -38.4782162 -3.7703737, -38.4782079 -3.7703733, -38.4781739 -3.770372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931 -3.770698, -38.4789739 -3.7707375, -38.4789766 -3.7708312, -38.4789216 -3.7708258, -38.4788639 -3.770696, -38.478931 -3.770698))">
            <text:p>POLYGON ((-38.478931 -3.770698, -38.4789739 -3.7707375, -38.4789766 -3.7708312, -38.4789216 -3.7708258, -38.4788639 -3.770696, -38.478931 -3.770698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7948 -3.7706592, -38.4787741 -3.7706405, -38.4787399 -3.7706451, -38.4787519 -3.7707087, -38.4788036 -3.7707027, -38.4787948 -3.7706592))">
            <text:p>POLYGON ((-38.4787948 -3.7706592, -38.4787741 -3.7706405, -38.4787399 -3.7706451, -38.4787519 -3.7707087, -38.4788036 -3.7707027, -38.4787948 -3.7706592))</text:p>
          </table:table-cell>
          <table:table-cell office:value-type="string" office:string-value="parking">
            <text:p>parkin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363 -3.7674633, -38.4798488 -3.7674677, -38.479862 -3.7674676, -38.4798743 -3.767463, -38.4798844 -3.7674545, -38.479891 -3.7674431, -38.4798932 -3.7674301, -38.4798909 -3.7674171, -38.4798851 -3.7674067, -38.4798763 -3.7673985, -38.4798654 -3.7673935, -38.4798535 -3.7673921, -38.4798418 -3.7673945, -38.4798313 -3.7674004, -38.4798232 -3.7674092, -38.4798183 -3.7674201, -38.4798169 -3.7674319, -38.4798194 -3.7674437, -38.4798261 -3.767455, -38.4798363 -3.7674633))">
            <text:p>POLYGON ((-38.4798363 -3.7674633, -38.4798488 -3.7674677, -38.479862 -3.7674676, -38.4798743 -3.767463, -38.4798844 -3.7674545, -38.479891 -3.7674431, -38.4798932 -3.7674301, -38.4798909 -3.7674171, -38.4798851 -3.7674067, -38.4798763 -3.7673985, -38.4798654 -3.7673935, -38.4798535 -3.7673921, -38.4798418 -3.7673945, -38.4798313 -3.7674004, -38.4798232 -3.7674092, -38.4798183 -3.7674201, -38.4798169 -3.7674319, -38.4798194 -3.7674437, -38.4798261 -3.767455, -38.4798363 -3.7674633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36524 -3.7682486, -38.4736458 -3.7683845, -38.4733651 -3.7683708, -38.4733716 -3.7682349, -38.4736524 -3.7682486))">
            <text:p>POLYGON ((-38.4736524 -3.7682486, -38.4736458 -3.7683845, -38.4733651 -3.7683708, -38.4733716 -3.7682349, -38.4736524 -3.7682486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4.9">
            <text:p>4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480">
            <text:p>104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34226 -3.7687472, -38.473425 -3.7686787, -38.4735615 -3.7686813, -38.4735614 -3.768685, -38.4737373 -3.7686937, -38.4737294 -3.7688548, -38.4735536 -3.7688461, -38.4735535 -3.7688498, -38.4735118 -3.768849, -38.4735127 -3.7688, -38.4734653 -3.768799, -38.473466 -3.7687613, -38.473432 -3.7687606, -38.4734226 -3.7687472))">
            <text:p>POLYGON ((-38.4734226 -3.7687472, -38.473425 -3.7686787, -38.4735615 -3.7686813, -38.4735614 -3.768685, -38.4737373 -3.7686937, -38.4737294 -3.7688548, -38.4735536 -3.7688461, -38.4735535 -3.7688498, -38.4735118 -3.768849, -38.4735127 -3.7688, -38.4734653 -3.768799, -38.473466 -3.7687613, -38.473432 -3.7687606, -38.4734226 -3.7687472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4.9">
            <text:p>4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699 -3.7700784, -38.4798749 -3.7700676, -38.4798833 -3.770059, -38.479894 -3.7700537, -38.4799059 -3.7700524, -38.4799176 -3.7700551, -38.4799277 -3.7700616, -38.479935 -3.7700711, -38.4799385 -3.7700817, -38.4799386 -3.7700929, -38.4799351 -3.7701035, -38.4799284 -3.7701125, -38.4799193 -3.7701189, -38.4799086 -3.7701221, -38.4798974 -3.7701219, -38.4798869 -3.7701181, -38.4798781 -3.7701112, -38.4798719 -3.7701019, -38.4798688 -3.7700903, -38.4798699 -3.7700784))">
            <text:p>POLYGON ((-38.4798699 -3.7700784, -38.4798749 -3.7700676, -38.4798833 -3.770059, -38.479894 -3.7700537, -38.4799059 -3.7700524, -38.4799176 -3.7700551, -38.4799277 -3.7700616, -38.479935 -3.7700711, -38.4799385 -3.7700817, -38.4799386 -3.7700929, -38.4799351 -3.7701035, -38.4799284 -3.7701125, -38.4799193 -3.7701189, -38.4799086 -3.7701221, -38.4798974 -3.7701219, -38.4798869 -3.7701181, -38.4798781 -3.7701112, -38.4798719 -3.7701019, -38.4798688 -3.7700903, -38.4798699 -3.7700784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5332 -3.770426, -38.4795393 -3.7704196, -38.479543 -3.7704115, -38.4795437 -3.7704026, -38.4795414 -3.7703941, -38.4795363 -3.7703868, -38.4795291 -3.7703816, -38.4795206 -3.7703792, -38.4795123 -3.7703796, -38.4795045 -3.7703826, -38.4794981 -3.7703879, -38.4794937 -3.7703949, -38.4794918 -3.770403, -38.4794924 -3.7704112, -38.4794957 -3.7704189, -38.4795012 -3.7704251, -38.4795083 -3.7704293, -38.4795164 -3.770431, -38.4795252 -3.7704299, -38.4795332 -3.770426))">
            <text:p>POLYGON ((-38.4795332 -3.770426, -38.4795393 -3.7704196, -38.479543 -3.7704115, -38.4795437 -3.7704026, -38.4795414 -3.7703941, -38.4795363 -3.7703868, -38.4795291 -3.7703816, -38.4795206 -3.7703792, -38.4795123 -3.7703796, -38.4795045 -3.7703826, -38.4794981 -3.7703879, -38.4794937 -3.7703949, -38.4794918 -3.770403, -38.4794924 -3.7704112, -38.4794957 -3.7704189, -38.4795012 -3.7704251, -38.4795083 -3.7704293, -38.4795164 -3.770431, -38.4795252 -3.7704299, -38.4795332 -3.770426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37 -3.7701162, -38.4784242 -3.7700987)">
            <text:p>LINESTRING (-38.478337 -3.7701162, -38.4784242 -3.770098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242 -3.7700987, -38.4784445 -3.7700717, -38.4784532 -3.7700674, -38.4784646 -3.770066, -38.478479 -3.7700697, -38.4786518 -3.7701503, -38.4786793 -3.7701652, -38.4786829 -3.7701713, -38.4786839 -3.7701763, -38.4786827 -3.7701816, -38.4786634 -3.7702189, -38.4786599 -3.7702234)">
            <text:p>LINESTRING (-38.4784242 -3.7700987, -38.4784445 -3.7700717, -38.4784532 -3.7700674, -38.4784646 -3.770066, -38.478479 -3.7700697, -38.4786518 -3.7701503, -38.4786793 -3.7701652, -38.4786829 -3.7701713, -38.4786839 -3.7701763, -38.4786827 -3.7701816, -38.4786634 -3.7702189, -38.4786599 -3.77022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242 -3.7700987, -38.4784239 -3.7701176, -38.4784286 -3.7701246, -38.4784378 -3.7701326, -38.478641 -3.7702247, -38.4786477 -3.7702263, -38.4786537 -3.7702265, -38.4786599 -3.7702234)">
            <text:p>LINESTRING (-38.4784242 -3.7700987, -38.4784239 -3.7701176, -38.4784286 -3.7701246, -38.4784378 -3.7701326, -38.478641 -3.7702247, -38.4786477 -3.7702263, -38.4786537 -3.7702265, -38.4786599 -3.77022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2585 -3.7705691, -38.4812321 -3.770559, -38.4812199 -3.7705864, -38.4812473 -3.7705955, -38.4812585 -3.7705691))">
            <text:p>POLYGON ((-38.4812585 -3.7705691, -38.4812321 -3.770559, -38.4812199 -3.7705864, -38.4812473 -3.7705955, -38.4812585 -3.7705691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0309 -3.7687506, -38.4790245 -3.7687379, -38.4790262 -3.7687215, -38.4790751 -3.768598)">
            <text:p>LINESTRING (-38.4790309 -3.7687506, -38.4790245 -3.7687379, -38.4790262 -3.7687215, -38.4790751 -3.76859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7558 -3.7705022, -38.4747705 -3.7705017, -38.4747842 -3.7704964, -38.4747954 -3.7704868, -38.4748027 -3.7704741, -38.4748054 -3.7704597, -38.4748031 -3.7704452, -38.4747961 -3.7704322, -38.4747858 -3.7704227, -38.474773 -3.770417, -38.474759 -3.7704156, -38.4747453 -3.7704187, -38.4747334 -3.770426, -38.4747243 -3.7704368, -38.4747191 -3.7704498, -38.4747184 -3.7704638, -38.4747222 -3.7704773, -38.47473 -3.7704889, -38.4747418 -3.7704977, -38.4747558 -3.7705022))">
            <text:p>POLYGON ((-38.4747558 -3.7705022, -38.4747705 -3.7705017, -38.4747842 -3.7704964, -38.4747954 -3.7704868, -38.4748027 -3.7704741, -38.4748054 -3.7704597, -38.4748031 -3.7704452, -38.4747961 -3.7704322, -38.4747858 -3.7704227, -38.474773 -3.770417, -38.474759 -3.7704156, -38.4747453 -3.7704187, -38.4747334 -3.770426, -38.4747243 -3.7704368, -38.4747191 -3.7704498, -38.4747184 -3.7704638, -38.4747222 -3.7704773, -38.47473 -3.7704889, -38.4747418 -3.7704977, -38.4747558 -3.7705022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926 -3.7693944, -38.4778419 -3.7698112, -38.4783055 -3.7699774)">
            <text:p>LINESTRING (-38.4776926 -3.7693944, -38.4778419 -3.7698112, -38.4783055 -3.769977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419 -3.7698112, -38.4775956 -3.7702981)">
            <text:p>LINESTRING (-38.4778419 -3.7698112, -38.4775956 -3.770298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419 -3.7698112, -38.4778627 -3.7703308)">
            <text:p>LINESTRING (-38.4778419 -3.7698112, -38.4778627 -3.77033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233 -3.7685796, -38.4774206 -3.7688582)">
            <text:p>LINESTRING (-38.4776233 -3.7685796, -38.4774206 -3.768858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5101 -3.7688567, -38.479515 -3.7688482, -38.4795225 -3.7688419, -38.4795317 -3.7688384, -38.4795415 -3.7688384, -38.4795508 -3.7688416, -38.4795584 -3.7688479, -38.4795634 -3.7688563, -38.4795652 -3.768865, -38.4795642 -3.7688738, -38.4795605 -3.7688819, -38.4795545 -3.7688884, -38.4795467 -3.7688928, -38.479538 -3.7688945, -38.4795292 -3.7688935, -38.4795211 -3.7688898, -38.4795145 -3.7688838, -38.4795102 -3.768876, -38.4795085 -3.7688664, -38.4795101 -3.7688567))">
            <text:p>POLYGON ((-38.4795101 -3.7688567, -38.479515 -3.7688482, -38.4795225 -3.7688419, -38.4795317 -3.7688384, -38.4795415 -3.7688384, -38.4795508 -3.7688416, -38.4795584 -3.7688479, -38.4795634 -3.7688563, -38.4795652 -3.768865, -38.4795642 -3.7688738, -38.4795605 -3.7688819, -38.4795545 -3.7688884, -38.4795467 -3.7688928, -38.479538 -3.7688945, -38.4795292 -3.7688935, -38.4795211 -3.7688898, -38.4795145 -3.7688838, -38.4795102 -3.768876, -38.4795085 -3.7688664, -38.4795101 -3.7688567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9232 -3.7690813, -38.4789275 -3.7690754, -38.4789335 -3.7690713, -38.4789406 -3.7690695, -38.4789479 -3.7690702, -38.4789545 -3.7690733, -38.4789596 -3.7690785, -38.4789626 -3.7690851, -38.4789633 -3.7690917, -38.4789619 -3.7690982, -38.4789585 -3.769104, -38.4789535 -3.7691083, -38.4789474 -3.769111, -38.4789408 -3.7691116, -38.4789343 -3.7691101, -38.4789286 -3.7691067, -38.4789242 -3.7691016, -38.4789217 -3.7690955, -38.4789212 -3.7690882, -38.4789232 -3.7690813))">
            <text:p>POLYGON ((-38.4789232 -3.7690813, -38.4789275 -3.7690754, -38.4789335 -3.7690713, -38.4789406 -3.7690695, -38.4789479 -3.7690702, -38.4789545 -3.7690733, -38.4789596 -3.7690785, -38.4789626 -3.7690851, -38.4789633 -3.7690917, -38.4789619 -3.7690982, -38.4789585 -3.769104, -38.4789535 -3.7691083, -38.4789474 -3.769111, -38.4789408 -3.7691116, -38.4789343 -3.7691101, -38.4789286 -3.7691067, -38.4789242 -3.7691016, -38.4789217 -3.7690955, -38.4789212 -3.7690882, -38.4789232 -3.7690813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548 -3.7682135, -38.4798597 -3.7682058, -38.4798668 -3.7682001, -38.4798755 -3.7681972, -38.4798847 -3.7681975, -38.4798932 -3.7682008, -38.4799001 -3.7682068, -38.4799045 -3.7682148, -38.4799059 -3.768223, -38.4799047 -3.7682312, -38.479901 -3.7682387, -38.4798952 -3.7682446, -38.4798878 -3.7682484, -38.4798796 -3.7682498, -38.4798713 -3.7682485, -38.4798639 -3.7682448, -38.479858 -3.7682389, -38.4798542 -3.7682315, -38.479853 -3.7682225, -38.4798548 -3.7682135))">
            <text:p>POLYGON ((-38.4798548 -3.7682135, -38.4798597 -3.7682058, -38.4798668 -3.7682001, -38.4798755 -3.7681972, -38.4798847 -3.7681975, -38.4798932 -3.7682008, -38.4799001 -3.7682068, -38.4799045 -3.7682148, -38.4799059 -3.768223, -38.4799047 -3.7682312, -38.479901 -3.7682387, -38.4798952 -3.7682446, -38.4798878 -3.7682484, -38.4798796 -3.7682498, -38.4798713 -3.7682485, -38.4798639 -3.7682448, -38.479858 -3.7682389, -38.4798542 -3.7682315, -38.479853 -3.7682225, -38.4798548 -3.7682135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5414 -3.7682958, -38.4803356 -3.7686824, -38.4803103 -3.7687208, -38.4802448 -3.76882, -38.4801559 -3.7688516, -38.4800417 -3.7688923, -38.4797819 -3.7687926, -38.4796374 -3.7687371, -38.479556 -3.7687059, -38.479521 -3.7686546, -38.4796777 -3.7683181, -38.4797635 -3.7681338, -38.4798323 -3.7679861, -38.4800261 -3.7675699, -38.4800594 -3.7674983, -38.4802004 -3.7671955, -38.4802425 -3.7671052, -38.4804229 -3.7671608, -38.48056 -3.767203, -38.4805722 -3.7673828, -38.4805764 -3.7674454, -38.4805787 -3.7675432, -38.4806406 -3.7675781, -38.4808146 -3.767662, -38.4805414 -3.7682958)">
            <text:p>LINESTRING (-38.4805414 -3.7682958, -38.4803356 -3.7686824, -38.4803103 -3.7687208, -38.4802448 -3.76882, -38.4801559 -3.7688516, -38.4800417 -3.7688923, -38.4797819 -3.7687926, -38.4796374 -3.7687371, -38.479556 -3.7687059, -38.479521 -3.7686546, -38.4796777 -3.7683181, -38.4797635 -3.7681338, -38.4798323 -3.7679861, -38.4800261 -3.7675699, -38.4800594 -3.7674983, -38.4802004 -3.7671955, -38.4802425 -3.7671052, -38.4804229 -3.7671608, -38.48056 -3.767203, -38.4805722 -3.7673828, -38.4805764 -3.7674454, -38.4805787 -3.7675432, -38.4806406 -3.7675781, -38.4808146 -3.767662, -38.4805414 -3.768295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7819 -3.7687926, -38.4798549 -3.7686313, -38.4798783 -3.7685218, -38.4798852 -3.7684892, -38.4799319 -3.7683727, -38.4799003 -3.7683279, -38.4797635 -3.7681338)">
            <text:p>LINESTRING (-38.4797819 -3.7687926, -38.4798549 -3.7686313, -38.4798783 -3.7685218, -38.4798852 -3.7684892, -38.4799319 -3.7683727, -38.4799003 -3.7683279, -38.4797635 -3.768133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8549 -3.7686313, -38.4796374 -3.7687371)">
            <text:p>LINESTRING (-38.4798549 -3.7686313, -38.4796374 -3.768737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8783 -3.7685218, -38.4797942 -3.7684053, -38.4796777 -3.7683181)">
            <text:p>LINESTRING (-38.4798783 -3.7685218, -38.4797942 -3.7684053, -38.4796777 -3.768318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8783 -3.7685218, -38.480058 -3.76858, -38.4803103 -3.7687208)">
            <text:p>LINESTRING (-38.4798783 -3.7685218, -38.480058 -3.76858, -38.4803103 -3.76872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058 -3.76858, -38.4801559 -3.7688516)">
            <text:p>LINESTRING (-38.480058 -3.76858, -38.4801559 -3.768851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058 -3.76858, -38.4801583 -3.7683804, -38.4801918 -3.7683136, -38.4805787 -3.7675432)">
            <text:p>LINESTRING (-38.480058 -3.76858, -38.4801583 -3.7683804, -38.4801918 -3.7683136, -38.4805787 -3.767543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1918 -3.7683136, -38.4803102 -3.7683773, -38.4803802 -3.7682352, -38.4805414 -3.7682958)">
            <text:p>LINESTRING (-38.4801918 -3.7683136, -38.4803102 -3.7683773, -38.4803802 -3.7682352, -38.4805414 -3.768295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1918 -3.7683136, -38.4801631 -3.7682119, -38.480072 -3.7681537)">
            <text:p>LINESTRING (-38.4801918 -3.7683136, -38.4801631 -3.7682119, -38.480072 -3.768153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072 -3.7681537, -38.4800026 -3.7681051, -38.4798323 -3.7679861)">
            <text:p>LINESTRING (-38.480072 -3.7681537, -38.4800026 -3.7681051, -38.4798323 -3.767986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9003 -3.7683279, -38.4799413 -3.7682386, -38.4800026 -3.7681051)">
            <text:p>LINESTRING (-38.4799003 -3.7683279, -38.4799413 -3.7682386, -38.4800026 -3.768105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853 -3.7684005, -38.4799906 -3.7683884, -38.4799994 -3.7683785, -38.4800108 -3.7683718, -38.4800238 -3.7683689, -38.480037 -3.7683702, -38.4800491 -3.7683755, -38.4800591 -3.7683843, -38.4800658 -3.7683957, -38.4800687 -3.7684101, -38.4800665 -3.7684246, -38.4800594 -3.7684375, -38.4800484 -3.7684472, -38.4800347 -3.7684526, -38.48002 -3.7684529, -38.4800061 -3.7684483, -38.4799946 -3.7684391, -38.4799869 -3.7684266, -38.479984 -3.7684137, -38.4799853 -3.7684005))">
            <text:p>POLYGON ((-38.4799853 -3.7684005, -38.4799906 -3.7683884, -38.4799994 -3.7683785, -38.4800108 -3.7683718, -38.4800238 -3.7683689, -38.480037 -3.7683702, -38.4800491 -3.7683755, -38.4800591 -3.7683843, -38.4800658 -3.7683957, -38.4800687 -3.7684101, -38.4800665 -3.7684246, -38.4800594 -3.7684375, -38.4800484 -3.7684472, -38.4800347 -3.7684526, -38.48002 -3.7684529, -38.4800061 -3.7684483, -38.4799946 -3.7684391, -38.4799869 -3.7684266, -38.479984 -3.7684137, -38.4799853 -3.7684005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9413 -3.7682386, -38.4801583 -3.7683804)">
            <text:p>LINESTRING (-38.4799413 -3.7682386, -38.4801583 -3.768380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footway">
            <text:p>footwa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148 -3.7694891, -38.4781538 -3.7694778, -38.4781629 -3.7694687, -38.4781743 -3.769463, -38.478187 -3.7694611, -38.4781996 -3.7694633, -38.478211 -3.7694693, -38.4782198 -3.7694785, -38.4782254 -3.76949, -38.478227 -3.7695038, -38.4782239 -3.7695173, -38.4782163 -3.769529, -38.4782052 -3.7695375, -38.478192 -3.7695416, -38.478178 -3.7695411, -38.4781651 -3.7695359, -38.4781547 -3.7695266, -38.4781481 -3.7695144, -38.478146 -3.7695018, -38.478148 -3.7694891))">
            <text:p>POLYGON ((-38.478148 -3.7694891, -38.4781538 -3.7694778, -38.4781629 -3.7694687, -38.4781743 -3.769463, -38.478187 -3.7694611, -38.4781996 -3.7694633, -38.478211 -3.7694693, -38.4782198 -3.7694785, -38.4782254 -3.76949, -38.478227 -3.7695038, -38.4782239 -3.7695173, -38.4782163 -3.769529, -38.4782052 -3.7695375, -38.478192 -3.7695416, -38.478178 -3.7695411, -38.4781651 -3.7695359, -38.4781547 -3.7695266, -38.4781481 -3.7695144, -38.478146 -3.7695018, -38.478148 -3.7694891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1967 -3.7664939, -38.4791949 -3.7664749, -38.4791994 -3.7664563, -38.4792096 -3.7664403, -38.4792246 -3.7664284, -38.4792426 -3.766422, -38.4792618 -3.7664219, -38.4792799 -3.7664279, -38.4792951 -3.7664396, -38.4793055 -3.7664554, -38.4793103 -3.7664737, -38.4793089 -3.7664926, -38.4793014 -3.76651, -38.4792887 -3.7665241, -38.4792722 -3.7665333, -38.4792535 -3.7665367, -38.4792347 -3.7665338, -38.4792179 -3.7665251, -38.4792047 -3.7665113, -38.4791967 -3.7664939))">
            <text:p>POLYGON ((-38.4791967 -3.7664939, -38.4791949 -3.7664749, -38.4791994 -3.7664563, -38.4792096 -3.7664403, -38.4792246 -3.7664284, -38.4792426 -3.766422, -38.4792618 -3.7664219, -38.4792799 -3.7664279, -38.4792951 -3.7664396, -38.4793055 -3.7664554, -38.4793103 -3.7664737, -38.4793089 -3.7664926, -38.4793014 -3.76651, -38.4792887 -3.7665241, -38.4792722 -3.7665333, -38.4792535 -3.7665367, -38.4792347 -3.7665338, -38.4792179 -3.7665251, -38.4792047 -3.7665113, -38.4791967 -3.7664939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054 -3.7669682, -38.478063 -3.7669588, -38.4780747 -3.7669531, -38.4780876 -3.7669516, -38.4781003 -3.7669545, -38.4781112 -3.7669615, -38.4781192 -3.7669718, -38.4781232 -3.7669842, -38.478123 -3.7669963, -38.4781189 -3.7670077, -38.4781116 -3.7670172, -38.4781015 -3.767024, -38.4780899 -3.7670273, -38.4780778 -3.7670267, -38.4780665 -3.7670224, -38.4780571 -3.7670148, -38.4780506 -3.7670047, -38.4780476 -3.766993, -38.4780486 -3.76698, -38.478054 -3.7669682))">
            <text:p>POLYGON ((-38.478054 -3.7669682, -38.478063 -3.7669588, -38.4780747 -3.7669531, -38.4780876 -3.7669516, -38.4781003 -3.7669545, -38.4781112 -3.7669615, -38.4781192 -3.7669718, -38.4781232 -3.7669842, -38.478123 -3.7669963, -38.4781189 -3.7670077, -38.4781116 -3.7670172, -38.4781015 -3.767024, -38.4780899 -3.7670273, -38.4780778 -3.7670267, -38.4780665 -3.7670224, -38.4780571 -3.7670148, -38.4780506 -3.7670047, -38.4780476 -3.766993, -38.4780486 -3.76698, -38.478054 -3.7669682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3108 -3.7683723, -38.4783208 -3.768359, -38.4783347 -3.76835, -38.4783508 -3.768346, -38.4783673 -3.7683478, -38.4783823 -3.7683549, -38.478394 -3.7683667, -38.478401 -3.7683816, -38.4784027 -3.768397, -38.4783994 -3.7684121, -38.4783915 -3.7684255, -38.4783799 -3.7684356, -38.4783656 -3.7684416, -38.4783501 -3.7684428, -38.4783351 -3.7684392, -38.478322 -3.7684309, -38.4783121 -3.768419, -38.4783065 -3.7684046, -38.4783059 -3.768388, -38.4783108 -3.7683723))">
            <text:p>POLYGON ((-38.4783108 -3.7683723, -38.4783208 -3.768359, -38.4783347 -3.76835, -38.4783508 -3.768346, -38.4783673 -3.7683478, -38.4783823 -3.7683549, -38.478394 -3.7683667, -38.478401 -3.7683816, -38.4784027 -3.768397, -38.4783994 -3.7684121, -38.4783915 -3.7684255, -38.4783799 -3.7684356, -38.4783656 -3.7684416, -38.4783501 -3.7684428, -38.4783351 -3.7684392, -38.478322 -3.7684309, -38.4783121 -3.768419, -38.4783065 -3.7684046, -38.4783059 -3.768388, -38.4783108 -3.7683723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7301 -3.769917, -38.4757394 -3.7699005, -38.4757537 -3.7698882, -38.4757713 -3.7698813, -38.4757902 -3.7698809, -38.4758082 -3.7698868, -38.4758231 -3.7698985, -38.4758326 -3.7699132, -38.475837 -3.7699302, -38.4758358 -3.7699477, -38.4758291 -3.7699639, -38.4758177 -3.7699772, -38.4758026 -3.7699862, -38.4757855 -3.7699901, -38.475768 -3.7699884, -38.475752 -3.7699813, -38.475739 -3.7699695, -38.4757304 -3.7699542, -38.475727 -3.7699356, -38.4757301 -3.769917))">
            <text:p>POLYGON ((-38.4757301 -3.769917, -38.4757394 -3.7699005, -38.4757537 -3.7698882, -38.4757713 -3.7698813, -38.4757902 -3.7698809, -38.4758082 -3.7698868, -38.4758231 -3.7698985, -38.4758326 -3.7699132, -38.475837 -3.7699302, -38.4758358 -3.7699477, -38.4758291 -3.7699639, -38.4758177 -3.7699772, -38.4758026 -3.7699862, -38.4757855 -3.7699901, -38.475768 -3.7699884, -38.475752 -3.7699813, -38.475739 -3.7699695, -38.4757304 -3.7699542, -38.475727 -3.7699356, -38.4757301 -3.769917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498 -3.7701587, -38.4775054 -3.7701431, -38.4775259 -3.7701449, -38.4775281 -3.7701255, -38.477533 -3.770123, -38.4775502 -3.7701205, -38.4775672 -3.7701238, -38.4775823 -3.7701323, -38.4775938 -3.7701452, -38.4776007 -3.7701614, -38.4776018 -3.7701789, -38.4775971 -3.7701959, -38.4775872 -3.7702104, -38.477573 -3.7702208, -38.4775561 -3.7702261, -38.4775385 -3.7702255, -38.477522 -3.7702192, -38.4775085 -3.7702079, -38.4774995 -3.7701928, -38.4774959 -3.7701759, -38.477498 -3.7701587))">
            <text:p>POLYGON ((-38.477498 -3.7701587, -38.4775054 -3.7701431, -38.4775259 -3.7701449, -38.4775281 -3.7701255, -38.477533 -3.770123, -38.4775502 -3.7701205, -38.4775672 -3.7701238, -38.4775823 -3.7701323, -38.4775938 -3.7701452, -38.4776007 -3.7701614, -38.4776018 -3.7701789, -38.4775971 -3.7701959, -38.4775872 -3.7702104, -38.477573 -3.7702208, -38.4775561 -3.7702261, -38.4775385 -3.7702255, -38.477522 -3.7702192, -38.4775085 -3.7702079, -38.4774995 -3.7701928, -38.4774959 -3.7701759, -38.477498 -3.7701587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8244 -3.7689091, -38.4818282 -3.7688929, -38.4818372 -3.7688791, -38.4818504 -3.768869, -38.4818662 -3.7688641, -38.4818828 -3.7688648, -38.4818982 -3.768871, -38.4819098 -3.7688811, -38.4819176 -3.7688943, -38.4819208 -3.7689094, -38.4819192 -3.7689246, -38.4819128 -3.7689386, -38.4819023 -3.7689499, -38.4818888 -3.7689573, -38.4818737 -3.7689601, -38.4818584 -3.7689579, -38.4818446 -3.7689511, -38.4818336 -3.7689404, -38.4818263 -3.7689255, -38.4818244 -3.7689091))">
            <text:p>POLYGON ((-38.4818244 -3.7689091, -38.4818282 -3.7688929, -38.4818372 -3.7688791, -38.4818504 -3.768869, -38.4818662 -3.7688641, -38.4818828 -3.7688648, -38.4818982 -3.768871, -38.4819098 -3.7688811, -38.4819176 -3.7688943, -38.4819208 -3.7689094, -38.4819192 -3.7689246, -38.4819128 -3.7689386, -38.4819023 -3.7689499, -38.4818888 -3.7689573, -38.4818737 -3.7689601, -38.4818584 -3.7689579, -38.4818446 -3.7689511, -38.4818336 -3.7689404, -38.4818263 -3.7689255, -38.4818244 -3.7689091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8851 -3.7687374, -38.4818914 -3.7687309, -38.4818995 -3.7687268, -38.4819084 -3.7687257, -38.4819172 -3.7687277, -38.4819249 -3.7687326, -38.4819302 -3.7687392, -38.4819331 -3.7687472, -38.4819333 -3.7687557, -38.4819308 -3.7687638, -38.4819258 -3.7687708, -38.4819189 -3.7687757, -38.4819108 -3.7687783, -38.4819023 -3.7687781, -38.4818942 -3.7687752, -38.4818876 -3.7687699, -38.4818829 -3.7687628, -38.4818807 -3.7687546, -38.4818814 -3.7687456, -38.4818851 -3.7687374))">
            <text:p>POLYGON ((-38.4818851 -3.7687374, -38.4818914 -3.7687309, -38.4818995 -3.7687268, -38.4819084 -3.7687257, -38.4819172 -3.7687277, -38.4819249 -3.7687326, -38.4819302 -3.7687392, -38.4819331 -3.7687472, -38.4819333 -3.7687557, -38.4819308 -3.7687638, -38.4819258 -3.7687708, -38.4819189 -3.7687757, -38.4819108 -3.7687783, -38.4819023 -3.7687781, -38.4818942 -3.7687752, -38.4818876 -3.7687699, -38.4818829 -3.7687628, -38.4818807 -3.7687546, -38.4818814 -3.7687456, -38.4818851 -3.7687374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8964 -3.7686246, -38.4819027 -3.7686181, -38.4819108 -3.768614, -38.4819197 -3.7686129, -38.4819286 -3.7686149, -38.4819362 -3.7686198, -38.4819415 -3.7686264, -38.4819444 -3.7686344, -38.4819446 -3.7686429, -38.4819421 -3.768651, -38.4819371 -3.768658, -38.4819302 -3.7686629, -38.4819221 -3.7686655, -38.4819136 -3.7686653, -38.4819055 -3.7686624, -38.4818989 -3.7686571, -38.4818942 -3.76865, -38.481892 -3.7686418, -38.4818927 -3.7686328, -38.4818964 -3.7686246))">
            <text:p>POLYGON ((-38.4818964 -3.7686246, -38.4819027 -3.7686181, -38.4819108 -3.768614, -38.4819197 -3.7686129, -38.4819286 -3.7686149, -38.4819362 -3.7686198, -38.4819415 -3.7686264, -38.4819444 -3.7686344, -38.4819446 -3.7686429, -38.4819421 -3.768651, -38.4819371 -3.768658, -38.4819302 -3.7686629, -38.4819221 -3.7686655, -38.4819136 -3.7686653, -38.4819055 -3.7686624, -38.4818989 -3.7686571, -38.4818942 -3.76865, -38.481892 -3.7686418, -38.4818927 -3.7686328, -38.4818964 -3.7686246))</text:p>
          </table:table-cell>
          <table:table-cell office:value-type="string" office:string-value="fountain">
            <text:p>fountai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water">
            <text:p>wa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813 -3.7683161, -38.4785306 -3.7681976, -38.4785541 -3.7680852, -38.4785631 -3.7678965, -38.4782718 -3.7678798, -38.4781914 -3.7678757, -38.4781202 -3.767871)">
            <text:p>LINESTRING (-38.4784813 -3.7683161, -38.4785306 -3.7681976, -38.4785541 -3.7680852, -38.4785631 -3.7678965, -38.4782718 -3.7678798, -38.4781914 -3.7678757, -38.4781202 -3.76787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588 -3.7662152, -38.4781501 -3.7663319)">
            <text:p>LINESTRING (-38.4781588 -3.7662152, -38.4781501 -3.766331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501 -3.7663319, -38.4781177 -3.7667816)">
            <text:p>LINESTRING (-38.4781501 -3.7663319, -38.4781177 -3.766781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433 -3.766776, -38.4780844 -3.7667779)">
            <text:p>LINESTRING (-38.4780433 -3.766776, -38.4780844 -3.76677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9879 -3.7667753, -38.4780189 -3.7667748, -38.4780433 -3.766776)">
            <text:p>LINESTRING (-38.4779879 -3.7667753, -38.4780189 -3.7667748, -38.4780433 -3.76677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13 -3.7663306, -38.4780809 -3.7663302)">
            <text:p>LINESTRING (-38.478113 -3.7663306, -38.4780809 -3.766330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809 -3.7663302, -38.4780504 -3.7663292, -38.4780186 -3.7663302)">
            <text:p>LINESTRING (-38.4780809 -3.7663302, -38.4780504 -3.7663292, -38.4780186 -3.766330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624 -3.7665823, -38.4770259 -3.7665252, -38.477017 -3.7666807, -38.4778521 -3.7667379)">
            <text:p>LINESTRING (-38.4778624 -3.7665823, -38.4770259 -3.7665252, -38.477017 -3.7666807, -38.4778521 -3.76673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252 -3.7662846, -38.4770712 -3.766211, -38.4770608 -3.7662147, -38.4770541 -3.7662177, -38.4770501 -3.7662297, -38.477037 -3.7663699, -38.477873 -3.7664303)">
            <text:p>LINESTRING (-38.4778252 -3.7662846, -38.4770712 -3.766211, -38.4770608 -3.7662147, -38.4770541 -3.7662177, -38.4770501 -3.7662297, -38.477037 -3.7663699, -38.477873 -3.766430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814 -3.7687295, -38.4783768 -3.7687084, -38.4783047 -3.7685977, -38.4782872 -3.7685629, -38.4782632 -3.7685142)">
            <text:p>LINESTRING (-38.4783814 -3.7687295, -38.4783768 -3.7687084, -38.4783047 -3.7685977, -38.4782872 -3.7685629, -38.4782632 -3.76851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2649 -3.7690041, -38.4782698 -3.7690841, -38.4782772 -3.769125, -38.4782946 -3.7691618, -38.4783188 -3.7691999, -38.4783898 -3.7692501, -38.4785082 -3.7692924)">
            <text:p>LINESTRING (-38.4782649 -3.7690041, -38.4782698 -3.7690841, -38.4782772 -3.769125, -38.4782946 -3.7691618, -38.4783188 -3.7691999, -38.4783898 -3.7692501, -38.4785082 -3.769292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254 -3.7694675, -38.4783503 -3.7696555, -38.4782996 -3.769785, -38.4782866 -3.7698278, -38.4782805 -3.7698616, -38.4782805 -3.7698881, -38.4782866 -3.7699175, -38.4783141 -3.7699512, -38.4783055 -3.7699774, -38.4782816 -3.770042, -38.4781739 -3.7703722)">
            <text:p>LINESTRING (-38.4784254 -3.7694675, -38.4783503 -3.7696555, -38.4782996 -3.769785, -38.4782866 -3.7698278, -38.4782805 -3.7698616, -38.4782805 -3.7698881, -38.4782866 -3.7699175, -38.4783141 -3.7699512, -38.4783055 -3.7699774, -38.4782816 -3.770042, -38.4781739 -3.770372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9115 -3.7693354, -38.4739333 -3.7693682, -38.4739525 -3.7693986, -38.473985 -3.7694481, -38.474044 -3.7695271)">
            <text:p>LINESTRING (-38.4739115 -3.7693354, -38.4739333 -3.7693682, -38.4739525 -3.7693986, -38.473985 -3.7694481, -38.474044 -3.769527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188 -3.7691999, -38.4782363 -3.7692447)">
            <text:p>LINESTRING (-38.4783188 -3.7691999, -38.4782363 -3.769244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55 -3.7670026, -38.4778477 -3.7669689, -38.4778382 -3.766935)">
            <text:p>LINESTRING (-38.477855 -3.7670026, -38.4778477 -3.7669689, -38.4778382 -3.76693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0099 -3.7669505, -38.4779748 -3.7669434)">
            <text:p>LINESTRING (-38.4780099 -3.7669505, -38.4779748 -3.766943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81 -3.766123, -38.4781704 -3.7661734, -38.4781588 -3.7662152)">
            <text:p>LINESTRING (-38.478181 -3.766123, -38.4781704 -3.7661734, -38.4781588 -3.766215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5383 -3.7665692, -38.4805379 -3.7666465, -38.4805196 -3.767108)">
            <text:p>LINESTRING (-38.4805383 -3.7665692, -38.4805379 -3.7666465, -38.4805196 -3.7671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202 -3.767871, -38.4781234 -3.7677861, -38.478123 -3.7677265, -38.4781276 -3.7676415, -38.4781315 -3.7675767, -38.478137 -3.7674943, -38.4781457 -3.7674141, -38.4781538 -3.7673465, -38.4781622 -3.7672715, -38.4781712 -3.7671909, -38.4781729 -3.7671688, -38.4781833 -3.7670808)">
            <text:p>LINESTRING (-38.4781202 -3.767871, -38.4781234 -3.7677861, -38.478123 -3.7677265, -38.4781276 -3.7676415, -38.4781315 -3.7675767, -38.478137 -3.7674943, -38.4781457 -3.7674141, -38.4781538 -3.7673465, -38.4781622 -3.7672715, -38.4781712 -3.7671909, -38.4781729 -3.7671688, -38.4781833 -3.767080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7562 -3.7677593, -38.4777668 -3.7676119, -38.4777775 -3.7674533, -38.4777863 -3.7673134, -38.4778003 -3.7671546, -38.4778074 -3.767049)">
            <text:p>LINESTRING (-38.4777562 -3.7677593, -38.4777668 -3.7676119, -38.4777775 -3.7674533, -38.4777863 -3.7673134, -38.4778003 -3.7671546, -38.4778074 -3.76704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0585 -3.7705003, -38.4797926 -3.770781)">
            <text:p>LINESTRING (-38.4800585 -3.7705003, -38.4797926 -3.77078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4569 -3.7712159, -38.4814402 -3.7712008, -38.4814345 -3.7711838, -38.4814341 -3.771166, -38.4814392 -3.771145, -38.4814553 -3.7711052, -38.4816601 -3.7706451, -38.4816798 -3.7706267, -38.4817071 -3.7706237)">
            <text:p>LINESTRING (-38.4814569 -3.7712159, -38.4814402 -3.7712008, -38.4814345 -3.7711838, -38.4814341 -3.771166, -38.4814392 -3.771145, -38.4814553 -3.7711052, -38.4816601 -3.7706451, -38.4816798 -3.7706267, -38.4817071 -3.770623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192 -3.7712079, -38.4808702 -3.7712085, -38.4809634 -3.7712052, -38.4810177 -3.7712279, -38.4810673 -3.77124, -38.4811324 -3.7712467, -38.4812095 -3.771242, -38.4814569 -3.7712159)">
            <text:p>LINESTRING (-38.4808192 -3.7712079, -38.4808702 -3.7712085, -38.4809634 -3.7712052, -38.4810177 -3.7712279, -38.4810673 -3.77124, -38.4811324 -3.7712467, -38.4812095 -3.771242, -38.4814569 -3.771215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096 -3.7663779, -38.478302 -3.7665208, -38.4782892 -3.766668, -38.4782812 -3.7668206)">
            <text:p>LINESTRING (-38.4783096 -3.7663779, -38.478302 -3.7665208, -38.4782892 -3.766668, -38.4782812 -3.76682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674 -3.7672297, -38.4788569 -3.7672485)">
            <text:p>LINESTRING (-38.478674 -3.7672297, -38.4788569 -3.767248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4897 -3.7684634, -38.4784753 -3.7685134, -38.4783814 -3.7687295)">
            <text:p>LINESTRING (-38.4784897 -3.7684634, -38.4784753 -3.7685134, -38.4783814 -3.768729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098 -3.7671436, -38.4807931 -3.7674409, -38.4807846 -3.7674675, -38.4807654 -3.7674802, -38.4807388 -3.7674813, -38.48066 -3.7674569, -38.4806526 -3.7674452, -38.4806473 -3.7674229, -38.4806689 -3.7671356)">
            <text:p>LINESTRING (-38.4808098 -3.7671436, -38.4807931 -3.7674409, -38.4807846 -3.7674675, -38.4807654 -3.7674802, -38.4807388 -3.7674813, -38.48066 -3.7674569, -38.4806526 -3.7674452, -38.4806473 -3.7674229, -38.4806689 -3.767135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3814 -3.7687295, -38.4783814 -3.7687476, -38.4783768 -3.7687733, -38.4782649 -3.7690041)">
            <text:p>LINESTRING (-38.4783814 -3.7687295, -38.4783814 -3.7687476, -38.4783768 -3.7687733, -38.4782649 -3.769004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19464 -3.7700835, -38.4818287 -3.7698095)">
            <text:p>LINESTRING (-38.4819464 -3.7700835, -38.4818287 -3.769809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7269 -3.7707194, -38.4799727 -3.7704367)">
            <text:p>LINESTRING (-38.4797269 -3.7707194, -38.4799727 -3.770436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9106 -3.7704009, -38.4799727 -3.7704367)">
            <text:p>LINESTRING (-38.4799106 -3.7704009, -38.4799727 -3.770436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95707 -3.7705916, -38.4797856 -3.7703718, -38.4798034 -3.7703604, -38.4798148 -3.7703594, -38.4798275 -3.7703608, -38.4799106 -3.7704009)">
            <text:p>LINESTRING (-38.4795707 -3.7705916, -38.4797856 -3.7703718, -38.4798034 -3.7703604, -38.4798148 -3.7703594, -38.4798275 -3.7703608, -38.4799106 -3.770400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202 -3.767871, -38.4781069 -3.7678905, -38.4780901 -3.7679042, -38.4780596 -3.7679142, -38.4777461 -3.7678858)">
            <text:p>LINESTRING (-38.4781202 -3.767871, -38.4781069 -3.7678905, -38.4780901 -3.7679042, -38.4780596 -3.7679142, -38.4777461 -3.767885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1234 -3.7677861, -38.4780619 -3.7677801, -38.4780023 -3.7677787, -38.4779412 -3.7677734, -38.4777562 -3.7677593)">
            <text:p>LINESTRING (-38.4781234 -3.7677861, -38.4780619 -3.7677801, -38.4780023 -3.7677787, -38.4779412 -3.7677734, -38.4777562 -3.767759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sphalt">
            <text:p>asphal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82812 -3.7668206, -38.4783138 -3.7668239, -38.4786969 -3.7668614)">
            <text:p>LINESTRING (-38.4782812 -3.7668206, -38.4783138 -3.7668239, -38.4786969 -3.766861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5196 -3.767108, -38.4806689 -3.7671356)">
            <text:p>LINESTRING (-38.4805196 -3.767108, -38.4806689 -3.767135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6968 -3.7665585, -38.4806689 -3.7671356)">
            <text:p>LINESTRING (-38.4806968 -3.7665585, -38.4806689 -3.767135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808098 -3.7671436, -38.4806689 -3.7671356)">
            <text:p>LINESTRING (-38.4808098 -3.7671436, -38.4806689 -3.767135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6591 -3.7690894, -38.4736181 -3.7691312)">
            <text:p>LINESTRING (-38.4736591 -3.7690894, -38.4736181 -3.769131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6307 -3.7690475, -38.473584 -3.7690812)">
            <text:p>LINESTRING (-38.4736307 -3.7690475, -38.473584 -3.769081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5487 -3.7690352, -38.4735933 -3.7689998)">
            <text:p>LINESTRING (-38.4735487 -3.7690352, -38.4735933 -3.768999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5746 -3.7689706, -38.4737207 -3.7688771, -38.4737885 -3.7688139)">
            <text:p>LINESTRING (-38.4735746 -3.7689706, -38.4737207 -3.7688771, -38.4737885 -3.768813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8747 -3.7688458, -38.473766 -3.7689801, -38.4736591 -3.7690894)">
            <text:p>LINESTRING (-38.4738747 -3.7688458, -38.473766 -3.7689801, -38.4736591 -3.769089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523 -3.7689992, -38.4735746 -3.7689706)">
            <text:p>LINESTRING (-38.473523 -3.7689992, -38.4735746 -3.768970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8929 -3.7684959, -38.4758096 -3.7691742, -38.475949 -3.7691913, -38.476031 -3.7685128, -38.4758929 -3.7684959))">
            <text:p>POLYGON ((-38.4758929 -3.7684959, -38.4758096 -3.7691742, -38.475949 -3.7691913, -38.476031 -3.7685128, -38.4758929 -3.7684959))</text:p>
          </table:table-cell>
          <table:table-cell office:value-type="string" office:string-value="">
            <text:p/>
          </table:table-cell>
          <table:table-cell office:value-type="string" office:string-value="Arquibancada">
            <text:p>Arquibancad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grandstand">
            <text:p>grandsta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7528 -3.7683579, -38.4756478 -3.769288, -38.4750495 -3.7692207, -38.4751543 -3.7682906, -38.4757528 -3.7683579))">
            <text:p>POLYGON ((-38.4757528 -3.7683579, -38.4756478 -3.769288, -38.4750495 -3.7692207, -38.4751543 -3.7682906, -38.4757528 -3.768357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itch">
            <text:p>pitch</text:p>
          </table:table-cell>
          <table:table-cell office:value-type="string" office:string-value="soccer">
            <text:p>soccer</text:p>
          </table:table-cell>
          <table:table-cell office:value-type="string" office:string-value="grass">
            <text:p>gra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2216 -3.7708763, -38.4762358 -3.770776)">
            <text:p>LINESTRING (-38.4762216 -3.7708763, -38.4762358 -3.77077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arking_aisle">
            <text:p>parking_ais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569 -3.7709871, -38.4775715 -3.7709457, -38.4775641 -3.7709295, -38.4775514 -3.7709173, -38.4775324 -3.770913, -38.4770469 -3.7708709)">
            <text:p>LINESTRING (-38.477569 -3.7709871, -38.4775715 -3.7709457, -38.4775641 -3.7709295, -38.4775514 -3.7709173, -38.4775324 -3.770913, -38.4770469 -3.770870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1426 -3.7679462, -38.4749626 -3.7678383)">
            <text:p>LINESTRING (-38.4761426 -3.7679462, -38.4749626 -3.767838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49626 -3.7678383, -38.4748384 -3.76897)">
            <text:p>LINESTRING (-38.4749626 -3.7678383, -38.4748384 -3.7689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8148 -3.7690681, -38.4758036 -3.7691633, -38.4757667 -3.769159, -38.4757779 -3.7690638, -38.4757913 -3.7690654, -38.4758038 -3.7690668, -38.4758148 -3.7690681))">
            <text:p>POLYGON ((-38.4758148 -3.7690681, -38.4758036 -3.7691633, -38.4757667 -3.769159, -38.4757779 -3.7690638, -38.4757913 -3.7690654, -38.4758038 -3.7690668, -38.4758148 -3.7690681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itch">
            <text:p>pitch</text:p>
          </table:table-cell>
          <table:table-cell office:value-type="string" office:string-value="athletics">
            <text:p>athletics</text:p>
          </table:table-cell>
          <table:table-cell office:value-type="string" office:string-value="sand">
            <text:p>sa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ong_jump">
            <text:p>long_jum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8946 -3.7684159, -38.4758834 -3.7685111, -38.4758691 -3.7685095, -38.4758566 -3.768508, -38.4758465 -3.7685068, -38.4758577 -3.7684116, -38.4758946 -3.7684159))">
            <text:p>POLYGON ((-38.4758946 -3.7684159, -38.4758834 -3.7685111, -38.4758691 -3.7685095, -38.4758566 -3.768508, -38.4758465 -3.7685068, -38.4758577 -3.7684116, -38.4758946 -3.768415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itch">
            <text:p>pitch</text:p>
          </table:table-cell>
          <table:table-cell office:value-type="string" office:string-value="athletics">
            <text:p>athletics</text:p>
          </table:table-cell>
          <table:table-cell office:value-type="string" office:string-value="sand">
            <text:p>sa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ong_jump">
            <text:p>long_jum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6241 -3.7675632, -38.4806517 -3.7675007, -38.4807652 -3.7675512, -38.4807357 -3.7676183, -38.4806625 -3.7675858, -38.4806646 -3.7675812, -38.4806241 -3.7675632))">
            <text:p>POLYGON ((-38.4806241 -3.7675632, -38.4806517 -3.7675007, -38.4807652 -3.7675512, -38.4807357 -3.7676183, -38.4806625 -3.7675858, -38.4806646 -3.7675812, -38.4806241 -3.7675632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4.3">
            <text:p>4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3">
            <text:p>109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2996 -3.7662486, -38.4782983 -3.7662514, -38.4782362 -3.7662629, -38.4781546 -3.7662676, -38.4780992 -3.7662655, -38.4780523 -3.7662588, -38.4779974 -3.7662472, -38.4779075 -3.7662179, -38.4779056 -3.7662164, -38.4779056 -3.7662144, -38.4779533 -3.7662069, -38.4780194 -3.7661995, -38.4780447 -3.7661943, -38.4780753 -3.7661856, -38.4781083 -3.7661734, -38.4781288 -3.7661855, -38.4781811 -3.76621, -38.4782377 -3.7662289, -38.4782531 -3.7662315, -38.4782996 -3.7662486))">
            <text:p>POLYGON ((-38.4782996 -3.7662486, -38.4782983 -3.7662514, -38.4782362 -3.7662629, -38.4781546 -3.7662676, -38.4780992 -3.7662655, -38.4780523 -3.7662588, -38.4779974 -3.7662472, -38.4779075 -3.7662179, -38.4779056 -3.7662164, -38.4779056 -3.7662144, -38.4779533 -3.7662069, -38.4780194 -3.7661995, -38.4780447 -3.7661943, -38.4780753 -3.7661856, -38.4781083 -3.7661734, -38.4781288 -3.7661855, -38.4781811 -3.76621, -38.4782377 -3.7662289, -38.4782531 -3.7662315, -38.4782996 -3.7662486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of">
            <text:p>roof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8.2">
            <text:p>8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21">
            <text:p>1092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61821 -3.7704514, -38.4761725 -3.770551, -38.4760333 -3.7705374, -38.4760429 -3.7704379, -38.4761821 -3.7704514))">
            <text:p>POLYGON ((-38.4761821 -3.7704514, -38.4761725 -3.770551, -38.4760333 -3.7705374, -38.4760429 -3.7704379, -38.4761821 -3.7704514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4.2">
            <text:p>4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8">
            <text:p>110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37335 -3.7691139, -38.4737064 -3.7691349, -38.4736868 -3.7691093, -38.4737139 -3.7690884, -38.4737335 -3.7691139))">
            <text:p>POLYGON ((-38.4737335 -3.7691139, -38.4737064 -3.7691349, -38.4736868 -3.7691093, -38.4737139 -3.7690884, -38.4737335 -3.769113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3">
            <text:p>3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22144">
            <text:p>221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2601 -3.7682099, -38.4743658 -3.7682162, -38.4743629 -3.7682652, -38.4742002 -3.7682555, -38.4742031 -3.7682065, -38.4742601 -3.7682099))">
            <text:p>POLYGON ((-38.4742601 -3.7682099, -38.4743658 -3.7682162, -38.4743629 -3.7682652, -38.4742002 -3.7682555, -38.4742031 -3.7682065, -38.4742601 -3.768209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3">
            <text:p>3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2">
            <text:p>109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5199 -3.7695487, -38.4815712 -3.7694578, -38.4816261 -3.7694891, -38.4815748 -3.76958, -38.4815199 -3.7695487))">
            <text:p>POLYGON ((-38.4815199 -3.7695487, -38.4815712 -3.7694578, -38.4816261 -3.7694891, -38.4815748 -3.76958, -38.4815199 -3.7695487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9">
            <text:p>5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33">
            <text:p>109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62529 -3.7706538, -38.4762641 -3.7705313, -38.4766654 -3.7705682, -38.4766542 -3.7706906, -38.4762529 -3.7706538))">
            <text:p>POLYGON ((-38.4762529 -3.7706538, -38.4762641 -3.7705313, -38.4766654 -3.7705682, -38.4766542 -3.7706906, -38.4762529 -3.7706538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5">
            <text:p>5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0">
            <text:p>109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4301 -3.7703038, -38.4744424 -3.7703302, -38.4744145 -3.7703433, -38.4744025 -3.7703169, -38.4744301 -3.7703038))">
            <text:p>POLYGON ((-38.4744301 -3.7703038, -38.4744424 -3.7703302, -38.4744145 -3.7703433, -38.4744025 -3.7703169, -38.4744301 -3.7703038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0">
            <text:p>5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14">
            <text:p>126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5459 -3.7686319, -38.4746165 -3.7686351, -38.4746136 -3.7687005, -38.4744583 -3.7686933, -38.4744612 -3.768628, -38.4745459 -3.7686319))">
            <text:p>POLYGON ((-38.4745459 -3.7686319, -38.4746165 -3.7686351, -38.4746136 -3.7687005, -38.4744583 -3.7686933, -38.4744612 -3.768628, -38.4745459 -3.768631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0">
            <text:p>7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48">
            <text:p>126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8879 -3.7665151, -38.4808853 -3.7665477, -38.4808523 -3.766545, -38.480855 -3.7665124, -38.4808879 -3.7665151))">
            <text:p>POLYGON ((-38.4808879 -3.7665151, -38.4808853 -3.7665477, -38.4808523 -3.766545, -38.480855 -3.7665124, -38.4808879 -3.7665151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2.8">
            <text:p>2.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72">
            <text:p>1097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908 -3.770195, -38.4801269 -3.770307, -38.4800927 -3.7703799, -38.4798565 -3.770268, -38.4798908 -3.770195))">
            <text:p>POLYGON ((-38.4798908 -3.770195, -38.4801269 -3.770307, -38.4800927 -3.7703799, -38.4798565 -3.770268, -38.4798908 -3.770195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4">
            <text:p>3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32">
            <text:p>1263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63791 -3.7702747, -38.4763637 -3.7704537, -38.4760451 -3.770426, -38.4760605 -3.770247, -38.4763791 -3.7702747))">
            <text:p>POLYGON ((-38.4763791 -3.7702747, -38.4763637 -3.7704537, -38.4760451 -3.770426, -38.4760605 -3.770247, -38.4763791 -3.7702747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4.1">
            <text:p>4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481">
            <text:p>1048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0109 -3.7701524, -38.4769223 -3.7701434, -38.4769312 -3.770054, -38.4770198 -3.7700629, -38.4770109 -3.7701524))">
            <text:p>POLYGON ((-38.4770109 -3.7701524, -38.4769223 -3.7701434, -38.4769312 -3.770054, -38.4770198 -3.7700629, -38.4770109 -3.7701524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3">
            <text:p>3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4">
            <text:p>1096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9465 -3.7680591, -38.4758768 -3.7680525, -38.4758843 -3.7679719, -38.475954 -3.7679785, -38.4759465 -3.7680591))">
            <text:p>POLYGON ((-38.4759465 -3.7680591, -38.4758768 -3.7680525, -38.4758843 -3.7679719, -38.475954 -3.7679785, -38.4759465 -3.7680591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4.6">
            <text:p>4.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4">
            <text:p>1101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7155 -3.7709863, -38.4797694 -3.770992, -38.479759 -3.771092, -38.4797051 -3.7710864, -38.479703 -3.7711064, -38.4796357 -3.7710993, -38.4796489 -3.7709727, -38.4797162 -3.7709798, -38.4797155 -3.7709863))">
            <text:p>POLYGON ((-38.4797155 -3.7709863, -38.4797694 -3.770992, -38.479759 -3.771092, -38.4797051 -3.7710864, -38.479703 -3.7711064, -38.4796357 -3.7710993, -38.4796489 -3.7709727, -38.4797162 -3.7709798, -38.4797155 -3.7709863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8">
            <text:p>3.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71615 -3.7704836, -38.4771502 -3.7705913, -38.4769575 -3.7705709, -38.476969 -3.7704615, -38.4770551 -3.7704706, -38.477057 -3.7704539, -38.4769231 -3.7704397, -38.4769343 -3.7703318, -38.4771701 -3.7703567, -38.4771588 -3.7704645, -38.4770975 -3.770458, -38.4770955 -3.7704766, -38.4771615 -3.7704836))">
            <text:p>POLYGON ((-38.4771615 -3.7704836, -38.4771502 -3.7705913, -38.4769575 -3.7705709, -38.476969 -3.7704615, -38.4770551 -3.7704706, -38.477057 -3.7704539, -38.4769231 -3.7704397, -38.4769343 -3.7703318, -38.4771701 -3.7703567, -38.4771588 -3.7704645, -38.4770975 -3.770458, -38.4770955 -3.7704766, -38.4771615 -3.7704836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8">
            <text:p>3.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24">
            <text:p>126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53065 -3.7701854, -38.4753132 -3.77011, -38.4753733 -3.7701154, -38.4753596 -3.7702705, -38.4752995 -3.7702651, -38.4753065 -3.7701854))">
            <text:p>POLYGON ((-38.4753065 -3.7701854, -38.4753132 -3.77011, -38.4753733 -3.7701154, -38.4753596 -3.7702705, -38.4752995 -3.7702651, -38.4753065 -3.7701854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5">
            <text:p>3.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34">
            <text:p>126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0186 -3.7695941, -38.4740428 -3.7695772, -38.4740735 -3.7696217, -38.4740493 -3.7696386, -38.4740186 -3.7695941))">
            <text:p>POLYGON ((-38.4740186 -3.7695941, -38.4740428 -3.7695772, -38.4740735 -3.7696217, -38.4740493 -3.7696386, -38.4740186 -3.7695941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6">
            <text:p>3.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2657">
            <text:p>126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983 -3.7671416, -38.4800144 -3.7670686, -38.480097 -3.7671044, -38.4800656 -3.7671774, -38.479983 -3.7671416))">
            <text:p>POLYGON ((-38.479983 -3.7671416, -38.4800144 -3.7670686, -38.480097 -3.7671044, -38.4800656 -3.7671774, -38.479983 -3.7671416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2.4">
            <text:p>12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9">
            <text:p>109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60778 -3.7707817, -38.4760762 -3.770783, -38.4759876 -3.7707936, -38.4759459 -3.770801, -38.4759123 -3.7708093, -38.4758765 -3.7708226, -38.4758358 -3.7707978, -38.4757952 -3.7707818, -38.4757341 -3.7707652, -38.4756857 -3.7707491, -38.4756843 -3.7707457, -38.4757332 -3.770737, -38.4757702 -3.7707331, -38.4758497 -3.7707288, -38.4758795 -3.7707303, -38.4759471 -3.770741, -38.4759862 -3.7707497, -38.4760762 -3.7707792, -38.4760778 -3.7707817))">
            <text:p>POLYGON ((-38.4760778 -3.7707817, -38.4760762 -3.770783, -38.4759876 -3.7707936, -38.4759459 -3.770801, -38.4759123 -3.7708093, -38.4758765 -3.7708226, -38.4758358 -3.7707978, -38.4757952 -3.7707818, -38.4757341 -3.7707652, -38.4756857 -3.7707491, -38.4756843 -3.7707457, -38.4757332 -3.770737, -38.4757702 -3.7707331, -38.4758497 -3.7707288, -38.4758795 -3.7707303, -38.4759471 -3.770741, -38.4759862 -3.7707497, -38.4760762 -3.7707792, -38.4760778 -3.7707817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8.1">
            <text:p>8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1">
            <text:p>109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4273 -3.7702495, -38.4744464 -3.7700784, -38.4744305 -3.7700767, -38.4744324 -3.7700593, -38.4744165 -3.7700575, -38.4744278 -3.7699589, -38.4744434 -3.7699607, -38.4744502 -3.7698994, -38.4744688 -3.7699015, -38.4744874 -3.769734, -38.4745683 -3.7697432, -38.4745497 -3.7699108, -38.4746031 -3.7699166, -38.4746216 -3.7697494, -38.4747023 -3.7697584, -38.4746838 -3.7699258, -38.4746757 -3.7699249, -38.474656 -3.7701021, -38.4746631 -3.7701029, -38.4746439 -3.7702763, -38.4745637 -3.7702673, -38.474583 -3.7700939, -38.474528 -3.7700877, -38.474509 -3.7702587, -38.4744273 -3.7702495))">
            <text:p>POLYGON ((-38.4744273 -3.7702495, -38.4744464 -3.7700784, -38.4744305 -3.7700767, -38.4744324 -3.7700593, -38.4744165 -3.7700575, -38.4744278 -3.7699589, -38.4744434 -3.7699607, -38.4744502 -3.7698994, -38.4744688 -3.7699015, -38.4744874 -3.769734, -38.4745683 -3.7697432, -38.4745497 -3.7699108, -38.4746031 -3.7699166, -38.4746216 -3.7697494, -38.4747023 -3.7697584, -38.4746838 -3.7699258, -38.4746757 -3.7699249, -38.474656 -3.7701021, -38.4746631 -3.7701029, -38.4746439 -3.7702763, -38.4745637 -3.7702673, -38.474583 -3.7700939, -38.474528 -3.7700877, -38.474509 -3.7702587, -38.4744273 -3.7702495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1">
            <text:p>5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9673 -3.7662943, -38.4789706 -3.7662546, -38.478975 -3.7662549, -38.4790395 -3.7662593, -38.479036 -3.7662997, -38.4790282 -3.7662992, -38.4790273 -3.7663116, -38.4789974 -3.7663096, -38.4789983 -3.7662957, -38.4789673 -3.7662943))">
            <text:p>POLYGON ((-38.4789673 -3.7662943, -38.4789706 -3.7662546, -38.478975 -3.7662549, -38.4790395 -3.7662593, -38.479036 -3.7662997, -38.4790282 -3.7662992, -38.4790273 -3.7663116, -38.4789974 -3.7663096, -38.4789983 -3.7662957, -38.4789673 -3.7662943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5.6">
            <text:p>5.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47597 -3.7690039, -38.4747558 -3.7690311, -38.4747156 -3.7690253, -38.4747194 -3.7689981, -38.4747597 -3.7690039))">
            <text:p>POLYGON ((-38.4747597 -3.7690039, -38.4747558 -3.7690311, -38.4747156 -3.7690253, -38.4747194 -3.7689981, -38.4747597 -3.769003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3.9">
            <text:p>3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1019">
            <text:p>110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36251 -3.7684757, -38.4737043 -3.7684791, -38.4736997 -3.7685906, -38.4736956 -3.7685904, -38.4736929 -3.7686553, -38.4733702 -3.7686418, -38.4733729 -3.768577, -38.4733358 -3.7685754, -38.4733404 -3.7684639, -38.4733451 -3.7684641, -38.4733481 -3.7683998, -38.473628 -3.7684129, -38.4736251 -3.7684757))">
            <text:p>POLYGON ((-38.4736251 -3.7684757, -38.4737043 -3.7684791, -38.4736997 -3.7685906, -38.4736956 -3.7685904, -38.4736929 -3.7686553, -38.4733702 -3.7686418, -38.4733729 -3.768577, -38.4733358 -3.7685754, -38.4733404 -3.7684639, -38.4733451 -3.7684641, -38.4733481 -3.7683998, -38.473628 -3.7684129, -38.4736251 -3.7684757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6.4">
            <text:p>6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3285 -3.7697174, -38.4793576 -3.7696515, -38.479638 -3.7697765, -38.4796494 -3.7697507, -38.479369 -3.7696257, -38.4793988 -3.7695581, -38.480031 -3.7698399, -38.4800012 -3.7699075, -38.4796861 -3.769767, -38.4796747 -3.7697928, -38.4799898 -3.7699333, -38.4799607 -3.7699992, -38.4793285 -3.7697174))">
            <text:p>POLYGON ((-38.4793285 -3.7697174, -38.4793576 -3.7696515, -38.479638 -3.7697765, -38.4796494 -3.7697507, -38.479369 -3.7696257, -38.4793988 -3.7695581, -38.480031 -3.7698399, -38.4800012 -3.7699075, -38.4796861 -3.769767, -38.4796747 -3.7697928, -38.4799898 -3.7699333, -38.4799607 -3.7699992, -38.4793285 -3.7697174))</text:p>
          </table:table-cell>
          <table:table-cell office:value-type="string" office:string-value="">
            <text:p/>
          </table:table-cell>
          <table:table-cell office:value-type="string" office:string-value="Bloco I">
            <text:p>Bloco 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I">
            <text:p>Bloco I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0">
            <text:p>7.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7228 -3.7677131, -38.4787274 -3.7677026, -38.47872 -3.7676993, -38.4787341 -3.7676666, -38.4787417 -3.7676699, -38.4787456 -3.7676608, -38.4787977 -3.7676836, -38.4787751 -3.7677359, -38.4787228 -3.7677131))">
            <text:p>POLYGON ((-38.4787228 -3.7677131, -38.4787274 -3.7677026, -38.47872 -3.7676993, -38.4787341 -3.7676666, -38.4787417 -3.7676699, -38.4787456 -3.7676608, -38.4787977 -3.7676836, -38.4787751 -3.7677359, -38.4787228 -3.7677131))</text:p>
          </table:table-cell>
          <table:table-cell office:value-type="string" office:string-value="">
            <text:p/>
          </table:table-cell>
          <table:table-cell office:value-type="string" office:string-value="hand full">
            <text:p>hand ful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2.8">
            <text:p>2.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55">
            <text:p>109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kiosk">
            <text:p>kios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5788 -3.7690155, -38.4813899 -3.7690648, -38.4811746 -3.7691213, -38.4811356 -3.7689042, -38.4813604 -3.7688841, -38.4815501 -3.768866, -38.481554 -3.7688644, -38.4815641 -3.7688546, -38.4815674 -3.7688488, -38.4815702 -3.7688332, -38.481572 -3.7687671, -38.4815781 -3.7687189, -38.4815861 -3.7686783, -38.4815973 -3.7686364, -38.4816172 -3.7685805, -38.4817354 -3.7686255, -38.4817223 -3.7686626, -38.4817114 -3.7687015, -38.4817047 -3.7687365, -38.4817008 -3.7687663, -38.4816983 -3.7687972, -38.4816982 -3.7688489, -38.481708 -3.7689281, -38.4817202 -3.7689783, -38.4817289 -3.7690046, -38.4817413 -3.7690369, -38.4817572 -3.7690691, -38.4817685 -3.7690904, -38.4817927 -3.7691281, -38.4818336 -3.7691822, -38.481739 -3.7692617, -38.481723 -3.7692443, -38.4817049 -3.769221, -38.4816617 -3.7691584, -38.4816339 -3.7691043, -38.4816219 -3.7690768, -38.4816076 -3.7690352, -38.481605 -3.769031, -38.481596 -3.7690213, -38.4815912 -3.7690184, -38.4815866 -3.7690159, -38.4815788 -3.7690155))">
            <text:p>POLYGON ((-38.4815788 -3.7690155, -38.4813899 -3.7690648, -38.4811746 -3.7691213, -38.4811356 -3.7689042, -38.4813604 -3.7688841, -38.4815501 -3.768866, -38.481554 -3.7688644, -38.4815641 -3.7688546, -38.4815674 -3.7688488, -38.4815702 -3.7688332, -38.481572 -3.7687671, -38.4815781 -3.7687189, -38.4815861 -3.7686783, -38.4815973 -3.7686364, -38.4816172 -3.7685805, -38.4817354 -3.7686255, -38.4817223 -3.7686626, -38.4817114 -3.7687015, -38.4817047 -3.7687365, -38.4817008 -3.7687663, -38.4816983 -3.7687972, -38.4816982 -3.7688489, -38.481708 -3.7689281, -38.4817202 -3.7689783, -38.4817289 -3.7690046, -38.4817413 -3.7690369, -38.4817572 -3.7690691, -38.4817685 -3.7690904, -38.4817927 -3.7691281, -38.4818336 -3.7691822, -38.481739 -3.7692617, -38.481723 -3.7692443, -38.4817049 -3.769221, -38.4816617 -3.7691584, -38.4816339 -3.7691043, -38.4816219 -3.7690768, -38.4816076 -3.7690352, -38.481605 -3.769031, -38.481596 -3.7690213, -38.4815912 -3.7690184, -38.4815866 -3.7690159, -38.4815788 -3.7690155))</text:p>
          </table:table-cell>
          <table:table-cell office:value-type="string" office:string-value="">
            <text:p/>
          </table:table-cell>
          <table:table-cell office:value-type="string" office:string-value="Reitoria">
            <text:p>Reito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Reitoria Unifor">
            <text:p>Reitoria Unifor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2.3">
            <text:p>12.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89271 -3.7692048, -38.4788047 -3.7694771, -38.4788821 -3.7695122, -38.4790046 -3.7692395, -38.4791188 -3.7692913, -38.4788 -3.7700006, -38.4786859 -3.7699489, -38.4788395 -3.7696072, -38.4787616 -3.7695719, -38.4786681 -3.7697801, -38.4785533 -3.769728, -38.4788119 -3.7691525, -38.4789271 -3.7692048))">
            <text:p>POLYGON ((-38.4789271 -3.7692048, -38.4788047 -3.7694771, -38.4788821 -3.7695122, -38.4790046 -3.7692395, -38.4791188 -3.7692913, -38.4788 -3.7700006, -38.4786859 -3.7699489, -38.4788395 -3.7696072, -38.4787616 -3.7695719, -38.4786681 -3.7697801, -38.4785533 -3.769728, -38.4788119 -3.7691525, -38.4789271 -3.7692048))</text:p>
          </table:table-cell>
          <table:table-cell office:value-type="string" office:string-value="">
            <text:p/>
          </table:table-cell>
          <table:table-cell office:value-type="string" office:string-value="Bloco K">
            <text:p>Bloco 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K">
            <text:p>Bloco K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1.2">
            <text:p>11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0802 -3.7701121, -38.4808473 -3.7701336, -38.4806893 -3.7704709, -38.480716 -3.7704834, -38.4806065 -3.7707177, -38.4805796 -3.7707049, -38.4803902 -3.7711094, -38.4802757 -3.7710553, -38.4804632 -3.7706551, -38.4803566 -3.7706047, -38.4801693 -3.7710046, -38.4800541 -3.7709502, -38.4802441 -3.7705445, -38.4805108 -3.7699753, -38.4806246 -3.7700291, -38.480465 -3.7703698, -38.4805724 -3.770421, -38.4807324 -3.7700792, -38.480802 -3.7701121))">
            <text:p>POLYGON ((-38.480802 -3.7701121, -38.4808473 -3.7701336, -38.4806893 -3.7704709, -38.480716 -3.7704834, -38.4806065 -3.7707177, -38.4805796 -3.7707049, -38.4803902 -3.7711094, -38.4802757 -3.7710553, -38.4804632 -3.7706551, -38.4803566 -3.7706047, -38.4801693 -3.7710046, -38.4800541 -3.7709502, -38.4802441 -3.7705445, -38.4805108 -3.7699753, -38.4806246 -3.7700291, -38.480465 -3.7703698, -38.4805724 -3.770421, -38.4807324 -3.7700792, -38.480802 -3.7701121))</text:p>
          </table:table-cell>
          <table:table-cell office:value-type="string" office:string-value="">
            <text:p/>
          </table:table-cell>
          <table:table-cell office:value-type="string" office:string-value="Bloco D">
            <text:p>Bloco 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D">
            <text:p>Bloco D</text:p>
          </table:table-cell>
          <table:table-cell office:value-type="string" office:string-value="university">
            <text:p>university</text:p>
          </table:table-cell>
          <table:table-cell office:value-type="string" office:string-value="4">
            <text:p>4</text:p>
          </table:table-cell>
          <table:table-cell office:value-type="string" office:string-value="">
            <text:p/>
          </table:table-cell>
          <table:table-cell office:value-type="string" office:string-value="11.6">
            <text:p>11.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5617 -3.769792, -38.4815325 -3.7698559, -38.4812485 -3.7697252, -38.4812377 -3.7697491, -38.4815216 -3.7698797, -38.481492 -3.7699449, -38.4808649 -3.7696564, -38.4808946 -3.7695912, -38.4812089 -3.7697359, -38.4812198 -3.769712, -38.4809055 -3.7695673, -38.4809347 -3.7695034, -38.4815617 -3.769792))">
            <text:p>POLYGON ((-38.4815617 -3.769792, -38.4815325 -3.7698559, -38.4812485 -3.7697252, -38.4812377 -3.7697491, -38.4815216 -3.7698797, -38.481492 -3.7699449, -38.4808649 -3.7696564, -38.4808946 -3.7695912, -38.4812089 -3.7697359, -38.4812198 -3.769712, -38.4809055 -3.7695673, -38.4809347 -3.7695034, -38.4815617 -3.769792))</text:p>
          </table:table-cell>
          <table:table-cell office:value-type="string" office:string-value="">
            <text:p/>
          </table:table-cell>
          <table:table-cell office:value-type="string" office:string-value="Bloco C">
            <text:p>Bloco 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C">
            <text:p>Bloco C</text:p>
          </table:table-cell>
          <table:table-cell office:value-type="string" office:string-value="university">
            <text:p>university</text:p>
          </table:table-cell>
          <table:table-cell office:value-type="string" office:string-value="3">
            <text:p>3</text:p>
          </table:table-cell>
          <table:table-cell office:value-type="string" office:string-value="">
            <text:p/>
          </table:table-cell>
          <table:table-cell office:value-type="string" office:string-value="7.9">
            <text:p>7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153 -3.7698293, -38.479785 -3.7701096, -38.4797561 -3.7701753, -38.4794418 -3.7700359, -38.479431 -3.7700607, -38.4797451 -3.7702, -38.4797154 -3.7702675, -38.4791667 -3.7700242, -38.4790834 -3.7699873, -38.4791132 -3.7699197, -38.4793931 -3.7700439, -38.479404 -3.7700191, -38.4791667 -3.7699139, -38.4791242 -3.769895, -38.479153 -3.7698293))">
            <text:p>POLYGON ((-38.479153 -3.7698293, -38.479785 -3.7701096, -38.4797561 -3.7701753, -38.4794418 -3.7700359, -38.479431 -3.7700607, -38.4797451 -3.7702, -38.4797154 -3.7702675, -38.4791667 -3.7700242, -38.4790834 -3.7699873, -38.4791132 -3.7699197, -38.4793931 -3.7700439, -38.479404 -3.7700191, -38.4791667 -3.7699139, -38.4791242 -3.769895, -38.479153 -3.7698293))</text:p>
          </table:table-cell>
          <table:table-cell office:value-type="string" office:string-value="">
            <text:p/>
          </table:table-cell>
          <table:table-cell office:value-type="string" office:string-value="Bloco J">
            <text:p>Bloco 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Fortaleza">
            <text:p>Fortaleza</text:p>
          </table:table-cell>
          <table:table-cell office:value-type="string" office:string-value="Bloco J">
            <text:p>Bloco J</text:p>
          </table:table-cell>
          <table:table-cell office:value-type="string" office:string-value="university">
            <text:p>university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1">
            <text:p>7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4055 -3.7711001, -38.4791565 -3.7710787, -38.4791569 -3.7710739, -38.4789275 -3.7710542, -38.478927 -3.7710607, -38.4787452 -3.7710452, -38.4787458 -3.7710383, -38.4779336 -3.7709692, -38.4779357 -3.7709442, -38.4778862 -3.77094, -38.4779004 -3.7707782, -38.4779543 -3.7707828, -38.4779553 -3.7707716, -38.4787625 -3.7708403, -38.4787595 -3.7708757, -38.4788309 -3.7708818, -38.4788301 -3.7708921, -38.4789405 -3.7709015, -38.478942 -3.7708849, -38.4796203 -3.7709432, -38.4796059 -3.7711123, -38.4794059 -3.7710951, -38.4794055 -3.7711001))">
            <text:p>POLYGON ((-38.4794055 -3.7711001, -38.4791565 -3.7710787, -38.4791569 -3.7710739, -38.4789275 -3.7710542, -38.478927 -3.7710607, -38.4787452 -3.7710452, -38.4787458 -3.7710383, -38.4779336 -3.7709692, -38.4779357 -3.7709442, -38.4778862 -3.77094, -38.4779004 -3.7707782, -38.4779543 -3.7707828, -38.4779553 -3.7707716, -38.4787625 -3.7708403, -38.4787595 -3.7708757, -38.4788309 -3.7708818, -38.4788301 -3.7708921, -38.4789405 -3.7709015, -38.478942 -3.7708849, -38.4796203 -3.7709432, -38.4796059 -3.7711123, -38.4794059 -3.7710951, -38.4794055 -3.7711001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4">
            <text:p>7.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4018 -3.7667309, -38.4794329 -3.766663, -38.4800784 -3.7669615, -38.4800473 -3.7670294, -38.4794018 -3.7667309))">
            <text:p>POLYGON ((-38.4794018 -3.7667309, -38.4794329 -3.766663, -38.4800784 -3.7669615, -38.4800473 -3.7670294, -38.4794018 -3.7667309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2">
            <text:p>7.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69">
            <text:p>109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798981 -3.7673548, -38.4792526 -3.7670563, -38.4792837 -3.7669884, -38.4799292 -3.7672869, -38.4798981 -3.7673548))">
            <text:p>POLYGON ((-38.4798981 -3.7673548, -38.4792526 -3.7670563, -38.4792837 -3.7669884, -38.4799292 -3.7672869, -38.4798981 -3.7673548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2">
            <text:p>2</text:p>
          </table:table-cell>
          <table:table-cell office:value-type="string" office:string-value="">
            <text:p/>
          </table:table-cell>
          <table:table-cell office:value-type="string" office:string-value="7.1">
            <text:p>7.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10971">
            <text:p>109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OLYGON ((-38.4814177 -3.7690892, -38.481425 -3.7691182, -38.4814017 -3.7691241, -38.4814033 -3.7691305, -38.4813827 -3.7691357, -38.4813911 -3.769169, -38.4813503 -3.7691793, -38.481337 -3.7691265, -38.481333 -3.7691107, -38.4813738 -3.7691003, -38.4814177 -3.7690892))">
            <text:p>POLYGON ((-38.4814177 -3.7690892, -38.481425 -3.7691182, -38.4814017 -3.7691241, -38.4814033 -3.7691305, -38.4813827 -3.7691357, -38.4813911 -3.769169, -38.4813503 -3.7691793, -38.481337 -3.7691265, -38.481333 -3.7691107, -38.4813738 -3.7691003, -38.4814177 -3.7690892)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yes">
            <text:p>yes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14.9">
            <text:p>14.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6407 -3.7670327, -38.4777201 -3.7670419, -38.4778074 -3.767049)">
            <text:p>LINESTRING (-38.4776407 -3.7670327, -38.4777201 -3.7670419, -38.4778074 -3.76704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8074 -3.767049, -38.4778283 -3.7670241, -38.477855 -3.7670026)">
            <text:p>LINESTRING (-38.4778074 -3.767049, -38.4778283 -3.7670241, -38.477855 -3.767002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38747 -3.7688458, -38.4738461 -3.7688425, -38.4738083 -3.7688301)">
            <text:p>LINESTRING (-38.4738747 -3.7688458, -38.4738461 -3.7688425, -38.4738083 -3.7688301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yes">
            <text:p>y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3049 -3.7681153, -38.4772445 -3.7681099, -38.4772044 -3.7681074)">
            <text:p>LINESTRING (-38.4773049 -3.7681153, -38.4772445 -3.7681099, -38.4772044 -3.768107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517 -3.7681588, -38.4771354 -3.7681548, -38.4771217 -3.7681475, -38.4771047 -3.7681314, -38.477098 -3.768104, -38.4771037 -3.7680818, -38.4771106 -3.7680718, -38.4771182 -3.7680641, -38.4771388 -3.7680541, -38.4771617 -3.7680536)">
            <text:p>LINESTRING (-38.4771517 -3.7681588, -38.4771354 -3.7681548, -38.4771217 -3.7681475, -38.4771047 -3.7681314, -38.477098 -3.768104, -38.4771037 -3.7680818, -38.4771106 -3.7680718, -38.4771182 -3.7680641, -38.4771388 -3.7680541, -38.4771617 -3.768053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2044 -3.7681074, -38.4772 -3.7681271, -38.4771939 -3.7681362, -38.4771854 -3.768145, -38.4771715 -3.7681548, -38.4771517 -3.7681588)">
            <text:p>LINESTRING (-38.4772044 -3.7681074, -38.4772 -3.7681271, -38.4771939 -3.7681362, -38.4771854 -3.768145, -38.4771715 -3.7681548, -38.4771517 -3.7681588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617 -3.7680536, -38.477179 -3.7680604, -38.477185 -3.7680641, -38.4771902 -3.76807, -38.4772018 -3.768089, -38.4772044 -3.7681074)">
            <text:p>LINESTRING (-38.4771617 -3.7680536, -38.477179 -3.7680604, -38.477185 -3.7680641, -38.4771902 -3.76807, -38.4772018 -3.768089, -38.4772044 -3.7681074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517 -3.7681588, -38.4771439 -3.7682176, -38.4771386 -3.7682679)">
            <text:p>LINESTRING (-38.4771517 -3.7681588, -38.4771439 -3.7682176, -38.4771386 -3.7682679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1664 -3.7682705, -38.4771751 -3.7682728, -38.4771791 -3.7682819, -38.4771704 -3.7683966, -38.4771634 -3.768408, -38.4771439 -3.768415, -38.4767215 -3.7683822, -38.4763044 -3.7683468, -38.4762882 -3.7683429, -38.4762811 -3.7683388, -38.4762763 -3.7683321, -38.4762923 -3.7681875, -38.4762977 -3.7681046, -38.4763032 -3.7680415)">
            <text:p>LINESTRING (-38.4771664 -3.7682705, -38.4771751 -3.7682728, -38.4771791 -3.7682819, -38.4771704 -3.7683966, -38.4771634 -3.768408, -38.4771439 -3.768415, -38.4767215 -3.7683822, -38.4763044 -3.7683468, -38.4762882 -3.7683429, -38.4762811 -3.7683388, -38.4762763 -3.7683321, -38.4762923 -3.7681875, -38.4762977 -3.7681046, -38.4763032 -3.768041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2923 -3.7681875, -38.4767208 -3.7682304, -38.4771386 -3.7682679, -38.4771664 -3.7682705)">
            <text:p>LINESTRING (-38.4762923 -3.7681875, -38.4767208 -3.7682304, -38.4771386 -3.7682679, -38.4771664 -3.768270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3674 -3.7680457, -38.4763032 -3.7680415, -38.4762645 -3.7680417, -38.4762307 -3.7680403, -38.4761329 -3.7680372)">
            <text:p>LINESTRING (-38.4763674 -3.7680457, -38.4763032 -3.7680415, -38.4762645 -3.7680417, -38.4762307 -3.7680403, -38.4761329 -3.768037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5152 -3.7676309, -38.4773518 -3.7676161, -38.4772009 -3.7675994, -38.4771124 -3.7675907, -38.4770434 -3.7675853, -38.4768851 -3.7675733, -38.4767269 -3.7675599, -38.47657 -3.7675452, -38.4764107 -3.7675307)">
            <text:p>LINESTRING (-38.4775152 -3.7676309, -38.4773518 -3.7676161, -38.4772009 -3.7675994, -38.4771124 -3.7675907, -38.4770434 -3.7675853, -38.4768851 -3.7675733, -38.4767269 -3.7675599, -38.47657 -3.7675452, -38.4764107 -3.767530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3049 -3.7681153, -38.4773518 -3.7676161, -38.4773933 -3.7671057)">
            <text:p>LINESTRING (-38.4773049 -3.7681153, -38.4773518 -3.7676161, -38.4773933 -3.767105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2456 -3.7670936, -38.4772009 -3.7675994, -38.4771617 -3.7680536)">
            <text:p>LINESTRING (-38.4772456 -3.7670936, -38.4772009 -3.7675994, -38.4771617 -3.768053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036 -3.7680973, -38.4770434 -3.7675853, -38.4770742 -3.7670817)">
            <text:p>LINESTRING (-38.4770036 -3.7680973, -38.4770434 -3.7675853, -38.4770742 -3.767081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9228 -3.7670689, -38.4768851 -3.7675733, -38.4768421 -3.7680842)">
            <text:p>LINESTRING (-38.4769228 -3.7670689, -38.4768851 -3.7675733, -38.4768421 -3.7680842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6822 -3.7680712, -38.4767269 -3.7675599, -38.4767686 -3.7670555)">
            <text:p>LINESTRING (-38.4766822 -3.7680712, -38.4767269 -3.7675599, -38.4767686 -3.7670555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6101 -3.7670439, -38.4765887 -3.7673057, -38.47657 -3.7675452, -38.4765266 -3.7680586)">
            <text:p>LINESTRING (-38.4766101 -3.7670439, -38.4765887 -3.7673057, -38.47657 -3.7675452, -38.4765266 -3.768058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7098 -3.768104, -38.4770036 -3.7680973, -38.4768421 -3.7680842, -38.4767537 -3.7680778, -38.4766822 -3.7680712, -38.4765266 -3.7680586, -38.4763674 -3.7680457)">
            <text:p>LINESTRING (-38.477098 -3.768104, -38.4770036 -3.7680973, -38.4768421 -3.7680842, -38.4767537 -3.7680778, -38.4766822 -3.7680712, -38.4765266 -3.7680586, -38.4763674 -3.7680457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ESTRING (-38.4763674 -3.7680457, -38.4763916 -3.7677754, -38.4764107 -3.7675307, -38.4764493 -3.7670728, -38.4764586 -3.7670434, -38.4764828 -3.767034, -38.4766101 -3.7670439, -38.4767686 -3.7670555, -38.4769228 -3.7670689, -38.4770742 -3.7670817, -38.4772456 -3.7670936, -38.4773933 -3.7671057, -38.4775463 -3.7671183, -38.4775557 -3.7671357, -38.477553 -3.7671692, -38.4775152 -3.7676309, -38.4774806 -3.7680912, -38.4774732 -3.7681166, -38.4774564 -3.768132, -38.4773733 -3.7681233, -38.4773049 -3.7681153)">
            <text:p>LINESTRING (-38.4763674 -3.7680457, -38.4763916 -3.7677754, -38.4764107 -3.7675307, -38.4764493 -3.7670728, -38.4764586 -3.7670434, -38.4764828 -3.767034, -38.4766101 -3.7670439, -38.4767686 -3.7670555, -38.4769228 -3.7670689, -38.4770742 -3.7670817, -38.4772456 -3.7670936, -38.4773933 -3.7671057, -38.4775463 -3.7671183, -38.4775557 -3.7671357, -38.477553 -3.7671692, -38.4775152 -3.7676309, -38.4774806 -3.7680912, -38.4774732 -3.7681166, -38.4774564 -3.768132, -38.4773733 -3.7681233, -38.4773049 -3.7681153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rvice">
            <text:p>servic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